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96" style:master-page-name="MasterPage2" style:family="paragraph" style:name="P55">
      <style:text-properties/>
      <style:paragraph-properties fo:line-height="150%" fo:text-align="center" fo:margin-left="-0.4992cm" fo:margin-right="0cm" fo:text-indent="0cm" fo:margin-top="0pt" fo:margin-bottom="0pt"/>
    </style:style>
    <style:style style:family="text" style:name="T651">
      <style:text-properties fo:font-family="Times New Roman" style:font-family-complex="Times New Roman" fo:font-size="14pt" fo:font-style="italic"/>
    </style:style>
    <style:style style:parent-style-name="696" style:family="paragraph" style:name="P56">
      <style:paragraph-properties fo:line-height="150%" fo:margin-top="0pt" fo:margin-bottom="0pt"/>
    </style:style>
    <style:style style:family="text" style:name="T652">
      <style:text-properties fo:font-family="Times New Roman" style:font-family-complex="Times New Roman" fo:font-size="12pt"/>
    </style:style>
    <style:style style:parent-style-name="696" style:family="paragraph" style:name="P57">
      <style:paragraph-properties fo:line-height="200%" fo:margin-top="0pt" fo:margin-bottom="0pt"/>
    </style:style>
    <style:style style:family="text" style:name="T653">
      <style:text-properties fo:font-family="Times New Roman" style:font-family-complex="Times New Roman" fo:font-size="12pt"/>
    </style:style>
    <style:style style:parent-style-name="696" style:family="paragraph" style:name="P58">
      <style:paragraph-properties fo:line-height="150%" fo:text-align="center" fo:margin-top="0pt" fo:margin-bottom="0pt"/>
    </style:style>
    <style:style style:family="text" style:name="T654">
      <style:text-properties fo:font-family="Times New Roman" style:font-family-complex="Times New Roman" fo:font-size="12pt" fo:font-weight="bold"/>
    </style:style>
    <style:style style:parent-style-name="733" style:family="paragraph" style:name="P59">
      <style:paragraph-properties fo:line-height="150%" fo:text-align="center" fo:margin-left="0cm" fo:margin-right="0cm" fo:text-indent="0cm" fo:margin-top="12pt" fo:margin-bottom="0pt"/>
    </style:style>
    <style:style style:family="text" style:name="T655">
      <style:text-properties fo:font-family="Times New Roman" style:font-family-complex="Times New Roman" fo:font-size="12pt" fo:font-style="italic"/>
    </style:style>
    <style:style style:parent-style-name="733" style:list-style-name="WWNum1" style:family="paragraph" style:name="P60">
      <style:paragraph-properties fo:margin-left="0cm" fo:margin-right="0cm" fo:text-indent="0cm" fo:margin-top="0pt" fo:margin-bottom="0pt">
        <style:tab-stops>
          <style:tab-stop style:position="0.9984cm" style:type="left"/>
        </style:tab-stops>
      </style:paragraph-properties>
    </style:style>
    <style:style style:family="text" style:name="T656">
      <style:text-properties fo:font-family="Times New Roman" style:font-family-asian="Times New Roman" fo:font-size="12pt"/>
    </style:style>
    <style:style style:parent-style-name="733" style:list-style-name="WWNum1" style:family="paragraph" style:name="P61">
      <style:paragraph-properties fo:line-height="100%" fo:text-align="justify" fo:margin-left="0cm" fo:margin-right="0cm" fo:text-indent="0cm" fo:margin-top="0pt" fo:margin-bottom="0pt" fo:background-color="#ffffff">
        <style:tab-stops>
          <style:tab-stop style:position="0.9984cm" style:type="left"/>
          <style:tab-stop style:position="1.499cm" style:type="left"/>
          <style:tab-stop style:position="1.999cm" style:type="left"/>
        </style:tab-stops>
      </style:paragraph-properties>
    </style:style>
    <style:style style:family="text" style:name="T657">
      <style:text-properties fo:font-family="Times New Roman" style:font-family-asian="Times New Roman" fo:font-size="12pt"/>
    </style:style>
    <style:style style:parent-style-name="733" style:family="paragraph" style:name="P62">
      <style:text-properties/>
      <style:paragraph-properties fo:line-height="100%" fo:text-align="justify" fo:margin-left="1.251cm" fo:margin-right="0cm" fo:text-indent="0cm" fo:margin-top="0pt" fo:margin-bottom="0pt">
        <style:tab-stops>
          <style:tab-stop style:position="2.752cm" style:type="left"/>
          <style:tab-stop style:position="3.249cm" style:type="left"/>
        </style:tab-stops>
      </style:paragraph-properties>
    </style:style>
    <style:style style:family="text" style:name="T658">
      <style:text-properties fo:font-family="Times New Roman" style:font-family-complex="Times New Roman" fo:font-size="12pt" fo:font-weight="bold"/>
    </style:style>
    <style:style style:parent-style-name="696" style:family="paragraph" style:name="P63">
      <style:paragraph-properties fo:line-height="150%" fo:text-align="center" fo:margin-top="0pt" fo:margin-bottom="0pt"/>
    </style:style>
    <style:style style:family="text" style:name="T659">
      <style:text-properties fo:font-family="Times New Roman" style:font-family-complex="Times New Roman" fo:font-size="12pt" fo:font-weight="bold"/>
    </style:style>
    <style:style style:parent-style-name="733" style:family="paragraph" style:name="P64">
      <style:paragraph-properties fo:line-height="150%" fo:text-align="center" fo:margin-left="0cm" fo:margin-right="0cm" fo:text-indent="0cm" fo:margin-top="12pt" fo:margin-bottom="0pt"/>
    </style:style>
    <style:style style:family="text" style:name="T660">
      <style:text-properties fo:font-family="Times New Roman" style:font-family-complex="Times New Roman" fo:font-size="12pt" fo:font-style="italic"/>
    </style:style>
    <style:style style:parent-style-name="733" style:list-style-name="WWNum4" style:family="paragraph" style:name="P65">
      <style:paragraph-properties fo:line-height="115%" fo:text-align="justify" fo:margin-left="0cm" fo:margin-right="0cm" fo:text-indent="0cm" fo:margin-top="0pt" fo:margin-bottom="0pt" fo:background-color="#ffffff">
        <style:tab-stops>
          <style:tab-stop style:position="0.9984cm" style:type="left"/>
          <style:tab-stop style:position="1.999cm" style:type="left"/>
        </style:tab-stops>
      </style:paragraph-properties>
    </style:style>
    <style:style style:family="text" style:name="T661">
      <style:text-properties fo:font-family="Times New Roman" style:font-family-asian="Times New Roman" fo:font-size="12pt"/>
    </style:style>
    <style:style style:family="text" style:name="T662">
      <style:text-properties fo:font-family="Times New Roman" style:font-family-asian="Times New Roman" fo:font-size="12pt"/>
    </style:style>
    <style:style style:parent-style-name="733" style:list-style-name="WWNum4" style:family="paragraph" style:name="P66">
      <style:paragraph-properties fo:line-height="115%" fo:text-align="justify" fo:margin-left="0cm" fo:margin-right="0cm" fo:text-indent="0cm" fo:margin-top="0pt" fo:margin-bottom="0pt">
        <style:tab-stops>
          <style:tab-stop style:position="0.9984cm" style:type="left"/>
          <style:tab-stop style:position="1.999cm" style:type="left"/>
        </style:tab-stops>
      </style:paragraph-properties>
    </style:style>
    <style:style style:family="text" style:name="T663">
      <style:text-properties fo:font-family="Times New Roman" style:font-family-asian="Times New Roman" fo:font-size="12pt"/>
    </style:style>
    <style:style style:parent-style-name="733" style:family="paragraph" style:name="P67">
      <style:text-properties/>
      <style:paragraph-properties fo:line-height="100%" fo:text-align="justify" fo:margin-left="0cm" fo:margin-right="0cm" fo:text-indent="0cm" fo:margin-top="0pt" fo:margin-bottom="0pt">
        <style:tab-stops>
          <style:tab-stop style:position="1.499cm" style:type="left"/>
          <style:tab-stop style:position="1.999cm" style:type="left"/>
        </style:tab-stops>
      </style:paragraph-properties>
    </style:style>
    <style:style style:family="text" style:name="T664">
      <style:text-properties fo:font-family="Times New Roman" style:font-family-complex="Times New Roman" fo:font-size="12pt"/>
    </style:style>
    <style:style style:parent-style-name="696" style:family="paragraph" style:name="P68">
      <style:paragraph-properties fo:line-height="150%" fo:text-align="center" fo:margin-top="0pt" fo:margin-bottom="0pt"/>
    </style:style>
    <style:style style:family="text" style:name="T665">
      <style:text-properties fo:font-family="Times New Roman" style:font-family-complex="Times New Roman" fo:font-size="12pt" fo:font-weight="bold"/>
    </style:style>
    <style:style style:parent-style-name="733" style:family="paragraph" style:name="P69">
      <style:paragraph-properties fo:line-height="150%" fo:text-align="center" fo:margin-left="0cm" fo:margin-right="0cm" fo:text-indent="0cm" fo:margin-top="12pt" fo:margin-bottom="0pt"/>
    </style:style>
    <style:style style:family="text" style:name="T666">
      <style:text-properties fo:font-family="Times New Roman" style:font-family-complex="Times New Roman" fo:font-size="12pt" fo:font-style="italic"/>
    </style:style>
    <style:style style:parent-style-name="733" style:list-style-name="WWNum5" style:family="paragraph" style:name="P70">
      <style:paragraph-properties fo:line-height="115%" fo:text-align="justify" fo:margin-left="0cm" fo:margin-right="0cm" fo:text-indent="0cm" fo:margin-top="0pt" fo:margin-bottom="0pt" fo:background-color="#ffffff">
        <style:tab-stops>
          <style:tab-stop style:position="0.9984cm" style:type="left"/>
          <style:tab-stop style:position="1.999cm" style:type="left"/>
        </style:tab-stops>
      </style:paragraph-properties>
    </style:style>
    <style:style style:family="text" style:name="T667">
      <style:text-properties fo:font-family="Times New Roman" style:font-family-asian="Times New Roman" fo:font-size="12pt"/>
    </style:style>
    <style:style style:family="text" style:name="T668">
      <style:text-properties fo:font-family="Times New Roman" style:font-family-asian="Times New Roman" fo:font-size="12pt"/>
    </style:style>
    <style:style style:parent-style-name="733" style:list-style-name="WWNum5" style:family="paragraph" style:name="P71">
      <style:paragraph-properties fo:line-height="115%" fo:text-align="justify" fo:margin-left="0cm" fo:margin-right="0cm" fo:text-indent="0cm" fo:margin-top="0pt" fo:margin-bottom="0pt">
        <style:tab-stops>
          <style:tab-stop style:position="0.9984cm" style:type="left"/>
          <style:tab-stop style:position="1.999cm" style:type="left"/>
        </style:tab-stops>
      </style:paragraph-properties>
    </style:style>
    <style:style style:family="text" style:name="T669">
      <style:text-properties fo:font-family="Times New Roman" style:font-family-asian="Times New Roman" fo:font-size="12pt"/>
    </style:style>
    <style:style style:parent-style-name="733" style:family="paragraph" style:name="P72">
      <style:paragraph-properties fo:line-height="100%" fo:text-align="justify" fo:margin-left="0cm" fo:margin-right="0cm" fo:text-indent="0cm" fo:margin-top="0pt" fo:margin-bottom="0pt">
        <style:tab-stops>
          <style:tab-stop style:position="1.499cm" style:type="left"/>
          <style:tab-stop style:position="1.999cm" style:type="left"/>
        </style:tab-stops>
      </style:paragraph-properties>
    </style:style>
    <style:style style:family="text" style:name="T670">
      <style:text-properties fo:font-family="Times New Roman" style:font-family-complex="Times New Roman" fo:font-size="12pt" fo:font-style="italic"/>
    </style:style>
    <style:style style:parent-style-name="696" style:family="paragraph" style:name="P73">
      <style:paragraph-properties fo:line-height="150%" fo:text-align="center" fo:margin-top="0pt" fo:margin-bottom="0pt"/>
    </style:style>
    <style:style style:family="text" style:name="T671">
      <style:text-properties fo:font-family="Times New Roman" style:font-family-complex="Times New Roman" fo:font-size="12pt" fo:font-weight="bold"/>
    </style:style>
    <style:style style:parent-style-name="733" style:family="paragraph" style:name="P74">
      <style:paragraph-properties fo:line-height="150%" fo:text-align="center" fo:margin-left="0cm" fo:margin-right="0cm" fo:text-indent="0cm" fo:margin-top="12pt" fo:margin-bottom="0pt"/>
    </style:style>
    <style:style style:family="text" style:name="T672">
      <style:text-properties fo:font-family="Times New Roman" style:font-family-complex="Times New Roman" fo:font-size="12pt" fo:font-style="italic"/>
    </style:style>
    <style:style style:parent-style-name="733" style:list-style-name="WWNum6" style:family="paragraph" style:name="P75">
      <style:paragraph-properties fo:line-height="115%" fo:text-align="justify" fo:margin-left="0cm" fo:margin-right="0cm" fo:text-indent="0cm" fo:margin-top="0pt" fo:margin-bottom="0pt" fo:background-color="#ffffff">
        <style:tab-stops>
          <style:tab-stop style:position="0.9984cm" style:type="left"/>
          <style:tab-stop style:position="1.999cm" style:type="left"/>
        </style:tab-stops>
      </style:paragraph-properties>
    </style:style>
    <style:style style:family="text" style:name="T673">
      <style:text-properties fo:font-family="Times New Roman" style:font-family-asian="Times New Roman" fo:font-size="12pt"/>
    </style:style>
    <style:style style:parent-style-name="733" style:list-style-name="WWNum6" style:family="paragraph" style:name="P76">
      <style:paragraph-properties fo:line-height="115%" fo:margin-left="0cm" fo:margin-right="0cm" fo:text-indent="0cm" fo:margin-top="0pt" fo:margin-bottom="0pt">
        <style:tab-stops>
          <style:tab-stop style:position="0.9984cm" style:type="left"/>
          <style:tab-stop style:position="1.999cm" style:type="left"/>
        </style:tab-stops>
      </style:paragraph-properties>
    </style:style>
    <style:style style:family="text" style:name="T674">
      <style:text-properties fo:font-family="Times New Roman" style:font-family-asian="Times New Roman" fo:font-size="12pt"/>
    </style:style>
    <style:style style:parent-style-name="696" style:family="paragraph" style:name="P77">
      <style:paragraph-properties fo:line-height="150%" fo:text-align="center" fo:margin-top="0pt" fo:margin-bottom="0pt"/>
    </style:style>
    <style:style style:family="text" style:name="T675">
      <style:text-properties fo:font-family="Times New Roman" style:font-family-complex="Times New Roman" fo:font-size="12pt" fo:font-weight="bold"/>
    </style:style>
    <style:style style:parent-style-name="733" style:family="paragraph" style:name="P78">
      <style:paragraph-properties fo:line-height="150%" fo:text-align="center" fo:margin-left="0cm" fo:margin-right="0cm" fo:text-indent="0cm" fo:margin-top="12pt" fo:margin-bottom="0pt"/>
    </style:style>
    <style:style style:family="text" style:name="T676">
      <style:text-properties fo:font-family="Times New Roman" style:font-family-complex="Times New Roman" fo:font-size="12pt" fo:font-style="italic"/>
    </style:style>
    <style:style style:parent-style-name="733" style:list-style-name="WWNum7" style:family="paragraph" style:name="P79">
      <style:paragraph-properties fo:margin-left="0cm" fo:margin-right="0cm" fo:text-indent="0cm" fo:margin-top="0pt" fo:margin-bottom="0pt">
        <style:tab-stops>
          <style:tab-stop style:position="0.9984cm" style:type="left"/>
        </style:tab-stops>
      </style:paragraph-properties>
    </style:style>
    <style:style style:family="text" style:name="T677">
      <style:text-properties fo:font-family="Times New Roman" style:font-family-asian="Times New Roman" fo:font-size="12pt"/>
    </style:style>
    <style:style style:parent-style-name="733" style:list-style-name="WWNum7" style:family="paragraph" style:name="P80">
      <style:paragraph-properties fo:line-height="115%" fo:margin-left="0cm" fo:margin-right="0cm" fo:text-indent="0cm" fo:margin-top="0pt" fo:margin-bottom="0pt">
        <style:tab-stops>
          <style:tab-stop style:position="0.9984cm" style:type="left"/>
          <style:tab-stop style:position="1.999cm" style:type="left"/>
        </style:tab-stops>
      </style:paragraph-properties>
    </style:style>
    <style:style style:family="text" style:name="T678">
      <style:text-properties fo:font-family="Times New Roman" style:font-family-asian="Times New Roman" fo:font-size="12pt"/>
    </style:style>
    <style:style style:parent-style-name="733" style:family="paragraph" style:name="P81">
      <style:text-properties/>
      <style:paragraph-properties fo:line-height="100%" fo:text-align="justify" fo:margin-left="0cm" fo:margin-right="0cm" fo:text-indent="0cm" fo:margin-top="0pt" fo:margin-bottom="0pt">
        <style:tab-stops>
          <style:tab-stop style:position="1.499cm" style:type="left"/>
          <style:tab-stop style:position="1.999cm" style:type="left"/>
        </style:tab-stops>
      </style:paragraph-properties>
    </style:style>
    <style:style style:family="text" style:name="T679">
      <style:text-properties fo:font-family="Times New Roman" style:font-family-asian="Times New Roman" fo:font-size="12pt"/>
    </style:style>
    <style:style style:parent-style-name="733" style:family="paragraph" style:name="P82">
      <style:text-properties/>
      <style:paragraph-properties fo:line-height="150%" fo:text-align="center" fo:margin-left="0cm" fo:margin-right="0cm" fo:text-indent="0cm" fo:margin-top="0pt" fo:margin-bottom="0pt">
        <style:tab-stops>
          <style:tab-stop style:position="1.499cm" style:type="left"/>
          <style:tab-stop style:position="1.999cm" style:type="left"/>
        </style:tab-stops>
      </style:paragraph-properties>
    </style:style>
    <style:style style:family="text" style:name="T680">
      <style:text-properties fo:font-family="Times New Roman" style:font-family-complex="Times New Roman" fo:font-size="12pt" fo:font-style="italic"/>
    </style:style>
    <style:style style:parent-style-name="733" style:family="paragraph" style:name="P83">
      <style:text-properties/>
      <style:paragraph-properties fo:line-height="150%" fo:text-align="center" fo:margin-left="0cm" fo:margin-right="0cm" fo:text-indent="0cm" fo:margin-top="0pt" fo:margin-bottom="0pt">
        <style:tab-stops>
          <style:tab-stop style:position="1.499cm" style:type="left"/>
          <style:tab-stop style:position="1.999cm" style:type="left"/>
        </style:tab-stops>
      </style:paragraph-properties>
    </style:style>
    <style:style style:family="text" style:name="T681">
      <style:text-properties fo:font-family="Times New Roman" style:font-family-complex="Times New Roman" fo:font-size="12pt" fo:font-style="italic" fo:background-color="#ffffff"/>
    </style:style>
    <style:style style:family="text" style:name="T682">
      <style:text-properties fo:background-color="#ffffff"/>
    </style:style>
    <style:style style:parent-style-name="696" style:family="paragraph" style:name="P84">
      <style:text-properties/>
      <style:paragraph-properties fo:line-height="150%" fo:text-align="center" fo:margin-top="0pt" fo:margin-bottom="0pt"/>
    </style:style>
    <style:style style:family="text" style:name="T683">
      <style:text-properties fo:font-family="Times New Roman" style:font-family-complex="Times New Roman" fo:font-size="12pt" fo:font-weight="bold" fo:background-color="#ffffff"/>
    </style:style>
    <style:style style:family="text" style:name="T684">
      <style:text-properties fo:background-color="#ffffff"/>
    </style:style>
    <style:style style:parent-style-name="733" style:family="paragraph" style:name="P85">
      <style:text-properties/>
      <style:paragraph-properties fo:line-height="150%" fo:text-align="center" fo:margin-left="0cm" fo:margin-right="0cm" fo:text-indent="0cm" fo:margin-top="12pt" fo:margin-bottom="0pt"/>
    </style:style>
    <style:style style:family="text" style:name="T685">
      <style:text-properties fo:font-family="Times New Roman" style:font-family-complex="Times New Roman" fo:font-size="12pt" fo:font-style="italic" fo:background-color="#ffffff"/>
    </style:style>
    <style:style style:family="text" style:name="T686">
      <style:text-properties fo:background-color="#ffffff"/>
    </style:style>
    <style:style style:parent-style-name="733" style:list-style-name="WWNum8" style:family="paragraph" style:name="P86">
      <style:text-properties/>
      <style:paragraph-properties fo:line-height="115%" fo:text-align="justify" fo:margin-left="0cm" fo:margin-right="0cm" fo:text-indent="0cm" fo:margin-top="0pt" fo:margin-bottom="0pt" fo:background-color="#ffffff">
        <style:tab-stops>
          <style:tab-stop style:position="0.9984cm" style:type="left"/>
          <style:tab-stop style:position="1.999cm" style:type="left"/>
        </style:tab-stops>
      </style:paragraph-properties>
    </style:style>
    <style:style style:family="text" style:name="T687">
      <style:text-properties fo:font-family="Times New Roman" style:font-family-asian="Times New Roman" fo:font-size="12pt" fo:background-color="#ffffff"/>
    </style:style>
    <style:style style:family="text" style:name="T688">
      <style:text-properties fo:font-family="Times New Roman" style:font-family-asian="Times New Roman" fo:font-size="12pt" fo:background-color="#ffffff"/>
    </style:style>
    <style:style style:parent-style-name="733" style:list-style-name="WWNum8" style:family="paragraph" style:name="P87">
      <style:text-properties/>
      <style:paragraph-properties fo:line-height="115%" fo:text-align="justify" fo:margin-left="0cm" fo:margin-right="0cm" fo:text-indent="0cm" fo:margin-top="0pt" fo:margin-bottom="0pt">
        <style:tab-stops>
          <style:tab-stop style:position="0.9984cm" style:type="left"/>
          <style:tab-stop style:position="1.999cm" style:type="left"/>
        </style:tab-stops>
      </style:paragraph-properties>
    </style:style>
    <style:style style:family="text" style:name="T689">
      <style:text-properties fo:font-family="Times New Roman" style:font-family-asian="Times New Roman" fo:font-size="12pt" fo:background-color="#ffffff"/>
    </style:style>
    <style:style style:family="text" style:name="T690">
      <style:text-properties fo:background-color="#ffffff"/>
    </style:style>
    <style:style style:parent-style-name="733" style:family="paragraph" style:name="P88">
      <style:text-properties/>
      <style:paragraph-properties fo:line-height="100%" fo:text-align="justify" fo:margin-left="0cm" fo:margin-right="0cm" fo:text-indent="0cm" fo:margin-top="0pt" fo:margin-bottom="0pt">
        <style:tab-stops>
          <style:tab-stop style:position="1.499cm" style:type="left"/>
          <style:tab-stop style:position="1.999cm" style:type="left"/>
        </style:tab-stops>
      </style:paragraph-properties>
    </style:style>
    <style:style style:family="text" style:name="T691">
      <style:text-properties fo:font-family="Times New Roman" style:font-family-asian="Times New Roman" fo:font-size="12pt"/>
    </style:style>
    <style:style style:parent-style-name="733" style:family="paragraph" style:name="P89">
      <style:text-properties/>
      <style:paragraph-properties fo:line-height="150%" fo:text-align="center" fo:margin-left="0cm" fo:margin-right="0cm" fo:text-indent="0cm" fo:margin-top="0pt" fo:margin-bottom="0pt">
        <style:tab-stops>
          <style:tab-stop style:position="1.499cm" style:type="left"/>
          <style:tab-stop style:position="1.999cm" style:type="left"/>
        </style:tab-stops>
      </style:paragraph-properties>
    </style:style>
    <style:style style:family="text" style:name="T692">
      <style:text-properties fo:font-family="Times New Roman" style:font-family-complex="Times New Roman" fo:font-size="12pt" fo:font-style="italic"/>
    </style:style>
    <style:style style:parent-style-name="696" style:family="paragraph" style:name="P90">
      <style:paragraph-properties fo:line-height="150%" fo:text-align="center" fo:margin-top="0pt" fo:margin-bottom="0pt"/>
    </style:style>
    <style:style style:family="text" style:name="T693">
      <style:text-properties fo:font-family="Times New Roman" style:font-family-complex="Times New Roman" fo:font-size="12pt" fo:font-weight="bold"/>
    </style:style>
    <style:style style:parent-style-name="733" style:family="paragraph" style:name="P91">
      <style:paragraph-properties fo:line-height="150%" fo:text-align="center" fo:margin-left="0cm" fo:margin-right="0cm" fo:text-indent="0cm" fo:margin-top="12pt" fo:margin-bottom="0pt"/>
    </style:style>
    <style:style style:family="text" style:name="T694">
      <style:text-properties fo:font-family="Times New Roman" style:font-family-complex="Times New Roman" fo:font-size="12pt" fo:font-style="italic"/>
    </style:style>
    <style:style style:parent-style-name="733" style:list-style-name="WWNum9" style:family="paragraph" style:name="P92">
      <style:paragraph-properties fo:line-height="115%" fo:text-align="justify" fo:margin-left="0cm" fo:margin-right="0cm" fo:text-indent="0cm" fo:margin-top="0pt" fo:margin-bottom="0pt" fo:background-color="#ffffff">
        <style:tab-stops>
          <style:tab-stop style:position="0.9984cm" style:type="left"/>
          <style:tab-stop style:position="1.999cm" style:type="left"/>
        </style:tab-stops>
      </style:paragraph-properties>
    </style:style>
    <style:style style:family="text" style:name="T695">
      <style:text-properties fo:font-family="Times New Roman" style:font-family-asian="Times New Roman" fo:font-size="12pt"/>
    </style:style>
    <style:style style:parent-style-name="733" style:list-style-name="WWNum9" style:family="paragraph" style:name="P93">
      <style:paragraph-properties fo:margin-left="0cm" fo:margin-right="0cm" fo:text-indent="0cm">
        <style:tab-stops>
          <style:tab-stop style:position="0.9984cm" style:type="left"/>
        </style:tab-stops>
      </style:paragraph-properties>
    </style:style>
    <style:style style:family="text" style:name="T696">
      <style:text-properties fo:font-family="Times New Roman" style:font-family-asian="Times New Roman" fo:font-size="12pt"/>
    </style:style>
    <style:style style:parent-style-name="733" style:family="paragraph" style:name="P94">
      <style:paragraph-properties fo:line-height="150%" fo:text-align="center" fo:margin-left="0cm" fo:margin-right="0cm" fo:text-indent="0cm" fo:margin-top="0pt" fo:margin-bottom="0pt">
        <style:tab-stops>
          <style:tab-stop style:position="1.499cm" style:type="left"/>
          <style:tab-stop style:position="1.999cm" style:type="left"/>
        </style:tab-stops>
      </style:paragraph-properties>
    </style:style>
    <style:style style:family="text" style:name="T697">
      <style:text-properties fo:font-family="Times New Roman" style:font-family-complex="Times New Roman" fo:font-size="12pt" fo:font-style="italic"/>
    </style:style>
    <style:style style:parent-style-name="696" style:family="paragraph" style:name="P95">
      <style:paragraph-properties fo:line-height="150%" fo:text-align="center" fo:margin-top="0pt" fo:margin-bottom="0pt"/>
    </style:style>
    <style:style style:family="text" style:name="T698">
      <style:text-properties fo:font-family="Times New Roman" style:font-family-complex="Times New Roman" fo:font-size="12pt" fo:font-weight="bold"/>
    </style:style>
    <style:style style:parent-style-name="733" style:family="paragraph" style:name="P96">
      <style:paragraph-properties fo:line-height="150%" fo:text-align="center" fo:margin-left="0cm" fo:margin-right="0cm" fo:text-indent="0cm" fo:margin-top="12pt" fo:margin-bottom="0pt"/>
    </style:style>
    <style:style style:family="text" style:name="T699">
      <style:text-properties fo:font-family="Times New Roman" style:font-family-complex="Times New Roman" fo:font-size="12pt" fo:font-style="italic"/>
    </style:style>
    <style:style style:parent-style-name="733" style:list-style-name="WWNum10" style:family="paragraph" style:name="P97">
      <style:paragraph-properties fo:line-height="115%" fo:text-align="justify" fo:margin-left="0cm" fo:margin-right="0cm" fo:text-indent="0cm" fo:margin-top="0pt" fo:margin-bottom="0pt" fo:background-color="#ffffff">
        <style:tab-stops>
          <style:tab-stop style:position="0.9984cm" style:type="left"/>
          <style:tab-stop style:position="1.999cm" style:type="left"/>
        </style:tab-stops>
      </style:paragraph-properties>
    </style:style>
    <style:style style:family="text" style:name="T700">
      <style:text-properties fo:font-family="Times New Roman" style:font-family-asian="PMingLiU"/>
    </style:style>
    <style:style style:parent-style-name="733" style:list-style-name="WWNum10" style:family="paragraph" style:name="P98">
      <style:paragraph-properties fo:line-height="115%" fo:text-align="justify" fo:margin-left="0cm" fo:margin-right="0cm" fo:text-indent="0cm" fo:margin-top="0pt" fo:margin-bottom="0pt">
        <style:tab-stops>
          <style:tab-stop style:position="0.9984cm" style:type="left"/>
          <style:tab-stop style:position="1.999cm" style:type="left"/>
        </style:tab-stops>
      </style:paragraph-properties>
    </style:style>
    <style:style style:family="text" style:name="T701">
      <style:text-properties fo:font-family="Times New Roman" style:font-family-asian="Times New Roman" fo:font-size="12pt"/>
    </style:style>
    <style:style style:parent-style-name="733" style:family="paragraph" style:name="P99">
      <style:text-properties/>
      <style:paragraph-properties fo:line-height="100%" fo:text-align="justify" fo:margin-left="1.251cm" fo:margin-right="0cm" fo:text-indent="0cm" fo:margin-top="0pt" fo:margin-bottom="0pt">
        <style:tab-stops>
          <style:tab-stop style:position="2.752cm" style:type="left"/>
          <style:tab-stop style:position="3.249cm" style:type="left"/>
        </style:tab-stops>
      </style:paragraph-properties>
    </style:style>
    <style:style style:family="text" style:name="T702">
      <style:text-properties fo:font-family="Times New Roman" style:font-family-asian="Times New Roman" fo:font-size="12pt"/>
    </style:style>
    <style:style style:parent-style-name="733" style:family="paragraph" style:name="P100">
      <style:text-properties/>
      <style:paragraph-properties fo:line-height="150%" fo:text-align="center" fo:margin-left="0cm" fo:margin-right="0cm" fo:text-indent="0cm" fo:margin-top="0pt" fo:margin-bottom="0pt">
        <style:tab-stops>
          <style:tab-stop style:position="1.499cm" style:type="left"/>
          <style:tab-stop style:position="1.999cm" style:type="left"/>
        </style:tab-stops>
      </style:paragraph-properties>
    </style:style>
    <style:style style:family="text" style:name="T703">
      <style:text-properties fo:font-family="Times New Roman" style:font-family-complex="Times New Roman" fo:font-size="12pt"/>
    </style:style>
    <style:style style:parent-style-name="696" style:family="paragraph" style:name="P101">
      <style:paragraph-properties fo:line-height="150%" fo:text-align="center" fo:margin-top="0pt" fo:margin-bottom="0pt"/>
    </style:style>
    <style:style style:family="text" style:name="T704">
      <style:text-properties fo:font-family="Times New Roman" style:font-family-complex="Times New Roman" fo:font-size="12pt" fo:font-weight="bold"/>
    </style:style>
    <style:style style:parent-style-name="733" style:family="paragraph" style:name="P102">
      <style:paragraph-properties fo:line-height="150%" fo:text-align="center" fo:margin-left="0cm" fo:margin-right="0cm" fo:text-indent="0cm" fo:margin-top="12pt" fo:margin-bottom="0pt"/>
    </style:style>
    <style:style style:family="text" style:name="T705">
      <style:text-properties fo:font-family="Times New Roman" style:font-family-complex="Times New Roman" fo:font-size="12pt" fo:font-style="italic"/>
    </style:style>
    <style:style style:parent-style-name="733" style:list-style-name="WWNum11" style:family="paragraph" style:name="P103">
      <style:paragraph-properties fo:margin-left="0cm" fo:margin-right="0cm" fo:text-indent="0cm" fo:margin-top="0pt" fo:margin-bottom="0pt"/>
    </style:style>
    <style:style style:family="text" style:name="T706">
      <style:text-properties fo:font-family="Times New Roman" style:font-family-asian="Times New Roman" fo:font-size="12pt"/>
    </style:style>
    <style:style style:parent-style-name="733" style:list-style-name="WWNum11" style:family="paragraph" style:name="P104">
      <style:paragraph-properties fo:margin-left="0cm" fo:margin-right="0cm" fo:text-indent="0cm" fo:margin-top="0pt" fo:margin-bottom="8pt"/>
    </style:style>
    <style:style style:family="text" style:name="T707">
      <style:text-properties fo:font-family="Times New Roman" style:font-family-asian="Times New Roman" fo:font-size="12pt"/>
    </style:style>
    <style:style style:parent-style-name="733" style:family="paragraph" style:name="P105">
      <style:text-properties/>
      <style:paragraph-properties fo:line-height="100%" fo:text-align="justify" fo:margin-left="0cm" fo:margin-right="0cm" fo:text-indent="0cm" fo:margin-top="0pt" fo:margin-bottom="0pt">
        <style:tab-stops>
          <style:tab-stop style:position="1.499cm" style:type="left"/>
          <style:tab-stop style:position="1.999cm" style:type="left"/>
        </style:tab-stops>
      </style:paragraph-properties>
    </style:style>
    <style:style style:family="text" style:name="T708">
      <style:text-properties fo:font-family="Times New Roman" style:font-family-complex="Times New Roman" fo:font-size="12pt" fo:font-style="italic"/>
    </style:style>
    <style:style style:parent-style-name="696" style:family="paragraph" style:name="P106">
      <style:paragraph-properties fo:line-height="150%" fo:text-align="center" fo:margin-top="0pt" fo:margin-bottom="0pt"/>
    </style:style>
    <style:style style:family="text" style:name="T709">
      <style:text-properties fo:font-family="Times New Roman" style:font-family-complex="Times New Roman" fo:font-size="12pt" fo:font-weight="bold"/>
    </style:style>
    <style:style style:parent-style-name="733" style:family="paragraph" style:name="P107">
      <style:paragraph-properties fo:line-height="150%" fo:text-align="center" fo:margin-left="0cm" fo:margin-right="0cm" fo:text-indent="0cm" fo:margin-top="12pt" fo:margin-bottom="0pt"/>
    </style:style>
    <style:style style:family="text" style:name="T710">
      <style:text-properties fo:font-family="Times New Roman" style:font-family-complex="Times New Roman" fo:font-size="12pt" fo:font-style="italic"/>
    </style:style>
    <style:style style:parent-style-name="733" style:list-style-name="WWNum12" style:family="paragraph" style:name="P108">
      <style:paragraph-properties fo:line-height="115%" fo:text-align="justify" fo:margin-left="0cm" fo:margin-right="0cm" fo:text-indent="0cm" fo:margin-top="0pt" fo:margin-bottom="0pt" fo:background-color="#ffffff">
        <style:tab-stops>
          <style:tab-stop style:position="0.9984cm" style:type="left"/>
          <style:tab-stop style:position="1.999cm" style:type="left"/>
        </style:tab-stops>
      </style:paragraph-properties>
    </style:style>
    <style:style style:family="text" style:name="T711">
      <style:text-properties fo:font-family="Times New Roman" style:font-family-asian="Times New Roman" fo:font-size="12pt"/>
    </style:style>
    <style:style style:parent-style-name="733" style:list-style-name="WWNum12" style:family="paragraph" style:name="P109">
      <style:paragraph-properties fo:line-height="115%" fo:text-align="justify" fo:margin-left="0cm" fo:margin-right="0cm" fo:text-indent="0cm" fo:margin-top="0pt" fo:margin-bottom="0pt">
        <style:tab-stops>
          <style:tab-stop style:position="0.9984cm" style:type="left"/>
          <style:tab-stop style:position="1.999cm" style:type="left"/>
        </style:tab-stops>
      </style:paragraph-properties>
    </style:style>
    <style:style style:family="text" style:name="T712">
      <style:text-properties fo:font-family="Times New Roman" style:font-family-asian="Times New Roman" fo:font-size="12pt"/>
    </style:style>
    <style:style style:parent-style-name="733" style:family="paragraph" style:name="P110">
      <style:text-properties/>
      <style:paragraph-properties fo:line-height="100%" fo:text-align="justify" fo:margin-left="0cm" fo:margin-right="0cm" fo:text-indent="0cm" fo:margin-top="0pt" fo:margin-bottom="0pt">
        <style:tab-stops>
          <style:tab-stop style:position="1.499cm" style:type="left"/>
          <style:tab-stop style:position="1.999cm" style:type="left"/>
        </style:tab-stops>
      </style:paragraph-properties>
    </style:style>
    <style:style style:family="text" style:name="T713">
      <style:text-properties fo:font-family="Times New Roman" style:font-family-asian="Times New Roman" fo:font-size="12pt"/>
    </style:style>
    <style:style style:parent-style-name="733" style:family="paragraph" style:name="P111">
      <style:paragraph-properties fo:line-height="150%" fo:text-align="center" fo:margin-left="0cm" fo:margin-right="0cm" fo:text-indent="0cm" fo:margin-top="0pt" fo:margin-bottom="0pt">
        <style:tab-stops>
          <style:tab-stop style:position="1.499cm" style:type="left"/>
          <style:tab-stop style:position="1.999cm" style:type="left"/>
        </style:tab-stops>
      </style:paragraph-properties>
    </style:style>
    <style:style style:family="text" style:name="T714">
      <style:text-properties fo:font-family="Times New Roman" style:font-family-asian="Times New Roman" style:font-family-complex="Times New Roman" fo:font-size="12pt" fo:font-style="italic"/>
    </style:style>
    <style:style style:parent-style-name="733" style:family="paragraph" style:name="P112">
      <style:paragraph-properties fo:line-height="150%" fo:text-align="center" fo:margin-left="0cm" fo:margin-right="0cm" fo:text-indent="0cm" fo:margin-top="0pt" fo:margin-bottom="0pt">
        <style:tab-stops>
          <style:tab-stop style:position="1.499cm" style:type="left"/>
          <style:tab-stop style:position="1.999cm" style:type="left"/>
        </style:tab-stops>
      </style:paragraph-properties>
    </style:style>
    <style:style style:family="text" style:name="T715">
      <style:text-properties fo:font-family="Times New Roman" style:font-family-asian="Times New Roman" style:font-family-complex="Times New Roman" fo:font-size="12pt" fo:font-style="italic"/>
    </style:style>
    <style:style style:parent-style-name="733" style:family="paragraph" style:name="P113">
      <style:paragraph-properties fo:line-height="150%" fo:text-align="center" fo:margin-left="0cm" fo:margin-right="0cm" fo:text-indent="0cm" fo:margin-top="0pt" fo:margin-bottom="0pt">
        <style:tab-stops>
          <style:tab-stop style:position="1.499cm" style:type="left"/>
          <style:tab-stop style:position="1.999cm" style:type="left"/>
        </style:tab-stops>
      </style:paragraph-properties>
    </style:style>
    <style:style style:family="text" style:name="T716">
      <style:text-properties fo:font-family="Times New Roman" style:font-family-asian="Times New Roman" style:font-family-complex="Times New Roman" fo:font-size="12pt" fo:font-style="italic"/>
    </style:style>
    <style:style style:parent-style-name="733" style:family="paragraph" style:name="P114">
      <style:paragraph-properties fo:line-height="150%" fo:text-align="center" fo:margin-left="0cm" fo:margin-right="0cm" fo:text-indent="0cm" fo:margin-top="0pt" fo:margin-bottom="0pt">
        <style:tab-stops>
          <style:tab-stop style:position="1.499cm" style:type="left"/>
          <style:tab-stop style:position="1.999cm" style:type="left"/>
        </style:tab-stops>
      </style:paragraph-properties>
    </style:style>
    <style:style style:family="text" style:name="T717">
      <style:text-properties fo:font-family="Times New Roman" style:font-family-asian="Times New Roman" style:font-family-complex="Times New Roman" fo:font-size="12pt" fo:font-style="italic"/>
    </style:style>
    <style:style style:parent-style-name="733" style:family="paragraph" style:name="P115">
      <style:text-properties/>
      <style:paragraph-properties fo:line-height="150%" fo:text-align="justify" fo:margin-left="0cm" fo:margin-right="0cm" fo:text-indent="1.251cm" fo:margin-top="0pt" fo:margin-bottom="0pt">
        <style:tab-stops>
          <style:tab-stop style:position="1.999cm" style:type="left"/>
        </style:tab-stops>
      </style:paragraph-properties>
    </style:style>
    <style:style style:family="text" style:name="T718">
      <style:text-properties fo:font-family="Times New Roman" style:font-family-complex="Times New Roman" fo:font-size="12pt"/>
    </style:style>
    <style:style style:parent-style-name="696" style:family="paragraph" style:name="P116">
      <style:paragraph-properties fo:line-height="150%" fo:text-align="center" fo:margin-top="0pt" fo:margin-bottom="0pt"/>
    </style:style>
    <style:style style:family="text" style:name="T719">
      <style:text-properties fo:font-family="Times New Roman" style:font-family-complex="Times New Roman" fo:font-size="12pt" fo:font-weight="bold"/>
    </style:style>
    <style:style style:parent-style-name="733" style:family="paragraph" style:name="P117">
      <style:paragraph-properties fo:line-height="150%" fo:text-align="center" fo:margin-left="0cm" fo:margin-right="0cm" fo:text-indent="0cm" fo:margin-top="12pt" fo:margin-bottom="0pt"/>
    </style:style>
    <style:style style:family="text" style:name="T720">
      <style:text-properties fo:font-family="Times New Roman" style:font-family-complex="Times New Roman" fo:font-size="12pt" fo:font-style="italic"/>
    </style:style>
    <style:style style:parent-style-name="733" style:list-style-name="WWNum13" style:family="paragraph" style:name="P118">
      <style:paragraph-properties fo:line-height="115%" fo:text-align="justify" fo:margin-left="0cm" fo:margin-right="0cm" fo:text-indent="0cm" fo:margin-top="0pt" fo:margin-bottom="0pt" fo:background-color="#ffffff">
        <style:tab-stops>
          <style:tab-stop style:position="0.9984cm" style:type="left"/>
          <style:tab-stop style:position="1.999cm" style:type="left"/>
        </style:tab-stops>
      </style:paragraph-properties>
    </style:style>
    <style:style style:family="text" style:name="T721">
      <style:text-properties fo:font-family="Times New Roman" style:font-family-asian="Times New Roman" fo:font-size="12pt"/>
    </style:style>
    <style:style style:parent-style-name="733" style:list-style-name="WWNum13" style:family="paragraph" style:name="P119">
      <style:paragraph-properties fo:line-height="115%" fo:margin-left="0cm" fo:margin-right="0cm" fo:text-indent="0cm" fo:margin-top="0pt" fo:margin-bottom="0pt">
        <style:tab-stops>
          <style:tab-stop style:position="0.9984cm" style:type="left"/>
          <style:tab-stop style:position="1.999cm" style:type="left"/>
        </style:tab-stops>
      </style:paragraph-properties>
    </style:style>
    <style:style style:family="text" style:name="T722">
      <style:text-properties fo:font-family="Times New Roman" style:font-family-asian="Times New Roman" fo:font-size="12pt"/>
    </style:style>
    <style:style style:parent-style-name="733" style:family="paragraph" style:name="P120">
      <style:text-properties/>
      <style:paragraph-properties fo:line-height="100%" fo:text-align="justify" fo:margin-left="0cm" fo:margin-right="0cm" fo:text-indent="0cm" fo:margin-top="0pt" fo:margin-bottom="0pt">
        <style:tab-stops>
          <style:tab-stop style:position="1.499cm" style:type="left"/>
          <style:tab-stop style:position="1.999cm" style:type="left"/>
        </style:tab-stops>
      </style:paragraph-properties>
    </style:style>
    <style:style style:family="text" style:name="T723">
      <style:text-properties fo:font-family="Times New Roman" style:font-family-complex="Times New Roman" fo:font-size="12pt"/>
    </style:style>
    <style:style style:parent-style-name="696" style:family="paragraph" style:name="P121">
      <style:paragraph-properties fo:line-height="150%" fo:text-align="center" fo:margin-top="0pt" fo:margin-bottom="0pt"/>
    </style:style>
    <style:style style:family="text" style:name="T724">
      <style:text-properties fo:font-family="Times New Roman" style:font-family-complex="Times New Roman" fo:font-size="12pt" fo:font-weight="bold"/>
    </style:style>
    <style:style style:parent-style-name="733" style:family="paragraph" style:name="P122">
      <style:paragraph-properties fo:line-height="150%" fo:text-align="center" fo:margin-left="0cm" fo:margin-right="0cm" fo:text-indent="0cm" fo:margin-top="12pt" fo:margin-bottom="0pt"/>
    </style:style>
    <style:style style:family="text" style:name="T725">
      <style:text-properties fo:font-family="Times New Roman" style:font-family-complex="Times New Roman" fo:font-size="12pt" fo:font-style="italic"/>
    </style:style>
    <style:style style:parent-style-name="733" style:list-style-name="WWNum14" style:family="paragraph" style:name="P123">
      <style:paragraph-properties fo:line-height="115%" fo:text-align="justify" fo:margin-left="0cm" fo:margin-right="0cm" fo:text-indent="0cm" fo:margin-top="0pt" fo:margin-bottom="0pt" fo:background-color="#ffffff">
        <style:tab-stops>
          <style:tab-stop style:position="0.9984cm" style:type="left"/>
          <style:tab-stop style:position="1.999cm" style:type="left"/>
        </style:tab-stops>
      </style:paragraph-properties>
    </style:style>
    <style:style style:family="text" style:name="T726">
      <style:text-properties fo:font-family="Times New Roman" fo:font-size="12pt"/>
    </style:style>
    <style:style style:parent-style-name="733" style:list-style-name="WWNum14" style:family="paragraph" style:name="P124">
      <style:paragraph-properties fo:line-height="115%" fo:text-align="justify" fo:margin-left="0cm" fo:margin-right="0cm" fo:text-indent="0cm" fo:margin-top="0pt" fo:margin-bottom="0pt">
        <style:tab-stops>
          <style:tab-stop style:position="0.9984cm" style:type="left"/>
          <style:tab-stop style:position="1.999cm" style:type="left"/>
        </style:tab-stops>
      </style:paragraph-properties>
    </style:style>
    <style:style style:family="text" style:name="T727">
      <style:text-properties fo:font-family="Times New Roman" style:font-family-asian="Times New Roman" fo:font-size="12pt"/>
    </style:style>
    <style:style style:parent-style-name="696" style:family="paragraph" style:name="P125">
      <style:text-properties/>
      <style:paragraph-properties fo:line-height="150%" fo:text-align="center" fo:margin-top="0pt" fo:margin-bottom="0pt"/>
    </style:style>
    <style:style style:family="text" style:name="T728">
      <style:text-properties fo:font-family="Times New Roman" style:font-family-complex="Times New Roman" fo:font-size="12pt" fo:font-weight="bold" fo:background-color="#ffff00"/>
    </style:style>
    <style:style style:family="text" style:name="T729">
      <style:text-properties fo:background-color="#ffff00"/>
    </style:style>
    <style:style style:parent-style-name="733" style:family="paragraph" style:name="P126">
      <style:text-properties/>
      <style:paragraph-properties fo:line-height="150%" fo:text-align="center" fo:margin-left="0cm" fo:margin-right="0cm" fo:text-indent="0cm" fo:margin-top="12pt" fo:margin-bottom="0pt"/>
    </style:style>
    <style:style style:family="text" style:name="T730">
      <style:text-properties fo:font-family="Times New Roman" style:font-family-complex="Times New Roman" fo:font-size="12pt" fo:font-style="italic" fo:background-color="#ffff00"/>
    </style:style>
    <style:style style:family="text" style:name="T731">
      <style:text-properties fo:background-color="#ffff00"/>
    </style:style>
    <style:style style:parent-style-name="733" style:list-style-name="WWNum15" style:family="paragraph" style:name="P127">
      <style:text-properties/>
      <style:paragraph-properties fo:line-height="115%" fo:text-align="justify" fo:margin-left="0cm" fo:margin-right="0cm" fo:text-indent="0cm" fo:margin-top="0pt" fo:margin-bottom="0pt" fo:background-color="#ffffff">
        <style:tab-stops>
          <style:tab-stop style:position="0.9984cm" style:type="left"/>
          <style:tab-stop style:position="1.999cm" style:type="left"/>
        </style:tab-stops>
      </style:paragraph-properties>
    </style:style>
    <style:style style:family="text" style:name="T732">
      <style:text-properties fo:font-family="Times New Roman" style:font-family-asian="Times New Roman" fo:font-size="12pt" fo:background-color="#ffff00"/>
    </style:style>
    <style:style style:family="text" style:name="T733">
      <style:text-properties fo:background-color="#ffff00"/>
    </style:style>
    <style:style style:parent-style-name="733" style:list-style-name="WWNum15" style:family="paragraph" style:name="P128">
      <style:text-properties/>
      <style:paragraph-properties fo:text-align="justify" fo:margin-left="0cm" fo:margin-right="0cm" fo:text-indent="0cm">
        <style:tab-stops>
          <style:tab-stop style:position="0.9984cm" style:type="left"/>
        </style:tab-stops>
      </style:paragraph-properties>
    </style:style>
    <style:style style:family="text" style:name="T734">
      <style:text-properties fo:font-family="Times New Roman" style:font-family-asian="Times New Roman" fo:font-size="12pt" fo:background-color="#ffff00"/>
    </style:style>
    <style:style style:family="text" style:name="T735">
      <style:text-properties fo:background-color="#ffff00"/>
    </style:style>
    <style:style style:parent-style-name="696" style:family="paragraph" style:name="P129">
      <style:text-properties/>
      <style:paragraph-properties fo:line-height="150%" fo:text-align="center" fo:margin-top="0pt" fo:margin-bottom="0pt"/>
    </style:style>
    <style:style style:family="text" style:name="T736">
      <style:text-properties fo:font-family="Times New Roman" style:font-family-complex="Times New Roman" fo:font-size="12pt" fo:font-weight="bold" fo:background-color="#ffff00"/>
    </style:style>
    <style:style style:family="text" style:name="T737">
      <style:text-properties fo:background-color="#ffff00"/>
    </style:style>
    <style:style style:parent-style-name="733" style:family="paragraph" style:name="P130">
      <style:text-properties/>
      <style:paragraph-properties fo:line-height="150%" fo:text-align="center" fo:margin-left="0cm" fo:margin-right="0cm" fo:text-indent="0cm" fo:margin-top="12pt" fo:margin-bottom="0pt"/>
    </style:style>
    <style:style style:family="text" style:name="T738">
      <style:text-properties fo:font-family="Times New Roman" style:font-family-complex="Times New Roman" fo:font-size="12pt" fo:font-style="italic" fo:background-color="#ffff00"/>
    </style:style>
    <style:style style:family="text" style:name="T739">
      <style:text-properties fo:background-color="#ffff00"/>
    </style:style>
    <style:style style:parent-style-name="733" style:list-style-name="WWNum16" style:family="paragraph" style:name="P131">
      <style:text-properties/>
      <style:paragraph-properties fo:line-height="115%" fo:text-align="justify" fo:margin-left="0cm" fo:margin-right="0cm" fo:text-indent="0cm" fo:margin-top="0pt" fo:margin-bottom="0pt" fo:background-color="#ffffff">
        <style:tab-stops>
          <style:tab-stop style:position="0.9984cm" style:type="left"/>
          <style:tab-stop style:position="1.999cm" style:type="left"/>
        </style:tab-stops>
      </style:paragraph-properties>
    </style:style>
    <style:style style:family="text" style:name="T740">
      <style:text-properties fo:font-family="Times New Roman" style:font-family-asian="Times New Roman" fo:font-size="12pt" fo:background-color="#ffff00"/>
    </style:style>
    <style:style style:family="text" style:name="T741">
      <style:text-properties fo:background-color="#ffff00"/>
    </style:style>
    <style:style style:parent-style-name="733" style:list-style-name="WWNum16" style:family="paragraph" style:name="P132">
      <style:paragraph-properties fo:line-height="115%" fo:margin-left="0cm" fo:margin-right="0cm" fo:text-indent="0cm" fo:margin-top="0pt" fo:margin-bottom="0pt">
        <style:tab-stops>
          <style:tab-stop style:position="0.9984cm" style:type="left"/>
          <style:tab-stop style:position="1.999cm" style:type="left"/>
        </style:tab-stops>
      </style:paragraph-properties>
    </style:style>
    <style:style style:family="text" style:name="T742">
      <style:text-properties fo:font-family="Times New Roman" style:font-family-asian="Times New Roman" fo:font-size="12pt" fo:background-color="#ffff00"/>
    </style:style>
    <style:style style:family="text" style:name="T743">
      <style:text-properties fo:font-family="Times New Roman" style:font-family-asian="Times New Roman" fo:font-size="12pt" fo:background-color="#ffff00"/>
    </style:style>
    <style:style style:family="text" style:name="T744">
      <style:text-properties fo:font-family="Times New Roman" style:font-family-asian="Times New Roman" fo:font-size="12pt" fo:background-color="#ffff00"/>
    </style:style>
    <style:style style:family="text" style:name="T745">
      <style:text-properties fo:background-color="#ffff00"/>
    </style:style>
    <style:style style:family="text" style:name="T746">
      <style:text-properties fo:font-family="Times New Roman" style:font-family-asian="Times New Roman" fo:font-size="12pt" fo:background-color="#ffff00"/>
    </style:style>
    <style:style style:parent-style-name="696" style:family="paragraph" style:name="P133">
      <style:text-properties/>
      <style:paragraph-properties fo:line-height="100%" fo:text-align="justify" fo:margin-top="0pt" fo:margin-bottom="0pt" fo:background-color="#ffffff">
        <style:tab-stops>
          <style:tab-stop style:position="1.499cm" style:type="left"/>
          <style:tab-stop style:position="1.999cm" style:type="left"/>
        </style:tab-stops>
      </style:paragraph-properties>
    </style:style>
    <style:style style:family="text" style:name="T747">
      <style:text-properties fo:font-family="Times New Roman" style:font-family-complex="Times New Roman" fo:font-size="12pt"/>
    </style:style>
    <style:style style:parent-style-name="696" style:family="paragraph" style:name="P134">
      <style:paragraph-properties fo:line-height="150%" fo:text-align="center" fo:margin-top="0pt" fo:margin-bottom="0pt"/>
    </style:style>
    <style:style style:family="text" style:name="T748">
      <style:text-properties fo:font-family="Times New Roman" style:font-family-complex="Times New Roman" fo:font-size="12pt" fo:font-weight="bold"/>
    </style:style>
    <style:style style:parent-style-name="733" style:family="paragraph" style:name="P135">
      <style:paragraph-properties fo:line-height="150%" fo:text-align="center" fo:margin-left="0cm" fo:margin-right="0cm" fo:text-indent="0cm" fo:margin-top="12pt" fo:margin-bottom="0pt"/>
    </style:style>
    <style:style style:family="text" style:name="T749">
      <style:text-properties fo:font-family="Times New Roman" style:font-family-complex="Times New Roman" fo:font-size="12pt" fo:font-style="italic"/>
    </style:style>
    <style:style style:parent-style-name="733" style:list-style-name="WWNum17" style:family="paragraph" style:name="P136">
      <style:paragraph-properties fo:line-height="115%" fo:text-align="justify" fo:margin-left="0cm" fo:margin-right="0cm" fo:text-indent="0cm" fo:margin-top="0pt" fo:margin-bottom="0pt" fo:background-color="#ffffff">
        <style:tab-stops>
          <style:tab-stop style:position="0.9984cm" style:type="left"/>
          <style:tab-stop style:position="1.999cm" style:type="left"/>
        </style:tab-stops>
      </style:paragraph-properties>
    </style:style>
    <style:style style:family="text" style:name="T750">
      <style:text-properties fo:font-family="Times New Roman" style:font-family-asian="Times New Roman" fo:font-size="12pt"/>
    </style:style>
    <style:style style:parent-style-name="733" style:list-style-name="WWNum17" style:family="paragraph" style:name="P137">
      <style:paragraph-properties fo:line-height="115%" fo:text-align="justify" fo:margin-left="0cm" fo:margin-right="0cm" fo:text-indent="0cm" fo:margin-top="0pt" fo:margin-bottom="0pt">
        <style:tab-stops>
          <style:tab-stop style:position="0.9984cm" style:type="left"/>
          <style:tab-stop style:position="1.999cm" style:type="left"/>
        </style:tab-stops>
      </style:paragraph-properties>
    </style:style>
    <style:style style:family="text" style:name="T751">
      <style:text-properties fo:font-family="Times New Roman" style:font-family-asian="Times New Roman" fo:font-size="12pt"/>
    </style:style>
    <style:style style:parent-style-name="733" style:family="paragraph" style:name="P138">
      <style:text-properties/>
      <style:paragraph-properties fo:line-height="100%" fo:text-align="justify" fo:margin-left="0cm" fo:margin-right="0cm" fo:text-indent="0cm" fo:margin-top="0pt" fo:margin-bottom="0pt">
        <style:tab-stops>
          <style:tab-stop style:position="1.499cm" style:type="left"/>
          <style:tab-stop style:position="1.999cm" style:type="left"/>
        </style:tab-stops>
      </style:paragraph-properties>
    </style:style>
    <style:style style:family="text" style:name="T752">
      <style:text-properties fo:font-family="Times New Roman" style:font-family-asian="Times New Roman" fo:font-size="12pt"/>
    </style:style>
    <style:style style:parent-style-name="733" style:family="paragraph" style:name="P139">
      <style:text-properties/>
      <style:paragraph-properties fo:line-height="150%" fo:text-align="center" fo:margin-left="0cm" fo:margin-right="0cm" fo:text-indent="0cm" fo:margin-top="0pt" fo:margin-bottom="0pt">
        <style:tab-stops>
          <style:tab-stop style:position="1.499cm" style:type="left"/>
          <style:tab-stop style:position="1.999cm" style:type="left"/>
        </style:tab-stops>
      </style:paragraph-properties>
    </style:style>
    <style:style style:family="text" style:name="T753">
      <style:text-properties fo:font-family="Times New Roman" style:font-family-complex="Times New Roman" fo:font-size="12pt" fo:font-style="italic"/>
    </style:style>
    <style:style style:parent-style-name="696" style:family="paragraph" style:name="P140">
      <style:paragraph-properties fo:line-height="150%" fo:text-align="center" fo:margin-top="0pt" fo:margin-bottom="0pt"/>
    </style:style>
    <style:style style:family="text" style:name="T754">
      <style:text-properties fo:font-family="Times New Roman" style:font-family-complex="Times New Roman" fo:font-size="12pt" fo:font-weight="bold"/>
    </style:style>
    <style:style style:parent-style-name="733" style:family="paragraph" style:name="P141">
      <style:paragraph-properties fo:line-height="150%" fo:text-align="center" fo:margin-left="0cm" fo:margin-right="0cm" fo:text-indent="0cm" fo:margin-top="12pt" fo:margin-bottom="0pt"/>
    </style:style>
    <style:style style:family="text" style:name="T755">
      <style:text-properties fo:font-family="Times New Roman" style:font-family-complex="Times New Roman" fo:font-size="12pt" fo:font-style="italic"/>
    </style:style>
    <style:style style:parent-style-name="733" style:list-style-name="WWNum18" style:family="paragraph" style:name="P142">
      <style:paragraph-properties fo:line-height="115%" fo:text-align="justify" fo:margin-left="0cm" fo:margin-right="0cm" fo:text-indent="0cm" fo:margin-top="0pt" fo:margin-bottom="0pt">
        <style:tab-stops>
          <style:tab-stop style:position="0.9984cm" style:type="left"/>
          <style:tab-stop style:position="1.999cm" style:type="left"/>
        </style:tab-stops>
      </style:paragraph-properties>
    </style:style>
    <style:style style:family="text" style:name="T756">
      <style:text-properties fo:font-family="Times New Roman" style:font-family-asian="Times New Roman" fo:font-size="12pt"/>
    </style:style>
    <style:style style:parent-style-name="733" style:list-style-name="WWNum18" style:family="paragraph" style:name="P143">
      <style:paragraph-properties fo:line-height="115%" fo:margin-left="0cm" fo:margin-right="0cm" fo:text-indent="0cm" fo:margin-top="0pt" fo:margin-bottom="0pt">
        <style:tab-stops>
          <style:tab-stop style:position="0.9984cm" style:type="left"/>
          <style:tab-stop style:position="1.999cm" style:type="left"/>
        </style:tab-stops>
      </style:paragraph-properties>
    </style:style>
    <style:style style:family="text" style:name="T757">
      <style:text-properties fo:font-family="Times New Roman" style:font-family-asian="Times New Roman" fo:font-size="12pt"/>
    </style:style>
    <style:style style:parent-style-name="733" style:family="paragraph" style:name="P144">
      <style:text-properties/>
      <style:paragraph-properties fo:line-height="100%" fo:text-align="justify" fo:margin-left="0cm" fo:margin-right="0cm" fo:text-indent="0cm" fo:margin-top="0pt" fo:margin-bottom="0pt">
        <style:tab-stops>
          <style:tab-stop style:position="1.499cm" style:type="left"/>
          <style:tab-stop style:position="1.999cm" style:type="left"/>
        </style:tab-stops>
      </style:paragraph-properties>
    </style:style>
    <style:style style:family="text" style:name="T758">
      <style:text-properties fo:font-family="Times New Roman" style:font-family-asian="Times New Roman" fo:font-size="12pt"/>
    </style:style>
    <style:style style:parent-style-name="733" style:family="paragraph" style:name="P145">
      <style:text-properties/>
      <style:paragraph-properties fo:line-height="150%" fo:text-align="center" fo:margin-left="0cm" fo:margin-right="0cm" fo:text-indent="0cm" fo:margin-top="0pt" fo:margin-bottom="0pt">
        <style:tab-stops>
          <style:tab-stop style:position="1.499cm" style:type="left"/>
          <style:tab-stop style:position="1.999cm" style:type="left"/>
        </style:tab-stops>
      </style:paragraph-properties>
    </style:style>
    <style:style style:family="text" style:name="T759">
      <style:text-properties fo:font-family="Times New Roman" style:font-family-complex="Times New Roman" fo:font-size="12pt"/>
    </style:style>
    <style:style style:parent-style-name="696" style:family="paragraph" style:name="P146">
      <style:paragraph-properties fo:line-height="150%" fo:text-align="center" fo:margin-top="0pt" fo:margin-bottom="0pt"/>
    </style:style>
    <style:style style:family="text" style:name="T760">
      <style:text-properties fo:font-family="Times New Roman" style:font-family-complex="Times New Roman" fo:font-size="12pt" fo:font-weight="bold"/>
    </style:style>
    <style:style style:parent-style-name="733" style:family="paragraph" style:name="P147">
      <style:paragraph-properties fo:line-height="150%" fo:text-align="center" fo:margin-left="0cm" fo:margin-right="0cm" fo:text-indent="0cm" fo:margin-top="12pt" fo:margin-bottom="0pt"/>
    </style:style>
    <style:style style:family="text" style:name="T761">
      <style:text-properties fo:font-family="Times New Roman" style:font-family-complex="Times New Roman" fo:font-size="12pt" fo:font-style="italic"/>
    </style:style>
    <style:style style:parent-style-name="733" style:list-style-name="WWNum19" style:family="paragraph" style:name="P148">
      <style:paragraph-properties fo:line-height="115%" fo:text-align="justify" fo:margin-left="0cm" fo:margin-right="0cm" fo:text-indent="0cm" fo:margin-top="0pt" fo:margin-bottom="0pt" fo:background-color="#ffffff">
        <style:tab-stops>
          <style:tab-stop style:position="0.9984cm" style:type="left"/>
          <style:tab-stop style:position="1.999cm" style:type="left"/>
        </style:tab-stops>
      </style:paragraph-properties>
    </style:style>
    <style:style style:family="text" style:name="T762">
      <style:text-properties fo:font-family="Times New Roman" fo:font-size="12pt"/>
    </style:style>
    <style:style style:parent-style-name="733" style:list-style-name="WWNum19" style:family="paragraph" style:name="P149">
      <style:paragraph-properties fo:line-height="115%" fo:text-align="justify" fo:margin-left="0cm" fo:margin-right="0cm" fo:text-indent="0cm" fo:margin-top="0pt" fo:margin-bottom="0pt">
        <style:tab-stops>
          <style:tab-stop style:position="0.9984cm" style:type="left"/>
          <style:tab-stop style:position="1.999cm" style:type="left"/>
        </style:tab-stops>
      </style:paragraph-properties>
    </style:style>
    <style:style style:family="text" style:name="T763">
      <style:text-properties fo:font-family="Times New Roman" style:font-family-asian="Times New Roman" fo:font-size="12pt"/>
    </style:style>
    <style:style style:parent-style-name="733" style:family="paragraph" style:name="P150">
      <style:text-properties/>
      <style:paragraph-properties fo:line-height="100%" fo:text-align="justify" fo:margin-left="0cm" fo:margin-right="0cm" fo:text-indent="0cm" fo:margin-top="0pt" fo:margin-bottom="0pt">
        <style:tab-stops>
          <style:tab-stop style:position="1.499cm" style:type="left"/>
          <style:tab-stop style:position="1.999cm" style:type="left"/>
        </style:tab-stops>
      </style:paragraph-properties>
    </style:style>
    <style:style style:family="text" style:name="T764">
      <style:text-properties fo:font-family="Times New Roman" style:font-family-complex="Times New Roman" fo:font-size="12pt" fo:font-style="italic"/>
    </style:style>
    <style:style style:parent-style-name="696" style:family="paragraph" style:name="P151">
      <style:paragraph-properties fo:line-height="150%" fo:text-align="center" fo:margin-top="0pt" fo:margin-bottom="0pt"/>
    </style:style>
    <style:style style:family="text" style:name="T765">
      <style:text-properties fo:font-family="Times New Roman" style:font-family-complex="Times New Roman" fo:font-size="12pt" fo:font-weight="bold"/>
    </style:style>
    <style:style style:parent-style-name="733" style:family="paragraph" style:name="P152">
      <style:paragraph-properties fo:line-height="150%" fo:text-align="center" fo:margin-left="0cm" fo:margin-right="0cm" fo:text-indent="0cm" fo:margin-top="12pt" fo:margin-bottom="0pt"/>
    </style:style>
    <style:style style:family="text" style:name="T766">
      <style:text-properties fo:font-family="Times New Roman" style:font-family-complex="Times New Roman" fo:font-size="12pt" fo:font-style="italic"/>
    </style:style>
    <style:style style:parent-style-name="733" style:list-style-name="WWNum20" style:family="paragraph" style:name="P153">
      <style:paragraph-properties fo:line-height="115%" fo:text-align="justify" fo:margin-left="0cm" fo:margin-right="0cm" fo:text-indent="0cm" fo:margin-top="0pt" fo:margin-bottom="0pt" fo:background-color="#ffffff">
        <style:tab-stops>
          <style:tab-stop style:position="0.9984cm" style:type="left"/>
          <style:tab-stop style:position="1.999cm" style:type="left"/>
        </style:tab-stops>
      </style:paragraph-properties>
    </style:style>
    <style:style style:family="text" style:name="T767">
      <style:text-properties fo:font-family="Times New Roman" fo:font-size="12pt"/>
    </style:style>
    <style:style style:parent-style-name="733" style:list-style-name="WWNum20" style:family="paragraph" style:name="P154">
      <style:paragraph-properties fo:line-height="115%" fo:text-align="justify" fo:margin-left="0cm" fo:margin-right="0cm" fo:text-indent="0cm" fo:margin-top="0pt" fo:margin-bottom="0pt">
        <style:tab-stops>
          <style:tab-stop style:position="0.9984cm" style:type="left"/>
          <style:tab-stop style:position="1.999cm" style:type="left"/>
        </style:tab-stops>
      </style:paragraph-properties>
    </style:style>
    <style:style style:family="text" style:name="T768">
      <style:text-properties fo:font-family="Times New Roman" style:font-family-asian="Times New Roman" fo:font-size="12pt"/>
    </style:style>
    <style:style style:parent-style-name="733" style:family="paragraph" style:name="P155">
      <style:text-properties/>
      <style:paragraph-properties fo:line-height="150%" fo:text-align="justify" fo:margin-left="0cm" fo:margin-right="0cm" fo:text-indent="1.251cm" fo:margin-top="0pt" fo:margin-bottom="0pt">
        <style:tab-stops>
          <style:tab-stop style:position="1.999cm" style:type="left"/>
        </style:tab-stops>
      </style:paragraph-properties>
    </style:style>
    <style:style style:family="text" style:name="T769">
      <style:text-properties fo:font-family="Times New Roman" style:font-family-complex="Times New Roman" fo:font-size="12pt"/>
    </style:style>
    <style:style style:parent-style-name="696" style:family="paragraph" style:name="P156">
      <style:paragraph-properties fo:line-height="150%" fo:text-align="center" fo:margin-top="0pt" fo:margin-bottom="0pt"/>
    </style:style>
    <style:style style:family="text" style:name="T770">
      <style:text-properties fo:font-family="Times New Roman" style:font-family-complex="Times New Roman" fo:font-size="12pt" fo:font-weight="bold"/>
    </style:style>
    <style:style style:parent-style-name="733" style:family="paragraph" style:name="P157">
      <style:paragraph-properties fo:line-height="150%" fo:text-align="center" fo:margin-left="0cm" fo:margin-right="0cm" fo:text-indent="0cm" fo:margin-top="12pt" fo:margin-bottom="0pt"/>
    </style:style>
    <style:style style:family="text" style:name="T771">
      <style:text-properties fo:font-family="Times New Roman" style:font-family-complex="Times New Roman" fo:font-size="12pt" fo:font-style="italic"/>
    </style:style>
    <style:style style:parent-style-name="733" style:list-style-name="WWNum21" style:family="paragraph" style:name="P158">
      <style:paragraph-properties fo:line-height="115%" fo:text-align="justify" fo:margin-left="0cm" fo:margin-right="0cm" fo:text-indent="0cm" fo:margin-top="0pt" fo:margin-bottom="0pt" fo:background-color="#ffffff">
        <style:tab-stops>
          <style:tab-stop style:position="0.9984cm" style:type="left"/>
          <style:tab-stop style:position="1.999cm" style:type="left"/>
        </style:tab-stops>
      </style:paragraph-properties>
    </style:style>
    <style:style style:family="text" style:name="T772">
      <style:text-properties fo:font-family="Times New Roman" fo:font-size="12pt"/>
    </style:style>
    <style:style style:parent-style-name="733" style:list-style-name="WWNum21" style:family="paragraph" style:name="P159">
      <style:paragraph-properties fo:line-height="115%" fo:text-align="justify" fo:margin-left="0cm" fo:margin-right="0cm" fo:text-indent="0cm" fo:margin-top="0pt" fo:margin-bottom="0pt">
        <style:tab-stops>
          <style:tab-stop style:position="0.9984cm" style:type="left"/>
          <style:tab-stop style:position="1.999cm" style:type="left"/>
        </style:tab-stops>
      </style:paragraph-properties>
    </style:style>
    <style:style style:family="text" style:name="T773">
      <style:text-properties fo:font-family="Times New Roman" style:font-family-asian="Times New Roman" fo:font-size="12pt"/>
    </style:style>
    <style:style style:parent-style-name="696" style:family="paragraph" style:name="P160">
      <style:text-properties/>
      <style:paragraph-properties fo:line-height="100%" fo:text-align="justify" fo:margin-top="0pt" fo:margin-bottom="0pt" fo:background-color="#ffffff">
        <style:tab-stops>
          <style:tab-stop style:position="1.499cm" style:type="left"/>
          <style:tab-stop style:position="1.999cm" style:type="left"/>
        </style:tab-stops>
      </style:paragraph-properties>
    </style:style>
    <style:style style:family="text" style:name="T774">
      <style:text-properties fo:font-family="Times New Roman" style:font-family-complex="Times New Roman" fo:font-size="12pt"/>
    </style:style>
    <style:style style:parent-style-name="696" style:family="paragraph" style:name="P161">
      <style:paragraph-properties fo:line-height="150%" fo:text-align="center" fo:margin-top="0pt" fo:margin-bottom="0pt"/>
    </style:style>
    <style:style style:family="text" style:name="T775">
      <style:text-properties fo:font-family="Times New Roman" style:font-family-complex="Times New Roman" fo:font-size="12pt" fo:font-weight="bold"/>
    </style:style>
    <style:style style:parent-style-name="733" style:family="paragraph" style:name="P162">
      <style:paragraph-properties fo:line-height="150%" fo:text-align="center" fo:margin-left="0cm" fo:margin-right="0cm" fo:text-indent="0cm" fo:margin-top="12pt" fo:margin-bottom="0pt"/>
    </style:style>
    <style:style style:family="text" style:name="T776">
      <style:text-properties fo:font-family="Times New Roman" style:font-family-complex="Times New Roman" fo:font-size="12pt" fo:font-style="italic"/>
    </style:style>
    <style:style style:parent-style-name="733" style:list-style-name="WWNum22" style:family="paragraph" style:name="P163">
      <style:paragraph-properties fo:line-height="115%" fo:text-align="justify" fo:margin-left="0cm" fo:margin-right="0cm" fo:text-indent="0cm" fo:margin-top="0pt" fo:margin-bottom="0pt">
        <style:tab-stops>
          <style:tab-stop style:position="0.9984cm" style:type="left"/>
          <style:tab-stop style:position="1.999cm" style:type="left"/>
        </style:tab-stops>
      </style:paragraph-properties>
    </style:style>
    <style:style style:family="text" style:name="T777">
      <style:text-properties fo:font-family="Times New Roman" style:font-family-asian="PMingLiU"/>
    </style:style>
    <style:style style:parent-style-name="733" style:list-style-name="WWNum22" style:family="paragraph" style:name="P164">
      <style:paragraph-properties fo:line-height="115%" fo:text-align="justify" fo:margin-left="0cm" fo:margin-right="0cm" fo:text-indent="0cm" fo:margin-top="0pt" fo:margin-bottom="0pt">
        <style:tab-stops>
          <style:tab-stop style:position="0.9984cm" style:type="left"/>
          <style:tab-stop style:position="1.999cm" style:type="left"/>
        </style:tab-stops>
      </style:paragraph-properties>
    </style:style>
    <style:style style:family="text" style:name="T778">
      <style:text-properties fo:font-family="Times New Roman" style:font-family-asian="Times New Roman" fo:font-size="12pt"/>
    </style:style>
    <style:style style:parent-style-name="733" style:family="paragraph" style:name="P165">
      <style:text-properties/>
      <style:paragraph-properties fo:line-height="100%" fo:text-align="justify" fo:margin-left="0cm" fo:margin-right="0cm" fo:text-indent="0cm" fo:margin-top="0pt" fo:margin-bottom="0pt">
        <style:tab-stops>
          <style:tab-stop style:position="1.499cm" style:type="left"/>
          <style:tab-stop style:position="1.999cm" style:type="left"/>
        </style:tab-stops>
      </style:paragraph-properties>
    </style:style>
    <style:style style:family="text" style:name="T779">
      <style:text-properties fo:font-family="Times New Roman" style:font-family-asian="Times New Roman" fo:font-size="12pt"/>
    </style:style>
    <style:style style:parent-style-name="733" style:family="paragraph" style:name="P166">
      <style:paragraph-properties fo:line-height="150%" fo:text-align="center" fo:margin-left="0cm" fo:margin-right="0cm" fo:text-indent="0cm" fo:margin-top="0pt" fo:margin-bottom="0pt">
        <style:tab-stops>
          <style:tab-stop style:position="1.499cm" style:type="left"/>
          <style:tab-stop style:position="1.999cm" style:type="left"/>
        </style:tab-stops>
      </style:paragraph-properties>
    </style:style>
    <style:style style:family="text" style:name="T780">
      <style:text-properties fo:font-family="Times New Roman" style:font-family-complex="Times New Roman" fo:font-size="12pt" fo:font-style="italic"/>
    </style:style>
    <style:style style:parent-style-name="733" style:family="paragraph" style:name="P167">
      <style:text-properties/>
      <style:paragraph-properties fo:line-height="150%" fo:text-align="justify" fo:margin-left="0cm" fo:margin-right="0cm" fo:text-indent="1.251cm" fo:margin-top="0pt" fo:margin-bottom="0pt">
        <style:tab-stops>
          <style:tab-stop style:position="1.999cm" style:type="left"/>
        </style:tab-stops>
      </style:paragraph-properties>
    </style:style>
    <style:style style:family="text" style:name="T781">
      <style:text-properties fo:font-family="Times New Roman" style:font-family-complex="Times New Roman" fo:font-size="12pt"/>
    </style:style>
    <style:style style:parent-style-name="696" style:family="paragraph" style:name="P168">
      <style:paragraph-properties fo:line-height="150%" fo:text-align="center" fo:margin-top="0pt" fo:margin-bottom="0pt"/>
    </style:style>
    <style:style style:family="text" style:name="T782">
      <style:text-properties fo:font-family="Times New Roman" style:font-family-complex="Times New Roman" fo:font-size="12pt" fo:font-weight="bold"/>
    </style:style>
    <style:style style:parent-style-name="733" style:family="paragraph" style:name="P169">
      <style:paragraph-properties fo:line-height="150%" fo:text-align="center" fo:margin-left="0cm" fo:margin-right="0cm" fo:text-indent="0cm" fo:margin-top="12pt" fo:margin-bottom="0pt"/>
    </style:style>
    <style:style style:family="text" style:name="T783">
      <style:text-properties fo:font-family="Times New Roman" style:font-family-complex="Times New Roman" fo:font-size="12pt" fo:font-style="italic"/>
    </style:style>
    <style:style style:parent-style-name="733" style:list-style-name="WWNum23" style:family="paragraph" style:name="P170">
      <style:paragraph-properties fo:line-height="115%" fo:text-align="justify" fo:margin-left="0cm" fo:margin-right="0cm" fo:text-indent="0cm" fo:margin-top="0pt" fo:margin-bottom="0pt" fo:background-color="#ffffff">
        <style:tab-stops>
          <style:tab-stop style:position="0.9984cm" style:type="left"/>
          <style:tab-stop style:position="1.999cm" style:type="left"/>
        </style:tab-stops>
      </style:paragraph-properties>
    </style:style>
    <style:style style:family="text" style:name="T784">
      <style:text-properties fo:font-family="Times New Roman" fo:font-size="12pt"/>
    </style:style>
    <style:style style:parent-style-name="733" style:list-style-name="WWNum23" style:family="paragraph" style:name="P171">
      <style:paragraph-properties fo:line-height="115%" fo:text-align="justify" fo:margin-left="0cm" fo:margin-right="0cm" fo:text-indent="0cm" fo:margin-top="0pt" fo:margin-bottom="0pt">
        <style:tab-stops>
          <style:tab-stop style:position="0.9984cm" style:type="left"/>
          <style:tab-stop style:position="1.999cm" style:type="left"/>
        </style:tab-stops>
      </style:paragraph-properties>
    </style:style>
    <style:style style:family="text" style:name="T785">
      <style:text-properties fo:font-family="Times New Roman" style:font-family-asian="Times New Roman" fo:font-size="12pt"/>
    </style:style>
    <style:style style:parent-style-name="696" style:family="paragraph" style:name="P172">
      <style:text-properties/>
      <style:paragraph-properties fo:line-height="100%" fo:text-align="justify" fo:margin-top="0pt" fo:margin-bottom="0pt" fo:background-color="#ffffff">
        <style:tab-stops>
          <style:tab-stop style:position="1.499cm" style:type="left"/>
          <style:tab-stop style:position="1.999cm" style:type="left"/>
        </style:tab-stops>
      </style:paragraph-properties>
    </style:style>
    <style:style style:family="text" style:name="T786">
      <style:text-properties fo:font-family="Times New Roman" style:font-family-asian="Times New Roman" fo:font-size="12pt"/>
    </style:style>
    <style:style style:parent-style-name="733" style:family="paragraph" style:name="P173">
      <style:text-properties/>
      <style:paragraph-properties fo:line-height="100%" fo:text-align="justify" fo:margin-left="0cm" fo:margin-right="0cm" fo:text-indent="0cm" fo:margin-top="0pt" fo:margin-bottom="0pt">
        <style:tab-stops>
          <style:tab-stop style:position="1.499cm" style:type="left"/>
          <style:tab-stop style:position="1.999cm" style:type="left"/>
        </style:tab-stops>
      </style:paragraph-properties>
    </style:style>
    <style:style style:family="text" style:name="T787">
      <style:text-properties fo:font-family="Times New Roman" style:font-family-complex="Times New Roman" fo:font-size="12pt"/>
    </style:style>
    <style:style style:parent-style-name="696" style:family="paragraph" style:name="P174">
      <style:paragraph-properties fo:line-height="150%" fo:text-align="center" fo:margin-top="0pt" fo:margin-bottom="0pt"/>
    </style:style>
    <style:style style:family="text" style:name="T788">
      <style:text-properties fo:font-family="Times New Roman" style:font-family-complex="Times New Roman" fo:font-size="12pt" fo:font-weight="bold"/>
    </style:style>
    <style:style style:parent-style-name="733" style:family="paragraph" style:name="P175">
      <style:paragraph-properties fo:line-height="150%" fo:text-align="center" fo:margin-left="0cm" fo:margin-right="0cm" fo:text-indent="0cm" fo:margin-top="12pt" fo:margin-bottom="0pt"/>
    </style:style>
    <style:style style:family="text" style:name="T789">
      <style:text-properties fo:font-family="Times New Roman" style:font-family-complex="Times New Roman" fo:font-size="12pt" fo:font-style="italic"/>
    </style:style>
    <style:style style:parent-style-name="733" style:list-style-name="WWNum24" style:family="paragraph" style:name="P176">
      <style:paragraph-properties fo:line-height="115%" fo:text-align="justify" fo:margin-left="0cm" fo:margin-right="0cm" fo:text-indent="0cm" fo:margin-top="0pt" fo:margin-bottom="0pt">
        <style:tab-stops>
          <style:tab-stop style:position="0.9984cm" style:type="left"/>
          <style:tab-stop style:position="1.999cm" style:type="left"/>
        </style:tab-stops>
      </style:paragraph-properties>
    </style:style>
    <style:style style:family="text" style:name="T790">
      <style:text-properties fo:font-family="Times New Roman" style:font-family-asian="Times New Roman" fo:font-size="12pt"/>
    </style:style>
    <style:style style:parent-style-name="733" style:list-style-name="WWNum24" style:family="paragraph" style:name="P177">
      <style:paragraph-properties fo:line-height="115%" fo:text-align="justify" fo:margin-left="0cm" fo:margin-right="0cm" fo:text-indent="0cm" fo:margin-top="0pt" fo:margin-bottom="0pt">
        <style:tab-stops>
          <style:tab-stop style:position="0.9984cm" style:type="left"/>
          <style:tab-stop style:position="1.999cm" style:type="left"/>
        </style:tab-stops>
      </style:paragraph-properties>
    </style:style>
    <style:style style:family="text" style:name="T791">
      <style:text-properties fo:font-family="Times New Roman" style:font-family-asian="Times New Roman" fo:font-size="12pt"/>
    </style:style>
    <style:style style:parent-style-name="696" style:family="paragraph" style:name="P178">
      <style:paragraph-properties fo:line-height="100%" fo:text-align="justify" fo:margin-top="0pt" fo:margin-bottom="0pt" fo:background-color="#ffffff">
        <style:tab-stops>
          <style:tab-stop style:position="1.499cm" style:type="left"/>
          <style:tab-stop style:position="1.999cm" style:type="left"/>
        </style:tab-stops>
      </style:paragraph-properties>
    </style:style>
    <style:style style:family="text" style:name="T792">
      <style:text-properties fo:font-family="Times New Roman" style:font-family-asian="Times New Roman" style:font-family-complex="Times New Roman" fo:font-size="12pt"/>
    </style:style>
    <style:style style:parent-style-name="733" style:family="paragraph" style:name="P179">
      <style:text-properties/>
      <style:paragraph-properties fo:line-height="150%" fo:text-align="justify" fo:margin-left="0cm" fo:margin-right="0cm" fo:text-indent="1.251cm" fo:margin-top="0pt" fo:margin-bottom="0pt">
        <style:tab-stops>
          <style:tab-stop style:position="1.999cm" style:type="left"/>
        </style:tab-stops>
      </style:paragraph-properties>
    </style:style>
    <style:style style:family="text" style:name="T793">
      <style:text-properties fo:font-family="Times New Roman" style:font-family-complex="Times New Roman" fo:font-size="12pt"/>
    </style:style>
    <style:style style:parent-style-name="696" style:family="paragraph" style:name="P180">
      <style:paragraph-properties fo:line-height="150%" fo:text-align="center" fo:margin-top="0pt" fo:margin-bottom="0pt"/>
    </style:style>
    <style:style style:family="text" style:name="T794">
      <style:text-properties fo:font-family="Times New Roman" style:font-family-complex="Times New Roman" fo:font-size="12pt" fo:font-weight="bold"/>
    </style:style>
    <style:style style:parent-style-name="733" style:family="paragraph" style:name="P181">
      <style:paragraph-properties fo:line-height="150%" fo:text-align="center" fo:margin-left="0cm" fo:margin-right="0cm" fo:text-indent="0cm" fo:margin-top="12pt" fo:margin-bottom="0pt"/>
    </style:style>
    <style:style style:family="text" style:name="T795">
      <style:text-properties fo:font-family="Times New Roman" style:font-family-complex="Times New Roman" fo:font-size="12pt" fo:font-style="italic"/>
    </style:style>
    <style:style style:parent-style-name="733" style:list-style-name="WWNum25" style:family="paragraph" style:name="P182">
      <style:paragraph-properties fo:line-height="115%" fo:text-align="justify" fo:margin-left="0cm" fo:margin-right="0cm" fo:text-indent="0cm" fo:margin-top="0pt" fo:margin-bottom="0pt">
        <style:tab-stops>
          <style:tab-stop style:position="0.9984cm" style:type="left"/>
          <style:tab-stop style:position="1.999cm" style:type="left"/>
        </style:tab-stops>
      </style:paragraph-properties>
    </style:style>
    <style:style style:family="text" style:name="T796">
      <style:text-properties fo:font-family="Times New Roman" style:font-family-asian="Times New Roman" fo:font-size="12pt"/>
    </style:style>
    <style:style style:parent-style-name="733" style:list-style-name="WWNum25" style:family="paragraph" style:name="P183">
      <style:paragraph-properties fo:line-height="115%" fo:text-align="justify" fo:margin-left="0cm" fo:margin-right="0cm" fo:text-indent="0cm" fo:margin-top="0pt" fo:margin-bottom="0pt">
        <style:tab-stops>
          <style:tab-stop style:position="0.9984cm" style:type="left"/>
          <style:tab-stop style:position="1.999cm" style:type="left"/>
        </style:tab-stops>
      </style:paragraph-properties>
    </style:style>
    <style:style style:family="text" style:name="T797">
      <style:text-properties fo:font-family="Times New Roman" style:font-family-asian="Times New Roman" fo:font-size="12pt"/>
    </style:style>
    <style:style style:parent-style-name="733" style:family="paragraph" style:name="P184">
      <style:paragraph-properties fo:line-height="150%" fo:text-align="center" fo:margin-left="0cm" fo:margin-right="0cm" fo:text-indent="0cm" fo:margin-top="0pt" fo:margin-bottom="0pt">
        <style:tab-stops>
          <style:tab-stop style:position="1.499cm" style:type="left"/>
          <style:tab-stop style:position="1.999cm" style:type="left"/>
        </style:tab-stops>
      </style:paragraph-properties>
    </style:style>
    <style:style style:family="text" style:name="T798">
      <style:text-properties fo:font-family="Times New Roman" style:font-family-asian="Times New Roman" style:font-family-complex="Times New Roman" fo:font-size="12pt" fo:font-style="italic"/>
    </style:style>
    <style:style style:parent-style-name="696" style:family="paragraph" style:name="P185">
      <style:paragraph-properties fo:line-height="150%" fo:text-align="center" fo:margin-top="0pt" fo:margin-bottom="0pt"/>
    </style:style>
    <style:style style:family="text" style:name="T799">
      <style:text-properties fo:font-family="Times New Roman" style:font-family-complex="Times New Roman" fo:font-size="12pt" fo:font-weight="bold"/>
    </style:style>
    <style:style style:parent-style-name="733" style:family="paragraph" style:name="P186">
      <style:paragraph-properties fo:line-height="150%" fo:text-align="center" fo:margin-left="0cm" fo:margin-right="0cm" fo:text-indent="0cm" fo:margin-top="12pt" fo:margin-bottom="0pt"/>
    </style:style>
    <style:style style:family="text" style:name="T800">
      <style:text-properties fo:font-family="Times New Roman" style:font-family-complex="Times New Roman" fo:font-size="12pt" fo:font-style="italic"/>
    </style:style>
    <style:style style:parent-style-name="733" style:list-style-name="WWNum26" style:family="paragraph" style:name="P187">
      <style:paragraph-properties fo:line-height="115%" fo:text-align="justify" fo:margin-left="0cm" fo:margin-right="0cm" fo:text-indent="0cm" fo:margin-top="0pt" fo:margin-bottom="0pt">
        <style:tab-stops>
          <style:tab-stop style:position="0.9984cm" style:type="left"/>
          <style:tab-stop style:position="1.999cm" style:type="left"/>
        </style:tab-stops>
      </style:paragraph-properties>
    </style:style>
    <style:style style:family="text" style:name="T801">
      <style:text-properties fo:font-family="Times New Roman" style:font-family-asian="Times New Roman" fo:font-size="12pt"/>
    </style:style>
    <style:style style:parent-style-name="733" style:list-style-name="WWNum26" style:family="paragraph" style:name="P188">
      <style:paragraph-properties fo:line-height="100%" fo:text-align="justify" fo:margin-left="0cm" fo:margin-right="0cm" fo:text-indent="0cm" fo:margin-top="0pt" fo:margin-bottom="0pt" fo:background-color="#ffffff">
        <style:tab-stops>
          <style:tab-stop style:position="0.9984cm" style:type="left"/>
          <style:tab-stop style:position="1.499cm" style:type="left"/>
          <style:tab-stop style:position="1.999cm" style:type="left"/>
        </style:tab-stops>
      </style:paragraph-properties>
    </style:style>
    <style:style style:family="text" style:name="T802">
      <style:text-properties fo:font-family="Times New Roman" style:font-family-asian="Times New Roman" fo:font-size="12pt"/>
    </style:style>
    <style:style style:parent-style-name="733" style:family="paragraph" style:name="P189">
      <style:text-properties/>
      <style:paragraph-properties fo:line-height="100%" fo:text-align="justify" fo:margin-left="0cm" fo:margin-right="0cm" fo:text-indent="0cm" fo:margin-top="0pt" fo:margin-bottom="0pt">
        <style:tab-stops>
          <style:tab-stop style:position="1.499cm" style:type="left"/>
          <style:tab-stop style:position="1.999cm" style:type="left"/>
        </style:tab-stops>
      </style:paragraph-properties>
    </style:style>
    <style:style style:family="text" style:name="T803">
      <style:text-properties fo:font-family="Times New Roman" style:font-family-asian="Times New Roman" fo:font-size="12pt"/>
    </style:style>
    <style:style style:parent-style-name="733" style:family="paragraph" style:name="P190">
      <style:paragraph-properties fo:line-height="150%" fo:text-align="center" fo:margin-left="0cm" fo:margin-right="0cm" fo:text-indent="0cm" fo:margin-top="0pt" fo:margin-bottom="0pt">
        <style:tab-stops>
          <style:tab-stop style:position="1.499cm" style:type="left"/>
          <style:tab-stop style:position="1.999cm" style:type="left"/>
        </style:tab-stops>
      </style:paragraph-properties>
    </style:style>
    <style:style style:parent-style-name="696" style:family="paragraph" style:name="P191">
      <style:paragraph-properties fo:line-height="150%" fo:text-align="center" fo:margin-top="0pt" fo:margin-bottom="0pt"/>
    </style:style>
    <style:style style:family="text" style:name="T804">
      <style:text-properties fo:font-family="Times New Roman" style:font-family-complex="Times New Roman" fo:font-size="12pt" fo:font-weight="bold"/>
    </style:style>
    <style:style style:parent-style-name="733" style:family="paragraph" style:name="P192">
      <style:paragraph-properties fo:line-height="150%" fo:text-align="center" fo:margin-left="0cm" fo:margin-right="0cm" fo:text-indent="0cm" fo:margin-top="12pt" fo:margin-bottom="0pt"/>
    </style:style>
    <style:style style:family="text" style:name="T805">
      <style:text-properties fo:font-family="Times New Roman" style:font-family-complex="Times New Roman" fo:font-size="12pt" fo:font-style="italic"/>
    </style:style>
    <style:style style:parent-style-name="733" style:list-style-name="WWNum47" style:family="paragraph" style:name="P193">
      <style:paragraph-properties fo:line-height="115%" fo:text-align="justify" fo:margin-left="0cm" fo:margin-right="0cm" fo:text-indent="0cm" fo:margin-top="0pt" fo:margin-bottom="0pt">
        <style:tab-stops>
          <style:tab-stop style:position="0.9984cm" style:type="left"/>
          <style:tab-stop style:position="1.999cm" style:type="left"/>
        </style:tab-stops>
      </style:paragraph-properties>
    </style:style>
    <style:style style:family="text" style:name="T806">
      <style:text-properties fo:font-family="Times New Roman" style:font-family-asian="Times New Roman" fo:font-size="12pt"/>
    </style:style>
    <style:style style:parent-style-name="733" style:list-style-name="WWNum47" style:family="paragraph" style:name="P194">
      <style:paragraph-properties fo:line-height="115%" fo:text-align="justify" fo:margin-left="0cm" fo:margin-right="0cm" fo:text-indent="0cm" fo:margin-top="0pt" fo:margin-bottom="0pt">
        <style:tab-stops>
          <style:tab-stop style:position="0.9984cm" style:type="left"/>
          <style:tab-stop style:position="1.999cm" style:type="left"/>
        </style:tab-stops>
      </style:paragraph-properties>
    </style:style>
    <style:style style:family="text" style:name="T807">
      <style:text-properties fo:font-family="Times New Roman" style:font-family-asian="Times New Roman" fo:font-size="12pt"/>
    </style:style>
    <style:style style:parent-style-name="733" style:family="paragraph" style:name="P195">
      <style:paragraph-properties fo:line-height="150%" fo:text-align="justify" fo:margin-left="0cm" fo:margin-right="0cm" fo:text-indent="1.251cm" fo:margin-top="0pt" fo:margin-bottom="0pt">
        <style:tab-stops>
          <style:tab-stop style:position="1.999cm" style:type="left"/>
        </style:tab-stops>
      </style:paragraph-properties>
    </style:style>
  </office:automatic-styles>
  <office:body>
    <office:text text:use-soft-page-breaks="true">
      <text:p text:style-name="P55"><text:span text:style-name="T651"/><text:span/></text:p>
      <text:p text:style-name="P56"><text:span text:style-name="T652">Междисциплинарный курс МДК.02.02. Инструментальные средства разработки программного обеспечения<text:s text:c="30"/></text:span><text:span/></text:p>
      <text:p text:style-name="P57"><text:span text:style-name="T653">Специальность 09.02.07 Информационные системы и программирование</text:span><text:span/></text:p>
      <text:p text:style-name="P58"><text:span text:style-name="T654">ВАРИАНТ №1</text:span><text:span/></text:p>
      <text:p text:style-name="P59"><text:span text:style-name="T655">Теоретические вопросы:</text:span><text:span/></text:p>
      <text:list text:style-name="WWNum1" text:continue-numbering="true">
        <text:list-item>
          <text:p text:style-name="P60"><text:span text:style-name="T656">Дайте определение понятия репозитория проекта. Опишите классы уровней репозиториев.</text:span><text:span/></text:p>
        </text:list-item>
        <text:list-item>
          <text:p text:style-name="P61"><text:span text:style-name="T657">Расскажите об инструментарии анализа качества программных продуктов в среде разработки</text:span><text:span/></text:p>
        </text:list-item>
      </text:list>
      <text:p text:style-name="P62"><text:span text:style-name="T658"/><text:span/></text:p>
      <text:p text:style-name="P63"><text:span text:style-name="T659">ВАРИАНТ №2</text:span><text:span/></text:p>
      <text:p text:style-name="P64"><text:span text:style-name="T660">Теоретические вопросы:</text:span><text:span/></text:p>
      <text:list text:style-name="WWNum4" text:continue-numbering="true">
        <text:list-item>
          <text:p text:style-name="P65"><text:span text:style-name="T661">Дайте определение понятия </text:span><text:span text:style-name="T662">структура проекта. Назовите основные задачи структуризации.</text:span><text:span/></text:p>
        </text:list-item>
        <text:list-item>
          <text:p text:style-name="P66"><text:span text:style-name="T663">Дайте определение свойств качественного программного обеспечения: мобильность, полезность,<text:s text:c="2"/>машино-независимость. Поясните их назначение.</text:span><text:span/></text:p>
        </text:list-item>
      </text:list>
      <text:p text:style-name="P67"><text:span text:style-name="T664"/><text:span/></text:p>
      <text:p text:style-name="P68"><text:span text:style-name="T665">ВАРИАНТ №3</text:span><text:span/></text:p>
      <text:p text:style-name="P69"><text:span text:style-name="T666">Теоретические вопросы:</text:span><text:span/></text:p>
      <text:list text:style-name="WWNum5" text:continue-numbering="true">
        <text:list-item>
          <text:p text:style-name="P70"><text:span text:style-name="T667">Дайте определение понятия </text:span><text:span text:style-name="T668">структура проекта. опишите виды и классификацию проектов.</text:span><text:span/></text:p>
        </text:list-item>
        <text:list-item>
          <text:p text:style-name="P71"><text:span text:style-name="T669">Дайте определение свойств качественного программного обеспечения: точность, доступность, модифицируемость. Поясните их назначение.</text:span><text:span/></text:p>
        </text:list-item>
      </text:list>
      <text:p text:style-name="P72"><text:span text:style-name="T670"/><text:span/></text:p>
      <text:p text:style-name="P73"><text:span text:style-name="T671">ВАРИАНТ №4</text:span><text:span/></text:p>
      <text:p text:style-name="P74"><text:span text:style-name="T672">Теоретические вопросы:</text:span><text:span/></text:p>
      <text:list text:style-name="WWNum6" text:continue-numbering="true">
        <text:list-item>
          <text:p text:style-name="P75"><text:span text:style-name="T673">Сформулируйте определение интеграции программных модулей. Опишите виды и цели интеграции программных модулей.</text:span><text:span/></text:p>
        </text:list-item>
        <text:list-item>
          <text:p text:style-name="P76"><text:span text:style-name="T674">Перечислите и охарактеризуйте виды тестирования производительности.</text:span><text:span/></text:p>
        </text:list-item>
      </text:list>
      <text:p text:style-name="P77"><text:span text:style-name="T675">ВАРИАНТ №5</text:span><text:span/></text:p>
      <text:p text:style-name="P78"><text:span text:style-name="T676">Теоретические вопросы:</text:span><text:span/></text:p>
      <text:list text:style-name="WWNum7" text:continue-numbering="true">
        <text:list-item>
          <text:p text:style-name="P79"><text:span text:style-name="T677">Дайте определение понятия интеграции. Опишите современные технологии и инструменты интеграции.</text:span><text:span/></text:p>
        </text:list-item>
        <text:list-item>
          <text:p text:style-name="P80"><text:span text:style-name="T678">Расскажите о графическом интерфейсе пользователя. Особенности тестирования, требования.</text:span><text:span/></text:p>
        </text:list-item>
      </text:list>
      <text:p text:style-name="P81"><text:span text:style-name="T679"/><text:span/></text:p>
      <text:p text:style-name="P82"><text:span text:style-name="T680"/><text:span/></text:p>
      <text:p text:style-name="P83"><text:span text:style-name="T681"/><text:span text:style-name="T682"/></text:p>
      <text:p text:style-name="P84"><text:span text:style-name="T683">ВАРИАНТ №6</text:span><text:span text:style-name="T684"/></text:p>
      <text:p text:style-name="P85"><text:span text:style-name="T685">Теоретические вопросы:</text:span><text:span text:style-name="T686"/></text:p>
      <text:list text:style-name="WWNum8" text:continue-numbering="true">
        <text:list-item>
          <text:p text:style-name="P86"><text:span text:style-name="T687">Перечислите и охарактеризуйте нефункциональные виды тестирования.</text:span><text:span text:style-name="T688"/></text:p>
        </text:list-item>
        <text:list-item>
          <text:p text:style-name="P87"><text:span text:style-name="T689">Перечислите и поясните принципы отладки программного обеспечения.</text:span><text:span text:style-name="T690"/></text:p>
        </text:list-item>
      </text:list>
      <text:p text:style-name="P88"><text:span text:style-name="T691"/><text:span/></text:p>
      <text:p text:style-name="P89"><text:span text:style-name="T692"/><text:span/></text:p>
      <text:p text:style-name="P90"><text:span text:style-name="T693">ВАРИАНТ №7</text:span><text:span/></text:p>
      <text:p text:style-name="P91"><text:span text:style-name="T694">Теоретические вопросы:</text:span><text:span/></text:p>
      <text:list text:style-name="WWNum9" text:continue-numbering="true">
        <text:list-item>
          <text:p text:style-name="P92"><text:span text:style-name="T695">Опишите процесс выбора и настройки работы системы контроля версий (типов импортируемых файлов, путей, фильтров и др. параметров импорта в репозиторий).</text:span><text:span/></text:p>
        </text:list-item>
        <text:list-item>
          <text:p text:style-name="P93"><text:span text:style-name="T696">Перечислите и опишите методы оценки качества.</text:span><text:span/></text:p>
        </text:list-item>
      </text:list>
      <text:p text:style-name="P94"><text:span text:style-name="T697"/><text:span/></text:p>
      <text:p text:style-name="P95"><text:span text:style-name="T698">ВАРИАНТ №8</text:span><text:span/></text:p>
      <text:p text:style-name="P96"><text:span text:style-name="T699">Теоретические вопросы:</text:span><text:span/></text:p>
      <text:list text:style-name="WWNum10" text:continue-numbering="true">
        <text:list-item>
          <text:p text:style-name="P97"><text:span text:style-name="T700">Опишите процесс разработка модульной структуры проекта (диаграммы модулей).</text:span><text:span/></text:p>
        </text:list-item>
        <text:list-item>
          <text:p text:style-name="P98"><text:span text:style-name="T701">Дайте определение понятия «Качество продукции», перечислите показатели качества.</text:span><text:span/></text:p>
        </text:list-item>
      </text:list>
      <text:p text:style-name="P99"><text:span text:style-name="T702"/><text:span/></text:p>
      <text:p text:style-name="P100"><text:span text:style-name="T703"/><text:span/></text:p>
      <text:p text:style-name="P101"><text:span text:style-name="T704">ВАРИАНТ №9</text:span><text:span/></text:p>
      <text:p text:style-name="P102"><text:span text:style-name="T705">Теоретические вопросы:</text:span><text:span/></text:p>
      <text:list text:style-name="WWNum11" text:continue-numbering="true">
        <text:list-item>
          <text:p text:style-name="P103"><text:span text:style-name="T706">Опишите принцип работы протоколов транспортного уровня. </text:span><text:span/></text:p>
        </text:list-item>
        <text:list-item>
          <text:p text:style-name="P104"><text:span text:style-name="T707">Дайте определение свойств качественного программного обеспечения: надежность, структурированность, эффективность. Поясните их назначение.</text:span><text:span/></text:p>
        </text:list-item>
      </text:list>
      <text:p text:style-name="P105"><text:span text:style-name="T708"/><text:span/></text:p>
      <text:p text:style-name="P106"><text:span text:style-name="T709">ВАРИАНТ №10</text:span><text:span/></text:p>
      <text:p text:style-name="P107"><text:span text:style-name="T710">Теоретические вопросы:</text:span><text:span/></text:p>
      <text:list text:style-name="WWNum12" text:continue-numbering="true">
        <text:list-item>
          <text:p text:style-name="P108"><text:span text:style-name="T711">Дайте определение системы управления версиями. Сформулируйте основные принципы организации работы команды в системе контроля версий. </text:span><text:span/></text:p>
        </text:list-item>
        <text:list-item>
          <text:p text:style-name="P109"><text:span text:style-name="T712">Перечислите и охарактеризуйте функциональные виды тестирования.</text:span><text:span/></text:p>
        </text:list-item>
      </text:list>
      <text:p text:style-name="P110"><text:span text:style-name="T713"/><text:span/></text:p>
      <text:p text:style-name="P111"><text:span text:style-name="T714"/><text:span/></text:p>
      <text:p text:style-name="P112"><text:span text:style-name="T715"/><text:span/></text:p>
      <text:p text:style-name="P113"><text:span text:style-name="T716"/><text:span/></text:p>
      <text:p text:style-name="P114"><text:span text:style-name="T717"/><text:span/></text:p>
      <text:p text:style-name="P115"><text:span text:style-name="T718"/><text:span/></text:p>
      <text:p text:style-name="P116"><text:span text:style-name="T719">ВАРИАНТ №11</text:span><text:span/></text:p>
      <text:p text:style-name="P117"><text:span text:style-name="T720">Теоретические вопросы:</text:span><text:span/></text:p>
      <text:list text:style-name="WWNum13" text:continue-numbering="true">
        <text:list-item>
          <text:p text:style-name="P118"><text:span text:style-name="T721">Дайте определение понятия проект. Охарактеризуйте состав и структуру коллектива разработчиков, их функции.</text:span><text:span/></text:p>
        </text:list-item>
        <text:list-item>
          <text:p text:style-name="P119"><text:span text:style-name="T722">Перечислите и охарактеризуйте связанные с изменениями<text:s text:c="2"/>виды тестирования.</text:span><text:span/></text:p>
        </text:list-item>
      </text:list>
      <text:p text:style-name="P120"><text:span text:style-name="T723"/><text:span/></text:p>
      <text:p text:style-name="P121"><text:span text:style-name="T724">ВАРИАНТ №12</text:span><text:span/></text:p>
      <text:p text:style-name="P122"><text:span text:style-name="T725">Теоретические вопросы:</text:span><text:span/></text:p>
      <text:list text:style-name="WWNum14" text:continue-numbering="true">
        <text:list-item>
          <text:p text:style-name="P123"><text:span text:style-name="T726">Сформулируйте понятие и принципы работы с инструментальными средствами разработки ПО.</text:span><text:span/></text:p>
        </text:list-item>
        <text:list-item>
          <text:p text:style-name="P124"><text:span text:style-name="T727">Дайте определение понятий «Отладка», «Локализация Ошибки». Какие виды ошибок существуют? Охарактеризуйте их.</text:span><text:span/></text:p>
        </text:list-item>
      </text:list>
      <text:p text:style-name="P125"><text:span text:style-name="T728">ВАРИАНТ №13</text:span><text:span text:style-name="T729"/></text:p>
      <text:p text:style-name="P126"><text:span text:style-name="T730">Теоретические вопросы:</text:span><text:span text:style-name="T731"/></text:p>
      <text:list text:style-name="WWNum15" text:continue-numbering="true">
        <text:list-item>
          <text:p text:style-name="P127"><text:span text:style-name="T732">Опишите инструментальные средства создания Windows-приложений.</text:span><text:span text:style-name="T733"/></text:p>
        </text:list-item>
        <text:list-item>
          <text:p text:style-name="P128"><text:span text:style-name="T734">Опишите процесс разработки тестовых модулей проекта для тестирования отдельных модулей.</text:span><text:span text:style-name="T735"/></text:p>
        </text:list-item>
      </text:list>
      <text:p text:style-name="P129"><text:span text:style-name="T736">ВАРИАНТ №14</text:span><text:span text:style-name="T737"/></text:p>
      <text:p text:style-name="P130"><text:span text:style-name="T738">Теоретические вопросы:</text:span><text:span text:style-name="T739"/></text:p>
      <text:list text:style-name="WWNum16" text:continue-numbering="true">
        <text:list-item>
          <text:p text:style-name="P131"><text:span text:style-name="T740">Опишите процесс разработка приложений Windows.Forms в среде программирования Microsoft Visual Studio.</text:span><text:span text:style-name="T741"/></text:p>
        </text:list-item>
        <text:list-item>
          <text:p text:style-name="P132"><text:span text:style-name="T742">Сформулируйте цель и задачи автоматизация бизнес-процессов. Опишите процессы хаотичной<text:s text:c="2"/>автоматизации, автоматизации по участкам, автоматизация по направлениям и комплексной автоматизации деятельности организации. </text:span><text:span text:style-name="T743"/><text:span text:style-name="T744"/><text:span text:style-name="T745"/><text:span text:style-name="T746"/></text:p>
        </text:list-item>
      </text:list>
      <text:p text:style-name="P133"><text:span text:style-name="T747"/><text:span/></text:p>
      <text:p text:style-name="P134"><text:span text:style-name="T748">ВАРИАНТ №15</text:span><text:span/></text:p>
      <text:p text:style-name="P135"><text:span text:style-name="T749">Теоретические вопросы:</text:span><text:span/></text:p>
      <text:list text:style-name="WWNum17" text:continue-numbering="true">
        <text:list-item>
          <text:p text:style-name="P136"><text:span text:style-name="T750">Расскажите про инструменты разработки программных средств. Перечислите и охарактеризуйте группы инструментов ПС.</text:span><text:span/></text:p>
        </text:list-item>
        <text:list-item>
          <text:p text:style-name="P137"><text:span text:style-name="T751">Сформулируйте определение понятия тестирование. Опишите методы и средства организации тестирования.</text:span><text:span/></text:p>
        </text:list-item>
      </text:list>
      <text:p text:style-name="P138"><text:span text:style-name="T752"/><text:span/></text:p>
      <text:p text:style-name="P139"><text:span text:style-name="T753"/><text:span/></text:p>
      <text:p text:style-name="P140"><text:span text:style-name="T754">ВАРИАНТ №16</text:span><text:span/></text:p>
      <text:p text:style-name="P141"><text:span text:style-name="T755">Теоретические вопросы:</text:span><text:span/></text:p>
      <text:list text:style-name="WWNum18" text:continue-numbering="true">
        <text:list-item>
          <text:p text:style-name="P142"><text:span text:style-name="T756">Перечислите и охарактеризуйте основные классы инструментальных сред разработки и сопровождения ПС.</text:span><text:span/></text:p>
        </text:list-item>
        <text:list-item>
          <text:p text:style-name="P143"><text:span text:style-name="T757">Расскажите о методах проведения тестирования пользовательского интерфейса.</text:span><text:span/></text:p>
        </text:list-item>
      </text:list>
      <text:p text:style-name="P144"><text:span text:style-name="T758"/><text:span/></text:p>
      <text:p text:style-name="P145"><text:span text:style-name="T759"/><text:span/></text:p>
      <text:p text:style-name="P146"><text:span text:style-name="T760">ВАРИАНТ №17</text:span><text:span/></text:p>
      <text:p text:style-name="P147"><text:span text:style-name="T761">Теоретические вопросы:</text:span><text:span/></text:p>
      <text:list text:style-name="WWNum19" text:continue-numbering="true">
        <text:list-item>
          <text:p text:style-name="P148"><text:span text:style-name="T762">Опишите методы организации коллективной разработки ПО.</text:span><text:span/></text:p>
        </text:list-item>
        <text:list-item>
          <text:p text:style-name="P149"><text:span text:style-name="T763">Перечислите и охарактеризуйте методы отладки программного обеспечения.</text:span><text:span/></text:p>
        </text:list-item>
      </text:list>
      <text:p text:style-name="P150"><text:span text:style-name="T764"/><text:span/></text:p>
      <text:p text:style-name="P151"><text:span text:style-name="T765">ВАРИАНТ №18</text:span><text:span/></text:p>
      <text:p text:style-name="P152"><text:span text:style-name="T766">Теоретические вопросы:</text:span><text:span/></text:p>
      <text:list text:style-name="WWNum20" text:continue-numbering="true">
        <text:list-item>
          <text:p text:style-name="P153"><text:span text:style-name="T767">Дайте определение понятию отладки программного средства.</text:span><text:span/></text:p>
        </text:list-item>
        <text:list-item>
          <text:p text:style-name="P154"><text:span text:style-name="T768">Опишите методы и способы идентификации сбоев и ошибок.</text:span><text:span/></text:p>
        </text:list-item>
      </text:list>
      <text:p text:style-name="P155"><text:span text:style-name="T769"/><text:span/></text:p>
      <text:p text:style-name="P156"><text:span text:style-name="T770">ВАРИАНТ №19</text:span><text:span/></text:p>
      <text:p text:style-name="P157"><text:span text:style-name="T771">Теоретические вопросы:</text:span><text:span/></text:p>
      <text:list text:style-name="WWNum21" text:continue-numbering="true">
        <text:list-item>
          <text:p text:style-name="P158"><text:span text:style-name="T772">Дайте определение понятия и опишите особенности разработки программного модуля.</text:span><text:span/></text:p>
        </text:list-item>
        <text:list-item>
          <text:p text:style-name="P159"><text:span text:style-name="T773">Опишите инструментальные средства поддержки процесса документирования.</text:span><text:span/></text:p>
        </text:list-item>
      </text:list>
      <text:p text:style-name="P160"><text:span text:style-name="T774"/><text:span/></text:p>
      <text:p text:style-name="P161"><text:span text:style-name="T775">ВАРИАНТ №20</text:span><text:span/></text:p>
      <text:p text:style-name="P162"><text:span text:style-name="T776">Теоретические вопросы:</text:span><text:span/></text:p>
      <text:list text:style-name="WWNum22" text:continue-numbering="true">
        <text:list-item>
          <text:p text:style-name="P163"><text:span text:style-name="T777">Опишите процесс тестирования интерфейса пользователя средствами инструментальной среды разработки.</text:span><text:span/></text:p>
        </text:list-item>
        <text:list-item>
          <text:p text:style-name="P164"><text:span text:style-name="T778">Дайте определение понятия обработка исключительных ситуаций. Опишите инструменты среды разработки для обработки исключительных ситуаций.</text:span><text:span/></text:p>
        </text:list-item>
      </text:list>
      <text:p text:style-name="P165"><text:span text:style-name="T779"/><text:span/></text:p>
      <text:p text:style-name="P166"><text:span text:style-name="T780"/><text:span/></text:p>
      <text:p text:style-name="P167"><text:span text:style-name="T781"/><text:span/></text:p>
      <text:p text:style-name="P168"><text:span text:style-name="T782">ВАРИАНТ №21</text:span><text:span/></text:p>
      <text:p text:style-name="P169"><text:span text:style-name="T783">Теоретические вопросы:</text:span><text:span/></text:p>
      <text:list text:style-name="WWNum23" text:continue-numbering="true">
        <text:list-item>
          <text:p text:style-name="P170"><text:span text:style-name="T784">Опишите методические аспекты проектирования ПО. Общие принципы проектирования систем. </text:span><text:span/></text:p>
        </text:list-item>
        <text:list-item>
          <text:p text:style-name="P171"><text:span text:style-name="T785">Сформулируйте основные этапы документирования результатов тестирования.</text:span><text:span/></text:p>
        </text:list-item>
      </text:list>
      <text:p text:style-name="P172"><text:span text:style-name="T786"/><text:span/></text:p>
      <text:p text:style-name="P173"><text:span text:style-name="T787"/><text:span/></text:p>
      <text:p text:style-name="P174"><text:span text:style-name="T788">ВАРИАНТ №22</text:span><text:span/></text:p>
      <text:p text:style-name="P175"><text:span text:style-name="T789">Теоретические вопросы:</text:span><text:span/></text:p>
      <text:list text:style-name="WWNum24" text:continue-numbering="true">
        <text:list-item>
          <text:p text:style-name="P176"><text:span text:style-name="T790">Перечислите стандарты качества программных средств.<text:s text:c="2"/></text:span><text:span/></text:p>
        </text:list-item>
        <text:list-item>
          <text:p text:style-name="P177"><text:span text:style-name="T791">Опишите процесс выявление ошибок системных компонентов.</text:span><text:span/></text:p>
        </text:list-item>
      </text:list>
      <text:p text:style-name="P178"><text:span text:style-name="T792"/><text:span/></text:p>
      <text:p text:style-name="P179"><text:span text:style-name="T793"/><text:span/></text:p>
      <text:p text:style-name="P180"><text:span text:style-name="T794">ВАРИАНТ №23</text:span><text:span/></text:p>
      <text:p text:style-name="P181"><text:span text:style-name="T795">Теоретические вопросы:</text:span><text:span/></text:p>
      <text:list text:style-name="WWNum25" text:continue-numbering="true">
        <text:list-item>
          <text:p text:style-name="P182"><text:span text:style-name="T796">Дайте определение понятия «Качество программного обеспечения». Перечислите критерии оценки качества ПО.</text:span><text:span/></text:p>
        </text:list-item>
        <text:list-item>
          <text:p text:style-name="P183"><text:span text:style-name="T797">Перечислите основные средства проектирования интерфейса пользователя и опишите принцип из работы.</text:span><text:span/></text:p>
        </text:list-item>
      </text:list>
      <text:p text:style-name="P184"><text:span text:style-name="T798"/><text:span/></text:p>
      <text:p text:style-name="P185"><text:span text:style-name="T799">ВАРИАНТ №24</text:span><text:span/></text:p>
      <text:p text:style-name="P186"><text:span text:style-name="T800">Теоретические вопросы:</text:span><text:span/></text:p>
      <text:list text:style-name="WWNum26" text:continue-numbering="true">
        <text:list-item>
          <text:p text:style-name="P187"><text:span text:style-name="T801">Дайте определение свойств качественного программного обеспечения: понятность, осмысленность, завершенность. Поясните их назначение.</text:span><text:span/></text:p>
        </text:list-item>
        <text:list-item>
          <text:p text:style-name="P188"><text:span text:style-name="T802">Дайте определение понятий ручное и автоматизированное тестирование. Расскажите об их преимуществах и недостатках.</text:span><text:span/></text:p>
        </text:list-item>
      </text:list>
      <text:p text:style-name="P189"><text:span text:style-name="T803"/><text:span/></text:p>
      <text:p text:style-name="P190"><text:span/><text:span/></text:p>
      <text:p text:style-name="P191"><text:span text:style-name="T804">ВАРИАНТ №25</text:span><text:span/></text:p>
      <text:p text:style-name="P192"><text:span text:style-name="T805">Теоретические вопросы:</text:span><text:span/></text:p>
      <text:list text:style-name="WWNum47" text:continue-numbering="true">
        <text:list-item>
          <text:p text:style-name="P193"><text:span text:style-name="T806">Перечислите и поясните принципы отладки программного обеспечения.</text:span><text:span/></text:p>
        </text:list-item>
        <text:list-item>
          <text:p text:style-name="P194"><text:span text:style-name="T807">Дайте определение понятий ручное и автоматизированное тестирование. Расскажите об их преимуществах и недостатках.</text:span><text:span/></text:p>
        </text:list-item>
      </text:list>
      <text:p text:style-name="P195"><text:span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Arial" style:font-family-complex="Arial" fo:font-size="11pt" fo:language="en" fo:country="US"/>
      <style:paragraph-properties fo:line-height="115%" style:tab-stop-distance="35.45pt" fo:margin-bottom="10pt"/>
    </style:default-style>
    <style:default-style style:family="text">
      <style:text-properties fo:font-family="Arial" style:font-family-asian="Arial" style:font-family-complex="Arial" fo:font-size="11pt" fo:language="en" fo:country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Normal" style:family="paragraph" style:name="8"/>
    <style:style style:display-name="Hyperlink" style:family="text" style:name="172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8" style:display-name="footnote text" style:family="paragraph" style:name="173">
      <style:text-properties fo:font-size="9pt"/>
      <style:paragraph-properties fo:line-height="100%" fo:margin-bottom="2pt"/>
    </style:style>
    <style:style style:parent-style-name="759" style:display-name="footnote reference" style:family="text" style:name="175">
      <style:text-properties style:text-position="super 58%"/>
    </style:style>
    <style:style style:parent-style-name="8" style:display-name="endnote text" style:family="paragraph" style:name="176">
      <style:text-properties fo:font-size="10pt"/>
      <style:paragraph-properties fo:line-height="100%" fo:margin-bottom="0pt"/>
    </style:style>
    <style:style style:parent-style-name="759" style:display-name="endnote reference" style:family="text" style:name="178">
      <style:text-properties style:text-position="super 58%"/>
    </style:style>
    <style:style style:parent-style-name="8" style:display-name="toc 1" style:family="paragraph" style:name="179">
      <style:paragraph-properties fo:margin-left="0cm" fo:margin-right="0cm" fo:text-indent="0cm" fo:margin-bottom="2.85pt"/>
    </style:style>
    <style:style style:parent-style-name="8" style:display-name="toc 2" style:family="paragraph" style:name="180">
      <style:paragraph-properties fo:margin-left="0.4992cm" fo:margin-right="0cm" fo:text-indent="0cm" fo:margin-bottom="2.85pt"/>
    </style:style>
    <style:style style:parent-style-name="8" style:display-name="toc 3" style:family="paragraph" style:name="181">
      <style:paragraph-properties fo:margin-left="1cm" fo:margin-right="0cm" fo:text-indent="0cm" fo:margin-bottom="2.85pt"/>
    </style:style>
    <style:style style:parent-style-name="8" style:display-name="toc 4" style:family="paragraph" style:name="182">
      <style:paragraph-properties fo:margin-left="1.499cm" fo:margin-right="0cm" fo:text-indent="0cm" fo:margin-bottom="2.85pt"/>
    </style:style>
    <style:style style:parent-style-name="8" style:display-name="toc 5" style:family="paragraph" style:name="183">
      <style:paragraph-properties fo:margin-left="2cm" fo:margin-right="0cm" fo:text-indent="0cm" fo:margin-bottom="2.85pt"/>
    </style:style>
    <style:style style:parent-style-name="8" style:display-name="toc 6" style:family="paragraph" style:name="184">
      <style:paragraph-properties fo:margin-left="2.5cm" fo:margin-right="0cm" fo:text-indent="0cm" fo:margin-bottom="2.85pt"/>
    </style:style>
    <style:style style:parent-style-name="8" style:display-name="toc 7" style:family="paragraph" style:name="185">
      <style:paragraph-properties fo:margin-left="3.001cm" fo:margin-right="0cm" fo:text-indent="0cm" fo:margin-bottom="2.85pt"/>
    </style:style>
    <style:style style:parent-style-name="8" style:display-name="toc 8" style:family="paragraph" style:name="186">
      <style:paragraph-properties fo:margin-left="3.5cm" fo:margin-right="0cm" fo:text-indent="0cm" fo:margin-bottom="2.85pt"/>
    </style:style>
    <style:style style:parent-style-name="8" style:display-name="toc 9" style:family="paragraph" style:name="187">
      <style:paragraph-properties fo:margin-left="4.001cm" fo:margin-right="0cm" fo:text-indent="0cm" fo:margin-bottom="2.85pt"/>
    </style:style>
    <style:style style:display-name="TOC Heading" style:family="paragraph" style:name="188"/>
    <style:style style:class="default" style:display-name="DStyle_paragraph" style:family="paragraph" style:name="695">
      <style:text-properties fo:color="#000000" fo:font-family="Calibri" style:font-family-asian="Calibri" style:font-family-complex="Arial" fo:font-size="11pt" fo:language="ru" fo:country="RU"/>
      <style:paragraph-properties/>
    </style:style>
    <style:style style:parent-style-name="695" style:display-name="Standard" style:family="paragraph" style:name="696">
      <style:text-properties/>
      <style:paragraph-properties fo:line-height="107.917%" fo:text-align="left" fo:margin-top="0pt" fo:margin-bottom="8pt"/>
    </style:style>
    <style:style style:parent-style-name="696" style:display-name="Heading" style:family="paragraph" style:name="697">
      <style:text-properties fo:font-family="Liberation Sans" style:font-family-asian="Source Han Sans CN" style:font-family-complex="Noto Sans Devanagari" fo:font-size="14pt"/>
      <style:paragraph-properties fo:margin-top="12pt" fo:margin-bottom="6pt"/>
    </style:style>
    <style:style style:parent-style-name="696" style:display-name="Text body" style:family="paragraph" style:name="698">
      <style:paragraph-properties fo:line-height="115%" fo:margin-top="0pt" fo:margin-bottom="7pt"/>
    </style:style>
    <style:style style:parent-style-name="698" style:display-name="List" style:family="paragraph" style:name="699">
      <style:text-properties style:font-family-complex="Noto Sans Devanagari"/>
    </style:style>
    <style:style style:parent-style-name="696" style:display-name="Caption" style:family="paragraph" style:name="700">
      <style:text-properties fo:color="#4f81bd" fo:font-size="9pt" fo:font-weight="bold"/>
      <style:paragraph-properties fo:line-height="115%"/>
    </style:style>
    <style:style style:parent-style-name="696" style:display-name="Index" style:family="paragraph" style:name="701">
      <style:text-properties style:font-family-complex="Noto Sans Devanagari"/>
    </style:style>
    <style:style style:parent-style-name="696" style:display-name="Heading 1" style:family="paragraph" style:name="702">
      <style:text-properties fo:font-family="Arial" style:font-family-asian="Arial" style:font-family-complex="Arial" fo:font-size="20pt"/>
      <style:paragraph-properties fo:margin-top="24pt" fo:margin-bottom="10pt"/>
    </style:style>
    <style:style style:parent-style-name="696" style:display-name="Heading 2" style:family="paragraph" style:name="703">
      <style:text-properties fo:font-family="Arial" style:font-family-asian="Arial" style:font-family-complex="Arial" fo:font-size="17pt"/>
      <style:paragraph-properties fo:margin-top="18pt" fo:margin-bottom="10pt"/>
    </style:style>
    <style:style style:parent-style-name="696" style:display-name="Heading 3" style:family="paragraph" style:name="704">
      <style:text-properties fo:font-family="Arial" style:font-family-asian="Arial" style:font-family-complex="Arial" fo:font-size="15pt"/>
      <style:paragraph-properties fo:margin-top="16pt" fo:margin-bottom="10pt"/>
    </style:style>
    <style:style style:parent-style-name="696" style:display-name="Heading 4" style:family="paragraph" style:name="705">
      <style:text-properties fo:font-family="Arial" style:font-family-asian="Arial" style:font-family-complex="Arial" fo:font-size="13pt" fo:font-weight="bold"/>
      <style:paragraph-properties fo:margin-top="16pt" fo:margin-bottom="10pt"/>
    </style:style>
    <style:style style:parent-style-name="696" style:display-name="Heading 5" style:family="paragraph" style:name="706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parent-style-name="696" style:display-name="Heading 6" style:family="paragraph" style:name="707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parent-style-name="696" style:display-name="Heading 7" style:family="paragraph" style:name="708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parent-style-name="696" style:display-name="Heading 8" style:family="paragraph" style:name="709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parent-style-name="696" style:display-name="Heading 9" style:family="paragraph" style:name="710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parent-style-name="695" style:display-name="No Spacing" style:family="paragraph" style:name="711">
      <style:paragraph-properties fo:line-height="100%" fo:text-align="left" fo:margin-top="0pt" fo:margin-bottom="0pt"/>
    </style:style>
    <style:style style:parent-style-name="696" style:display-name="Title" style:family="paragraph" style:name="712">
      <style:text-properties fo:font-size="24pt"/>
      <style:paragraph-properties fo:margin-top="15pt" fo:margin-bottom="10pt"/>
    </style:style>
    <style:style style:parent-style-name="696" style:display-name="Subtitle" style:family="paragraph" style:name="713">
      <style:text-properties fo:font-size="12pt"/>
      <style:paragraph-properties fo:margin-top="10pt" fo:margin-bottom="10pt"/>
    </style:style>
    <style:style style:parent-style-name="696" style:display-name="Quote" style:family="paragraph" style:name="714">
      <style:text-properties fo:font-style="italic"/>
      <style:paragraph-properties fo:margin-left="1.27cm" fo:margin-right="1.27cm" fo:text-indent="0cm"/>
    </style:style>
    <style:style style:parent-style-name="696" style:display-name="Intense Quote" style:family="paragraph" style:name="715">
      <style:text-properties fo:font-style="italic"/>
      <style:paragraph-properties fo:margin-left="1.27cm" fo:margin-right="1.27cm" fo:text-indent="0cm" fo:margin-top="0pt" fo:margin-bottom="8pt" fo:background-color="#f2f2f2" fo:border="0.01764cm solid #FFFFFF"/>
    </style:style>
    <style:style style:parent-style-name="696" style:display-name="Header and Footer" style:family="paragraph" style:name="716"/>
    <style:style style:parent-style-name="696" style:display-name="Header" style:family="paragraph" style:name="717">
      <style:paragraph-properties fo:line-height="100%" fo:margin-top="0pt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96" style:display-name="Footer" style:family="paragraph" style:name="718">
      <style:paragraph-properties fo:line-height="100%" fo:margin-top="0pt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96" style:display-name="Footnote" style:family="paragraph" style:name="719">
      <style:text-properties fo:font-size="9pt"/>
      <style:paragraph-properties fo:line-height="100%" fo:margin-top="0pt" fo:margin-bottom="2pt"/>
    </style:style>
    <style:style style:parent-style-name="696" style:display-name="Endnote" style:family="paragraph" style:name="720">
      <style:text-properties fo:font-size="10pt"/>
      <style:paragraph-properties fo:line-height="100%" fo:margin-top="0pt" fo:margin-bottom="0pt"/>
    </style:style>
    <style:style style:parent-style-name="696" style:display-name="Contents 1" style:family="paragraph" style:name="721">
      <style:paragraph-properties fo:margin-left="0cm" fo:margin-right="0cm" fo:text-indent="0cm" fo:margin-top="0pt" fo:margin-bottom="2.85pt"/>
    </style:style>
    <style:style style:parent-style-name="696" style:display-name="Contents 2" style:family="paragraph" style:name="722">
      <style:paragraph-properties fo:margin-left="0.4992cm" fo:margin-right="0cm" fo:text-indent="0cm" fo:margin-top="0pt" fo:margin-bottom="2.85pt"/>
    </style:style>
    <style:style style:parent-style-name="696" style:display-name="Contents 3" style:family="paragraph" style:name="723">
      <style:paragraph-properties fo:margin-left="1cm" fo:margin-right="0cm" fo:text-indent="0cm" fo:margin-top="0pt" fo:margin-bottom="2.85pt"/>
    </style:style>
    <style:style style:parent-style-name="696" style:display-name="Contents 4" style:family="paragraph" style:name="724">
      <style:paragraph-properties fo:margin-left="1.499cm" fo:margin-right="0cm" fo:text-indent="0cm" fo:margin-top="0pt" fo:margin-bottom="2.85pt"/>
    </style:style>
    <style:style style:parent-style-name="696" style:display-name="Contents 5" style:family="paragraph" style:name="725">
      <style:paragraph-properties fo:margin-left="2cm" fo:margin-right="0cm" fo:text-indent="0cm" fo:margin-top="0pt" fo:margin-bottom="2.85pt"/>
    </style:style>
    <style:style style:parent-style-name="696" style:display-name="Contents 6" style:family="paragraph" style:name="726">
      <style:paragraph-properties fo:margin-left="2.5cm" fo:margin-right="0cm" fo:text-indent="0cm" fo:margin-top="0pt" fo:margin-bottom="2.85pt"/>
    </style:style>
    <style:style style:parent-style-name="696" style:display-name="Contents 7" style:family="paragraph" style:name="727">
      <style:paragraph-properties fo:margin-left="3.001cm" fo:margin-right="0cm" fo:text-indent="0cm" fo:margin-top="0pt" fo:margin-bottom="2.85pt"/>
    </style:style>
    <style:style style:parent-style-name="696" style:display-name="Contents 8" style:family="paragraph" style:name="728">
      <style:paragraph-properties fo:margin-left="3.5cm" fo:margin-right="0cm" fo:text-indent="0cm" fo:margin-top="0pt" fo:margin-bottom="2.85pt"/>
    </style:style>
    <style:style style:parent-style-name="696" style:display-name="Contents 9" style:family="paragraph" style:name="729">
      <style:paragraph-properties fo:margin-left="4.001cm" fo:margin-right="0cm" fo:text-indent="0cm" fo:margin-top="0pt" fo:margin-bottom="2.85pt"/>
    </style:style>
    <style:style style:parent-style-name="697" style:display-name="Index Heading" style:family="paragraph" style:name="730"/>
    <style:style style:parent-style-name="695" style:display-name="Contents Heading" style:family="paragraph" style:name="731">
      <style:paragraph-properties fo:line-height="107.917%" fo:text-align="left" fo:margin-top="0pt" fo:margin-bottom="8pt"/>
    </style:style>
    <style:style style:parent-style-name="696" style:display-name="table of figures" style:family="paragraph" style:name="732">
      <style:paragraph-properties fo:margin-top="0pt" fo:margin-bottom="0pt"/>
    </style:style>
    <style:style style:parent-style-name="696" style:display-name="List Paragraph" style:family="paragraph" style:name="733">
      <style:text-properties/>
      <style:paragraph-properties fo:margin-left="1.27cm" fo:margin-right="0cm" fo:text-indent="0cm" fo:margin-top="0pt" fo:margin-bottom="8pt"/>
    </style:style>
    <style:style style:parent-style-name="696" style:display-name="Normal (Web)" style:family="paragraph" style:name="734">
      <style:text-properties fo:font-family="Times New Roman" style:font-family-asian="Times New Roman" style:font-family-complex="Times New Roman" fo:font-size="12pt"/>
      <style:paragraph-properties fo:line-height="100%" fo:margin-top="14pt" fo:margin-bottom="14pt"/>
    </style:style>
    <style:style style:parent-style-name="696" style:display-name="Balloon Text" style:family="paragraph" style:name="735">
      <style:text-properties fo:font-family="Tahoma" style:font-family-complex="Tahoma" fo:font-size="8pt"/>
      <style:paragraph-properties fo:line-height="100%" fo:margin-top="0pt" fo:margin-bottom="0pt"/>
    </style:style>
    <style:style style:parent-style-name="759" style:display-name="Heading 1 Char" style:family="text" style:name="736">
      <style:text-properties fo:font-family="Arial" style:font-family-asian="Arial" style:font-family-complex="Arial" fo:font-size="20pt"/>
    </style:style>
    <style:style style:parent-style-name="759" style:display-name="Heading 2 Char" style:family="text" style:name="737">
      <style:text-properties fo:font-family="Arial" style:font-family-asian="Arial" style:font-family-complex="Arial" fo:font-size="17pt"/>
    </style:style>
    <style:style style:parent-style-name="759" style:display-name="Heading 3 Char" style:family="text" style:name="738">
      <style:text-properties fo:font-family="Arial" style:font-family-asian="Arial" style:font-family-complex="Arial" fo:font-size="15pt"/>
    </style:style>
    <style:style style:parent-style-name="759" style:display-name="Heading 4 Char" style:family="text" style:name="739">
      <style:text-properties fo:font-family="Arial" style:font-family-asian="Arial" style:font-family-complex="Arial" fo:font-size="13pt" fo:font-weight="bold"/>
    </style:style>
    <style:style style:parent-style-name="759" style:display-name="Heading 5 Char" style:family="text" style:name="740">
      <style:text-properties fo:font-family="Arial" style:font-family-asian="Arial" style:font-family-complex="Arial" fo:font-size="12pt" fo:font-weight="bold"/>
    </style:style>
    <style:style style:parent-style-name="759" style:display-name="Heading 6 Char" style:family="text" style:name="741">
      <style:text-properties fo:font-family="Arial" style:font-family-asian="Arial" style:font-family-complex="Arial" fo:font-size="11pt" fo:font-weight="bold"/>
    </style:style>
    <style:style style:parent-style-name="759" style:display-name="Heading 7 Char" style:family="text" style:name="742">
      <style:text-properties fo:font-family="Arial" style:font-family-asian="Arial" style:font-family-complex="Arial" fo:font-size="11pt" fo:font-style="italic" fo:font-weight="bold"/>
    </style:style>
    <style:style style:parent-style-name="759" style:display-name="Heading 8 Char" style:family="text" style:name="743">
      <style:text-properties fo:font-family="Arial" style:font-family-asian="Arial" style:font-family-complex="Arial" fo:font-size="11pt" fo:font-style="italic"/>
    </style:style>
    <style:style style:parent-style-name="759" style:display-name="Heading 9 Char" style:family="text" style:name="744">
      <style:text-properties fo:font-family="Arial" style:font-family-asian="Arial" style:font-family-complex="Arial" fo:font-size="10.5pt" fo:font-style="italic"/>
    </style:style>
    <style:style style:parent-style-name="759" style:display-name="Title Char" style:family="text" style:name="745">
      <style:text-properties fo:font-size="24pt"/>
    </style:style>
    <style:style style:parent-style-name="759" style:display-name="Subtitle Char" style:family="text" style:name="746">
      <style:text-properties fo:font-size="12pt"/>
    </style:style>
    <style:style style:parent-style-name="695" style:display-name="Quote Char" style:family="text" style:name="747">
      <style:text-properties fo:font-style="italic"/>
    </style:style>
    <style:style style:parent-style-name="695" style:display-name="Intense Quote Char" style:family="text" style:name="748">
      <style:text-properties fo:font-style="italic"/>
    </style:style>
    <style:style style:parent-style-name="759" style:display-name="Header Char" style:family="text" style:name="749"/>
    <style:style style:parent-style-name="759" style:display-name="Footer Char" style:family="text" style:name="750"/>
    <style:style style:parent-style-name="695" style:display-name="Caption Char" style:family="text" style:name="751"/>
    <style:style style:parent-style-name="695" style:display-name="Internet link" style:family="text" style:name="752">
      <style:text-properties fo:color="#0000ff" style:text-underline-type="single" style:text-underline-style="solid" style:text-underline-width="auto" style:text-underline-color="font-color"/>
    </style:style>
    <style:style style:parent-style-name="695" style:display-name="Footnote Text Char" style:family="text" style:name="753">
      <style:text-properties fo:font-size="9pt"/>
    </style:style>
    <style:style style:parent-style-name="695" style:display-name="Footnote anchor" style:family="text" style:name="754">
      <style:text-properties style:text-position="super 58%"/>
    </style:style>
    <style:style style:parent-style-name="695" style:display-name="Footnote Characters" style:family="text" style:name="755">
      <style:text-properties style:text-position="super 58%"/>
    </style:style>
    <style:style style:parent-style-name="695" style:display-name="Endnote Text Char" style:family="text" style:name="756">
      <style:text-properties fo:font-size="10pt"/>
    </style:style>
    <style:style style:parent-style-name="695" style:display-name="Endnote anchor" style:family="text" style:name="757">
      <style:text-properties style:text-position="super 58%"/>
    </style:style>
    <style:style style:parent-style-name="695" style:display-name="Endnote Characters" style:family="text" style:name="758">
      <style:text-properties style:text-position="super 58%"/>
    </style:style>
    <style:style style:parent-style-name="695" style:class="default" style:display-name="Default Paragraph Font" style:family="text" style:name="759"/>
    <style:style style:parent-style-name="759" style:display-name="Текст выноски Знак" style:family="text" style:name="760">
      <style:text-properties fo:font-family="Tahoma" style:font-family-complex="Tahoma" fo:font-size="8pt"/>
    </style:style>
    <style:style style:parent-style-name="695" style:display-name="ListLabel 1" style:family="text" style:name="761"/>
    <style:style style:parent-style-name="695" style:display-name="ListLabel 2" style:family="text" style:name="762"/>
    <style:style style:parent-style-name="695" style:display-name="ListLabel 3" style:family="text" style:name="763"/>
    <style:style style:parent-style-name="695" style:display-name="ListLabel 4" style:family="text" style:name="764"/>
    <style:style style:parent-style-name="695" style:display-name="ListLabel 5" style:family="text" style:name="765"/>
    <style:style style:parent-style-name="695" style:display-name="ListLabel 6" style:family="text" style:name="766"/>
    <style:style style:parent-style-name="695" style:display-name="ListLabel 7" style:family="text" style:name="767"/>
    <style:style style:parent-style-name="695" style:display-name="ListLabel 8" style:family="text" style:name="768"/>
    <style:style style:parent-style-name="695" style:display-name="ListLabel 9" style:family="text" style:name="769"/>
    <style:style style:parent-style-name="695" style:display-name="ListLabel 10" style:family="text" style:name="770"/>
    <style:style style:parent-style-name="695" style:display-name="ListLabel 11" style:family="text" style:name="771">
      <style:text-properties style:font-family-complex="Courier New"/>
    </style:style>
    <style:style style:parent-style-name="695" style:display-name="ListLabel 12" style:family="text" style:name="772"/>
    <style:style style:parent-style-name="695" style:display-name="ListLabel 13" style:family="text" style:name="773"/>
    <style:style style:parent-style-name="695" style:display-name="ListLabel 14" style:family="text" style:name="774">
      <style:text-properties style:font-family-complex="Courier New"/>
    </style:style>
    <style:style style:parent-style-name="695" style:display-name="ListLabel 15" style:family="text" style:name="775"/>
    <style:style style:parent-style-name="695" style:display-name="ListLabel 16" style:family="text" style:name="776"/>
    <style:style style:parent-style-name="695" style:display-name="ListLabel 17" style:family="text" style:name="777">
      <style:text-properties style:font-family-complex="Courier New"/>
    </style:style>
    <style:style style:parent-style-name="695" style:display-name="ListLabel 18" style:family="text" style:name="778"/>
    <style:style style:parent-style-name="695" style:display-name="ListLabel 19" style:family="text" style:name="779"/>
    <style:style style:parent-style-name="695" style:display-name="ListLabel 20" style:family="text" style:name="780">
      <style:text-properties style:font-family-complex="Courier New"/>
    </style:style>
    <style:style style:parent-style-name="695" style:display-name="ListLabel 21" style:family="text" style:name="781"/>
    <style:style style:parent-style-name="695" style:display-name="ListLabel 22" style:family="text" style:name="782"/>
    <style:style style:parent-style-name="695" style:display-name="ListLabel 23" style:family="text" style:name="783">
      <style:text-properties style:font-family-complex="Courier New"/>
    </style:style>
    <style:style style:parent-style-name="695" style:display-name="ListLabel 24" style:family="text" style:name="784"/>
    <style:style style:parent-style-name="695" style:display-name="ListLabel 25" style:family="text" style:name="785"/>
    <style:style style:parent-style-name="695" style:display-name="ListLabel 26" style:family="text" style:name="786">
      <style:text-properties style:font-family-complex="Courier New"/>
    </style:style>
    <style:style style:parent-style-name="695" style:display-name="ListLabel 27" style:family="text" style:name="787"/>
    <style:style style:parent-style-name="695" style:display-name="ListLabel 28" style:family="text" style:name="788"/>
    <style:style style:parent-style-name="695" style:display-name="ListLabel 29" style:family="text" style:name="789"/>
    <style:style style:parent-style-name="695" style:display-name="ListLabel 30" style:family="text" style:name="790"/>
    <style:style style:parent-style-name="695" style:display-name="ListLabel 31" style:family="text" style:name="791"/>
    <style:style style:parent-style-name="695" style:display-name="ListLabel 32" style:family="text" style:name="792"/>
    <style:style style:parent-style-name="695" style:display-name="ListLabel 33" style:family="text" style:name="793"/>
    <style:style style:parent-style-name="695" style:display-name="ListLabel 34" style:family="text" style:name="794"/>
    <style:style style:parent-style-name="695" style:display-name="ListLabel 35" style:family="text" style:name="795"/>
    <style:style style:parent-style-name="695" style:display-name="ListLabel 36" style:family="text" style:name="796"/>
    <style:style style:parent-style-name="695" style:display-name="ListLabel 37" style:family="text" style:name="797"/>
    <style:style style:parent-style-name="695" style:display-name="ListLabel 38" style:family="text" style:name="798"/>
    <style:style style:parent-style-name="695" style:display-name="ListLabel 39" style:family="text" style:name="799"/>
    <style:style style:parent-style-name="695" style:display-name="ListLabel 40" style:family="text" style:name="800"/>
    <style:style style:parent-style-name="695" style:display-name="ListLabel 41" style:family="text" style:name="801"/>
    <style:style style:parent-style-name="695" style:display-name="ListLabel 42" style:family="text" style:name="802"/>
    <style:style style:parent-style-name="695" style:display-name="ListLabel 43" style:family="text" style:name="803"/>
    <style:style style:parent-style-name="695" style:display-name="ListLabel 44" style:family="text" style:name="804"/>
    <style:style style:parent-style-name="695" style:display-name="ListLabel 45" style:family="text" style:name="805"/>
    <style:style style:parent-style-name="695" style:display-name="ListLabel 46" style:family="text" style:name="806"/>
    <style:style style:parent-style-name="695" style:display-name="ListLabel 47" style:family="text" style:name="807"/>
    <style:style style:parent-style-name="695" style:display-name="ListLabel 48" style:family="text" style:name="808"/>
    <style:style style:parent-style-name="695" style:display-name="ListLabel 49" style:family="text" style:name="809"/>
    <style:style style:parent-style-name="695" style:display-name="ListLabel 50" style:family="text" style:name="810"/>
    <style:style style:parent-style-name="695" style:display-name="ListLabel 51" style:family="text" style:name="811"/>
    <style:style style:parent-style-name="695" style:display-name="ListLabel 52" style:family="text" style:name="812"/>
    <style:style style:parent-style-name="695" style:display-name="ListLabel 53" style:family="text" style:name="813"/>
    <style:style style:parent-style-name="695" style:display-name="ListLabel 54" style:family="text" style:name="814"/>
    <style:style style:parent-style-name="695" style:display-name="ListLabel 55" style:family="text" style:name="815"/>
    <style:style style:parent-style-name="695" style:display-name="ListLabel 56" style:family="text" style:name="816"/>
    <style:style style:parent-style-name="695" style:display-name="ListLabel 57" style:family="text" style:name="817"/>
    <style:style style:parent-style-name="695" style:display-name="ListLabel 58" style:family="text" style:name="818"/>
    <style:style style:parent-style-name="695" style:display-name="ListLabel 59" style:family="text" style:name="819"/>
    <style:style style:parent-style-name="695" style:display-name="ListLabel 60" style:family="text" style:name="820"/>
    <style:style style:parent-style-name="695" style:display-name="ListLabel 61" style:family="text" style:name="821"/>
    <style:style style:parent-style-name="695" style:display-name="ListLabel 62" style:family="text" style:name="822"/>
    <style:style style:parent-style-name="695" style:display-name="ListLabel 63" style:family="text" style:name="823"/>
    <style:style style:parent-style-name="695" style:display-name="ListLabel 64" style:family="text" style:name="824"/>
    <style:style style:parent-style-name="695" style:display-name="ListLabel 65" style:family="text" style:name="825"/>
    <style:style style:parent-style-name="695" style:display-name="ListLabel 66" style:family="text" style:name="826"/>
    <style:style style:parent-style-name="695" style:display-name="ListLabel 67" style:family="text" style:name="827"/>
    <style:style style:parent-style-name="695" style:display-name="ListLabel 68" style:family="text" style:name="828"/>
    <style:style style:parent-style-name="695" style:display-name="ListLabel 69" style:family="text" style:name="829"/>
    <style:style style:parent-style-name="695" style:display-name="ListLabel 70" style:family="text" style:name="830"/>
    <style:style style:parent-style-name="695" style:display-name="ListLabel 71" style:family="text" style:name="831"/>
    <style:style style:parent-style-name="695" style:display-name="ListLabel 72" style:family="text" style:name="832"/>
    <style:style style:parent-style-name="695" style:display-name="ListLabel 73" style:family="text" style:name="833"/>
    <style:style style:parent-style-name="695" style:display-name="ListLabel 74" style:family="text" style:name="834"/>
    <style:style style:parent-style-name="695" style:display-name="ListLabel 75" style:family="text" style:name="835"/>
    <style:style style:parent-style-name="695" style:display-name="ListLabel 76" style:family="text" style:name="836"/>
    <style:style style:parent-style-name="695" style:display-name="ListLabel 77" style:family="text" style:name="837"/>
    <style:style style:parent-style-name="695" style:display-name="ListLabel 78" style:family="text" style:name="838"/>
    <style:style style:parent-style-name="695" style:display-name="ListLabel 79" style:family="text" style:name="839"/>
    <style:style style:parent-style-name="695" style:display-name="ListLabel 80" style:family="text" style:name="840"/>
    <style:style style:parent-style-name="695" style:display-name="ListLabel 81" style:family="text" style:name="841"/>
    <style:style style:parent-style-name="695" style:display-name="ListLabel 82" style:family="text" style:name="842"/>
    <style:style style:parent-style-name="695" style:display-name="ListLabel 83" style:family="text" style:name="843"/>
    <style:style style:parent-style-name="695" style:display-name="ListLabel 84" style:family="text" style:name="844"/>
    <style:style style:parent-style-name="695" style:display-name="ListLabel 85" style:family="text" style:name="845"/>
    <style:style style:parent-style-name="695" style:display-name="ListLabel 86" style:family="text" style:name="846"/>
    <style:style style:parent-style-name="695" style:display-name="ListLabel 87" style:family="text" style:name="847"/>
    <style:style style:parent-style-name="695" style:display-name="ListLabel 88" style:family="text" style:name="848"/>
    <style:style style:parent-style-name="695" style:display-name="ListLabel 89" style:family="text" style:name="849"/>
    <style:style style:parent-style-name="695" style:display-name="ListLabel 90" style:family="text" style:name="850"/>
    <style:style style:parent-style-name="695" style:display-name="ListLabel 91" style:family="text" style:name="851"/>
    <style:style style:parent-style-name="695" style:display-name="ListLabel 92" style:family="text" style:name="852"/>
    <style:style style:parent-style-name="695" style:display-name="ListLabel 93" style:family="text" style:name="853"/>
    <style:style style:parent-style-name="695" style:display-name="ListLabel 94" style:family="text" style:name="854"/>
    <style:style style:parent-style-name="695" style:display-name="ListLabel 95" style:family="text" style:name="855"/>
    <style:style style:parent-style-name="695" style:display-name="ListLabel 96" style:family="text" style:name="856"/>
    <style:style style:parent-style-name="695" style:display-name="ListLabel 97" style:family="text" style:name="857"/>
    <style:style style:parent-style-name="695" style:display-name="ListLabel 98" style:family="text" style:name="858"/>
    <style:style style:parent-style-name="695" style:display-name="ListLabel 99" style:family="text" style:name="859"/>
    <style:style style:parent-style-name="695" style:display-name="ListLabel 100" style:family="text" style:name="860"/>
    <style:style style:parent-style-name="695" style:display-name="ListLabel 101" style:family="text" style:name="861"/>
    <style:style style:parent-style-name="695" style:display-name="ListLabel 102" style:family="text" style:name="862"/>
    <style:style style:parent-style-name="695" style:display-name="ListLabel 103" style:family="text" style:name="863"/>
    <style:style style:parent-style-name="695" style:display-name="ListLabel 104" style:family="text" style:name="864"/>
    <style:style style:parent-style-name="695" style:display-name="ListLabel 105" style:family="text" style:name="865"/>
    <style:style style:parent-style-name="695" style:display-name="ListLabel 106" style:family="text" style:name="866"/>
    <style:style style:parent-style-name="695" style:display-name="ListLabel 107" style:family="text" style:name="867"/>
    <style:style style:parent-style-name="695" style:display-name="ListLabel 108" style:family="text" style:name="868"/>
    <style:style style:parent-style-name="695" style:display-name="ListLabel 109" style:family="text" style:name="869"/>
    <style:style style:parent-style-name="695" style:display-name="ListLabel 110" style:family="text" style:name="870"/>
    <style:style style:parent-style-name="695" style:display-name="ListLabel 111" style:family="text" style:name="871"/>
    <style:style style:parent-style-name="695" style:display-name="ListLabel 112" style:family="text" style:name="872"/>
    <style:style style:parent-style-name="695" style:display-name="ListLabel 113" style:family="text" style:name="873"/>
    <style:style style:parent-style-name="695" style:display-name="ListLabel 114" style:family="text" style:name="874"/>
    <style:style style:parent-style-name="695" style:display-name="ListLabel 115" style:family="text" style:name="875"/>
    <style:style style:parent-style-name="695" style:display-name="ListLabel 116" style:family="text" style:name="876"/>
    <style:style style:parent-style-name="695" style:display-name="ListLabel 117" style:family="text" style:name="877"/>
    <style:style style:parent-style-name="695" style:display-name="ListLabel 118" style:family="text" style:name="878"/>
    <style:style style:parent-style-name="695" style:display-name="ListLabel 119" style:family="text" style:name="879"/>
    <style:style style:parent-style-name="695" style:display-name="ListLabel 120" style:family="text" style:name="880"/>
    <style:style style:parent-style-name="695" style:display-name="ListLabel 121" style:family="text" style:name="881"/>
    <style:style style:parent-style-name="695" style:display-name="ListLabel 122" style:family="text" style:name="882"/>
    <style:style style:parent-style-name="695" style:display-name="ListLabel 123" style:family="text" style:name="883"/>
    <style:style style:parent-style-name="695" style:display-name="ListLabel 124" style:family="text" style:name="884"/>
    <style:style style:parent-style-name="695" style:display-name="ListLabel 125" style:family="text" style:name="885"/>
    <style:style style:parent-style-name="695" style:display-name="ListLabel 126" style:family="text" style:name="886"/>
    <style:style style:parent-style-name="695" style:display-name="ListLabel 127" style:family="text" style:name="887"/>
    <style:style style:parent-style-name="695" style:display-name="ListLabel 128" style:family="text" style:name="888"/>
    <style:style style:parent-style-name="695" style:display-name="ListLabel 129" style:family="text" style:name="889"/>
    <style:style style:parent-style-name="695" style:display-name="ListLabel 130" style:family="text" style:name="890"/>
    <style:style style:parent-style-name="695" style:display-name="ListLabel 131" style:family="text" style:name="891"/>
    <style:style style:parent-style-name="695" style:display-name="ListLabel 132" style:family="text" style:name="892"/>
    <style:style style:parent-style-name="695" style:display-name="ListLabel 133" style:family="text" style:name="893"/>
    <style:style style:parent-style-name="695" style:display-name="ListLabel 134" style:family="text" style:name="894"/>
    <style:style style:parent-style-name="695" style:display-name="ListLabel 135" style:family="text" style:name="895"/>
    <style:style style:parent-style-name="695" style:display-name="ListLabel 136" style:family="text" style:name="896"/>
    <style:style style:parent-style-name="695" style:display-name="ListLabel 137" style:family="text" style:name="897"/>
    <style:style style:parent-style-name="695" style:display-name="ListLabel 138" style:family="text" style:name="898"/>
    <style:style style:parent-style-name="695" style:display-name="ListLabel 139" style:family="text" style:name="899"/>
    <style:style style:parent-style-name="695" style:display-name="ListLabel 140" style:family="text" style:name="900"/>
    <style:style style:parent-style-name="695" style:display-name="ListLabel 141" style:family="text" style:name="901"/>
    <style:style style:parent-style-name="695" style:display-name="ListLabel 142" style:family="text" style:name="902"/>
    <style:style style:parent-style-name="695" style:display-name="ListLabel 143" style:family="text" style:name="903"/>
    <style:style style:parent-style-name="695" style:display-name="ListLabel 144" style:family="text" style:name="904"/>
    <style:style style:parent-style-name="695" style:display-name="ListLabel 145" style:family="text" style:name="905"/>
    <style:style style:parent-style-name="695" style:display-name="ListLabel 146" style:family="text" style:name="906"/>
    <style:style style:parent-style-name="695" style:display-name="ListLabel 147" style:family="text" style:name="907"/>
    <style:style style:parent-style-name="695" style:display-name="ListLabel 148" style:family="text" style:name="908"/>
    <style:style style:parent-style-name="695" style:display-name="ListLabel 149" style:family="text" style:name="909"/>
    <style:style style:parent-style-name="695" style:display-name="ListLabel 150" style:family="text" style:name="910"/>
    <style:style style:parent-style-name="695" style:display-name="ListLabel 151" style:family="text" style:name="911"/>
    <style:style style:parent-style-name="695" style:display-name="ListLabel 152" style:family="text" style:name="912"/>
    <style:style style:parent-style-name="695" style:display-name="ListLabel 153" style:family="text" style:name="913"/>
    <style:style style:parent-style-name="695" style:display-name="ListLabel 154" style:family="text" style:name="914"/>
    <style:style style:parent-style-name="695" style:display-name="ListLabel 155" style:family="text" style:name="915"/>
    <style:style style:parent-style-name="695" style:display-name="ListLabel 156" style:family="text" style:name="916"/>
    <style:style style:parent-style-name="695" style:display-name="ListLabel 157" style:family="text" style:name="917"/>
    <style:style style:parent-style-name="695" style:display-name="ListLabel 158" style:family="text" style:name="918"/>
    <style:style style:parent-style-name="695" style:display-name="ListLabel 159" style:family="text" style:name="919"/>
    <style:style style:parent-style-name="695" style:display-name="ListLabel 160" style:family="text" style:name="920"/>
    <style:style style:parent-style-name="695" style:display-name="ListLabel 161" style:family="text" style:name="921"/>
    <style:style style:parent-style-name="695" style:display-name="ListLabel 162" style:family="text" style:name="922"/>
    <style:style style:parent-style-name="695" style:display-name="ListLabel 163" style:family="text" style:name="923"/>
    <style:style style:parent-style-name="695" style:display-name="ListLabel 164" style:family="text" style:name="924"/>
    <style:style style:parent-style-name="695" style:display-name="ListLabel 165" style:family="text" style:name="925"/>
    <style:style style:parent-style-name="695" style:display-name="ListLabel 166" style:family="text" style:name="926"/>
    <style:style style:parent-style-name="695" style:display-name="ListLabel 167" style:family="text" style:name="927"/>
    <style:style style:parent-style-name="695" style:display-name="ListLabel 168" style:family="text" style:name="928"/>
    <style:style style:parent-style-name="695" style:display-name="ListLabel 169" style:family="text" style:name="929"/>
    <style:style style:parent-style-name="695" style:display-name="ListLabel 170" style:family="text" style:name="930"/>
    <style:style style:parent-style-name="695" style:display-name="ListLabel 171" style:family="text" style:name="931"/>
    <style:style style:parent-style-name="695" style:display-name="ListLabel 172" style:family="text" style:name="932"/>
    <style:style style:parent-style-name="695" style:display-name="ListLabel 173" style:family="text" style:name="933"/>
    <style:style style:parent-style-name="695" style:display-name="ListLabel 174" style:family="text" style:name="934"/>
    <style:style style:parent-style-name="695" style:display-name="ListLabel 175" style:family="text" style:name="935"/>
    <style:style style:parent-style-name="695" style:display-name="ListLabel 176" style:family="text" style:name="936"/>
    <style:style style:parent-style-name="695" style:display-name="ListLabel 177" style:family="text" style:name="937"/>
    <style:style style:parent-style-name="695" style:display-name="ListLabel 178" style:family="text" style:name="938"/>
    <style:style style:parent-style-name="695" style:display-name="ListLabel 179" style:family="text" style:name="939"/>
    <style:style style:parent-style-name="695" style:display-name="ListLabel 180" style:family="text" style:name="940"/>
    <style:style style:parent-style-name="695" style:display-name="ListLabel 181" style:family="text" style:name="941"/>
    <style:style style:parent-style-name="695" style:display-name="ListLabel 182" style:family="text" style:name="942"/>
    <style:style style:parent-style-name="695" style:display-name="ListLabel 183" style:family="text" style:name="943"/>
    <style:style style:parent-style-name="695" style:display-name="ListLabel 184" style:family="text" style:name="944"/>
    <style:style style:parent-style-name="695" style:display-name="ListLabel 185" style:family="text" style:name="945"/>
    <style:style style:parent-style-name="695" style:display-name="ListLabel 186" style:family="text" style:name="946"/>
    <style:style style:parent-style-name="695" style:display-name="ListLabel 187" style:family="text" style:name="947"/>
    <style:style style:parent-style-name="695" style:display-name="ListLabel 188" style:family="text" style:name="948"/>
    <style:style style:parent-style-name="695" style:display-name="ListLabel 189" style:family="text" style:name="949"/>
    <style:style style:parent-style-name="695" style:display-name="ListLabel 190" style:family="text" style:name="950"/>
    <style:style style:parent-style-name="695" style:display-name="ListLabel 191" style:family="text" style:name="951"/>
    <style:style style:parent-style-name="695" style:display-name="ListLabel 192" style:family="text" style:name="952"/>
    <style:style style:parent-style-name="695" style:display-name="ListLabel 193" style:family="text" style:name="953"/>
    <style:style style:parent-style-name="695" style:display-name="ListLabel 194" style:family="text" style:name="954"/>
    <style:style style:parent-style-name="695" style:display-name="ListLabel 195" style:family="text" style:name="955"/>
    <style:style style:parent-style-name="695" style:display-name="ListLabel 196" style:family="text" style:name="956"/>
    <style:style style:parent-style-name="695" style:display-name="ListLabel 197" style:family="text" style:name="957"/>
    <style:style style:parent-style-name="695" style:display-name="ListLabel 198" style:family="text" style:name="958"/>
    <style:style style:parent-style-name="695" style:display-name="ListLabel 199" style:family="text" style:name="959"/>
    <style:style style:parent-style-name="695" style:display-name="ListLabel 200" style:family="text" style:name="960"/>
    <style:style style:parent-style-name="695" style:display-name="ListLabel 201" style:family="text" style:name="961"/>
    <style:style style:parent-style-name="695" style:display-name="ListLabel 202" style:family="text" style:name="962"/>
    <style:style style:parent-style-name="695" style:display-name="ListLabel 203" style:family="text" style:name="963"/>
    <style:style style:parent-style-name="695" style:display-name="ListLabel 204" style:family="text" style:name="964"/>
    <style:style style:parent-style-name="695" style:display-name="ListLabel 205" style:family="text" style:name="965"/>
    <style:style style:parent-style-name="695" style:display-name="ListLabel 206" style:family="text" style:name="966"/>
    <style:style style:parent-style-name="695" style:display-name="ListLabel 207" style:family="text" style:name="967"/>
    <style:style style:parent-style-name="695" style:display-name="ListLabel 208" style:family="text" style:name="968"/>
    <style:style style:parent-style-name="695" style:display-name="ListLabel 209" style:family="text" style:name="969"/>
    <style:style style:parent-style-name="695" style:display-name="ListLabel 210" style:family="text" style:name="970"/>
    <style:style style:parent-style-name="695" style:display-name="ListLabel 211" style:family="text" style:name="971"/>
    <style:style style:parent-style-name="695" style:display-name="ListLabel 212" style:family="text" style:name="972"/>
    <style:style style:parent-style-name="695" style:display-name="ListLabel 213" style:family="text" style:name="973"/>
    <style:style style:parent-style-name="695" style:display-name="ListLabel 214" style:family="text" style:name="974"/>
    <style:style style:parent-style-name="695" style:display-name="ListLabel 215" style:family="text" style:name="975"/>
    <style:style style:parent-style-name="695" style:display-name="ListLabel 216" style:family="text" style:name="976"/>
    <style:style style:parent-style-name="695" style:display-name="ListLabel 217" style:family="text" style:name="977"/>
    <style:style style:parent-style-name="695" style:display-name="ListLabel 218" style:family="text" style:name="978"/>
    <style:style style:parent-style-name="695" style:display-name="ListLabel 219" style:family="text" style:name="979"/>
    <style:style style:parent-style-name="695" style:display-name="ListLabel 220" style:family="text" style:name="980"/>
    <style:style style:parent-style-name="695" style:display-name="ListLabel 221" style:family="text" style:name="981"/>
    <style:style style:parent-style-name="695" style:display-name="ListLabel 222" style:family="text" style:name="982"/>
    <style:style style:parent-style-name="695" style:display-name="ListLabel 223" style:family="text" style:name="983"/>
    <style:style style:parent-style-name="695" style:display-name="ListLabel 224" style:family="text" style:name="984"/>
    <style:style style:parent-style-name="695" style:display-name="ListLabel 225" style:family="text" style:name="985"/>
    <style:style style:parent-style-name="695" style:display-name="ListLabel 226" style:family="text" style:name="986"/>
    <style:style style:parent-style-name="695" style:display-name="ListLabel 227" style:family="text" style:name="987"/>
    <style:style style:parent-style-name="695" style:display-name="ListLabel 228" style:family="text" style:name="988"/>
    <style:style style:parent-style-name="695" style:display-name="ListLabel 229" style:family="text" style:name="989"/>
    <style:style style:parent-style-name="695" style:display-name="ListLabel 230" style:family="text" style:name="990"/>
    <style:style style:parent-style-name="695" style:display-name="ListLabel 231" style:family="text" style:name="991"/>
    <style:style style:parent-style-name="695" style:display-name="ListLabel 232" style:family="text" style:name="992"/>
    <style:style style:parent-style-name="695" style:display-name="ListLabel 233" style:family="text" style:name="993"/>
    <style:style style:parent-style-name="695" style:display-name="ListLabel 234" style:family="text" style:name="994"/>
    <style:style style:parent-style-name="695" style:display-name="ListLabel 235" style:family="text" style:name="995"/>
    <style:style style:parent-style-name="695" style:display-name="ListLabel 236" style:family="text" style:name="996"/>
    <style:style style:parent-style-name="695" style:display-name="ListLabel 237" style:family="text" style:name="997"/>
    <style:style style:parent-style-name="695" style:display-name="ListLabel 238" style:family="text" style:name="998"/>
    <style:style style:parent-style-name="695" style:display-name="ListLabel 239" style:family="text" style:name="999"/>
    <style:style style:parent-style-name="695" style:display-name="ListLabel 240" style:family="text" style:name="1000"/>
    <style:style style:parent-style-name="695" style:display-name="ListLabel 241" style:family="text" style:name="1001"/>
    <style:style style:parent-style-name="695" style:display-name="ListLabel 242" style:family="text" style:name="1002"/>
    <style:style style:parent-style-name="695" style:display-name="ListLabel 243" style:family="text" style:name="1003"/>
    <style:style style:parent-style-name="695" style:display-name="ListLabel 244" style:family="text" style:name="1004">
      <style:text-properties fo:font-family="Times New Roman" style:font-family-complex="Times New Roman"/>
    </style:style>
    <style:style style:parent-style-name="695" style:display-name="ListLabel 245" style:family="text" style:name="1005"/>
    <style:style style:parent-style-name="695" style:display-name="ListLabel 246" style:family="text" style:name="1006"/>
    <style:style style:parent-style-name="695" style:display-name="ListLabel 247" style:family="text" style:name="1007"/>
    <style:style style:parent-style-name="695" style:display-name="ListLabel 248" style:family="text" style:name="1008"/>
    <style:style style:parent-style-name="695" style:display-name="ListLabel 249" style:family="text" style:name="1009"/>
    <style:style style:parent-style-name="695" style:display-name="ListLabel 250" style:family="text" style:name="1010"/>
    <style:style style:parent-style-name="695" style:display-name="ListLabel 251" style:family="text" style:name="1011"/>
    <style:style style:parent-style-name="695" style:display-name="ListLabel 252" style:family="text" style:name="1012"/>
    <style:style style:parent-style-name="695" style:display-name="ListLabel 253" style:family="text" style:name="1013"/>
    <style:style style:parent-style-name="695" style:display-name="ListLabel 254" style:family="text" style:name="1014">
      <style:text-properties style:font-family-complex="Courier New"/>
    </style:style>
    <style:style style:parent-style-name="695" style:display-name="ListLabel 255" style:family="text" style:name="1015"/>
    <style:style style:parent-style-name="695" style:display-name="ListLabel 256" style:family="text" style:name="1016"/>
    <style:style style:parent-style-name="695" style:display-name="ListLabel 257" style:family="text" style:name="1017">
      <style:text-properties style:font-family-complex="Courier New"/>
    </style:style>
    <style:style style:parent-style-name="695" style:display-name="ListLabel 258" style:family="text" style:name="1018"/>
    <style:style style:parent-style-name="695" style:display-name="ListLabel 259" style:family="text" style:name="1019"/>
    <style:style style:parent-style-name="695" style:display-name="ListLabel 260" style:family="text" style:name="1020">
      <style:text-properties style:font-family-complex="Courier New"/>
    </style:style>
    <style:style style:parent-style-name="695" style:display-name="ListLabel 261" style:family="text" style:name="1021"/>
    <style:style style:parent-style-name="695" style:display-name="ListLabel 262" style:family="text" style:name="1022"/>
    <style:style style:parent-style-name="695" style:display-name="ListLabel 263" style:family="text" style:name="1023">
      <style:text-properties style:font-family-complex="Courier New"/>
    </style:style>
    <style:style style:parent-style-name="695" style:display-name="ListLabel 264" style:family="text" style:name="1024"/>
    <style:style style:parent-style-name="695" style:display-name="ListLabel 265" style:family="text" style:name="1025"/>
    <style:style style:parent-style-name="695" style:display-name="ListLabel 266" style:family="text" style:name="1026">
      <style:text-properties style:font-family-complex="Courier New"/>
    </style:style>
    <style:style style:parent-style-name="695" style:display-name="ListLabel 267" style:family="text" style:name="1027"/>
    <style:style style:parent-style-name="695" style:display-name="ListLabel 268" style:family="text" style:name="1028"/>
    <style:style style:parent-style-name="695" style:display-name="ListLabel 269" style:family="text" style:name="1029">
      <style:text-properties style:font-family-complex="Courier New"/>
    </style:style>
    <style:style style:parent-style-name="695" style:display-name="ListLabel 270" style:family="text" style:name="1030"/>
    <style:style style:parent-style-name="695" style:display-name="ListLabel 271" style:family="text" style:name="1031"/>
    <style:style style:parent-style-name="695" style:display-name="ListLabel 272" style:family="text" style:name="1032">
      <style:text-properties style:font-family-complex="Courier New"/>
    </style:style>
    <style:style style:parent-style-name="695" style:display-name="ListLabel 273" style:family="text" style:name="1033"/>
    <style:style style:parent-style-name="695" style:display-name="ListLabel 274" style:family="text" style:name="1034"/>
    <style:style style:parent-style-name="695" style:display-name="ListLabel 275" style:family="text" style:name="1035">
      <style:text-properties style:font-family-complex="Courier New"/>
    </style:style>
    <style:style style:parent-style-name="695" style:display-name="ListLabel 276" style:family="text" style:name="1036"/>
    <style:style style:parent-style-name="695" style:display-name="ListLabel 277" style:family="text" style:name="1037"/>
    <style:style style:parent-style-name="695" style:display-name="ListLabel 278" style:family="text" style:name="1038">
      <style:text-properties style:font-family-complex="Courier New"/>
    </style:style>
    <style:style style:parent-style-name="695" style:display-name="ListLabel 279" style:family="text" style:name="1039"/>
    <style:style style:parent-style-name="695" style:display-name="ListLabel 280" style:family="text" style:name="1040"/>
    <style:style style:parent-style-name="695" style:display-name="ListLabel 281" style:family="text" style:name="1041">
      <style:text-properties style:font-family-complex="Courier New"/>
    </style:style>
    <style:style style:parent-style-name="695" style:display-name="ListLabel 282" style:family="text" style:name="1042"/>
    <style:style style:parent-style-name="695" style:display-name="ListLabel 283" style:family="text" style:name="1043"/>
    <style:style style:parent-style-name="695" style:display-name="ListLabel 284" style:family="text" style:name="1044">
      <style:text-properties style:font-family-complex="Courier New"/>
    </style:style>
    <style:style style:parent-style-name="695" style:display-name="ListLabel 285" style:family="text" style:name="1045"/>
    <style:style style:parent-style-name="695" style:display-name="ListLabel 286" style:family="text" style:name="1046"/>
    <style:style style:parent-style-name="695" style:display-name="ListLabel 287" style:family="text" style:name="1047">
      <style:text-properties style:font-family-complex="Courier New"/>
    </style:style>
    <style:style style:parent-style-name="695" style:display-name="ListLabel 288" style:family="text" style:name="1048"/>
    <style:style style:parent-style-name="695" style:display-name="ListLabel 289" style:family="text" style:name="1049"/>
    <style:style style:parent-style-name="695" style:display-name="ListLabel 290" style:family="text" style:name="1050">
      <style:text-properties style:font-family-complex="Courier New"/>
    </style:style>
    <style:style style:parent-style-name="695" style:display-name="ListLabel 291" style:family="text" style:name="1051"/>
    <style:style style:parent-style-name="695" style:display-name="ListLabel 292" style:family="text" style:name="1052"/>
    <style:style style:parent-style-name="695" style:display-name="ListLabel 293" style:family="text" style:name="1053">
      <style:text-properties style:font-family-complex="Courier New"/>
    </style:style>
    <style:style style:parent-style-name="695" style:display-name="ListLabel 294" style:family="text" style:name="1054"/>
    <style:style style:parent-style-name="695" style:display-name="ListLabel 295" style:family="text" style:name="1055"/>
    <style:style style:parent-style-name="695" style:display-name="ListLabel 296" style:family="text" style:name="1056">
      <style:text-properties style:font-family-complex="Courier New"/>
    </style:style>
    <style:style style:parent-style-name="695" style:display-name="ListLabel 297" style:family="text" style:name="1057"/>
    <style:style style:parent-style-name="695" style:display-name="ListLabel 298" style:family="text" style:name="1058"/>
    <style:style style:parent-style-name="695" style:display-name="ListLabel 299" style:family="text" style:name="1059">
      <style:text-properties style:font-family-complex="Courier New"/>
    </style:style>
    <style:style style:parent-style-name="695" style:display-name="ListLabel 300" style:family="text" style:name="1060"/>
    <style:style style:parent-style-name="695" style:display-name="ListLabel 301" style:family="text" style:name="1061"/>
    <style:style style:parent-style-name="695" style:display-name="ListLabel 302" style:family="text" style:name="1062">
      <style:text-properties style:font-family-complex="Courier New"/>
    </style:style>
    <style:style style:parent-style-name="695" style:display-name="ListLabel 303" style:family="text" style:name="1063"/>
    <style:style style:parent-style-name="695" style:display-name="ListLabel 304" style:family="text" style:name="1064"/>
    <style:style style:parent-style-name="695" style:display-name="ListLabel 305" style:family="text" style:name="1065">
      <style:text-properties style:font-family-complex="Courier New"/>
    </style:style>
    <style:style style:parent-style-name="695" style:display-name="ListLabel 306" style:family="text" style:name="1066"/>
    <style:style style:parent-style-name="695" style:display-name="ListLabel 307" style:family="text" style:name="1067"/>
    <style:style style:parent-style-name="695" style:display-name="ListLabel 308" style:family="text" style:name="1068">
      <style:text-properties style:font-family-complex="Courier New"/>
    </style:style>
    <style:style style:parent-style-name="695" style:display-name="ListLabel 309" style:family="text" style:name="1069"/>
    <style:style style:parent-style-name="695" style:display-name="ListLabel 310" style:family="text" style:name="1070"/>
    <style:style style:parent-style-name="695" style:display-name="ListLabel 311" style:family="text" style:name="1071">
      <style:text-properties style:font-family-complex="Courier New"/>
    </style:style>
    <style:style style:parent-style-name="695" style:display-name="ListLabel 312" style:family="text" style:name="1072"/>
    <style:style style:parent-style-name="695" style:display-name="ListLabel 313" style:family="text" style:name="1073"/>
    <style:style style:parent-style-name="695" style:display-name="ListLabel 314" style:family="text" style:name="1074">
      <style:text-properties style:font-family-complex="Courier New"/>
    </style:style>
    <style:style style:parent-style-name="695" style:display-name="ListLabel 315" style:family="text" style:name="1075"/>
    <style:style style:parent-style-name="695" style:display-name="ListLabel 316" style:family="text" style:name="1076"/>
    <style:style style:parent-style-name="695" style:display-name="ListLabel 317" style:family="text" style:name="1077">
      <style:text-properties style:font-family-complex="Courier New"/>
    </style:style>
    <style:style style:parent-style-name="695" style:display-name="ListLabel 318" style:family="text" style:name="1078"/>
    <style:style style:parent-style-name="695" style:display-name="ListLabel 319" style:family="text" style:name="1079"/>
    <style:style style:parent-style-name="695" style:display-name="ListLabel 320" style:family="text" style:name="1080">
      <style:text-properties style:font-family-complex="Courier New"/>
    </style:style>
    <style:style style:parent-style-name="695" style:display-name="ListLabel 321" style:family="text" style:name="1081"/>
    <style:style style:parent-style-name="695" style:display-name="ListLabel 322" style:family="text" style:name="1082"/>
    <style:style style:parent-style-name="695" style:display-name="ListLabel 323" style:family="text" style:name="1083">
      <style:text-properties style:font-family-complex="Courier New"/>
    </style:style>
    <style:style style:parent-style-name="695" style:display-name="ListLabel 324" style:family="text" style:name="1084"/>
    <style:style style:parent-style-name="695" style:display-name="ListLabel 325" style:family="text" style:name="1085"/>
    <style:style style:parent-style-name="695" style:display-name="ListLabel 326" style:family="text" style:name="1086">
      <style:text-properties style:font-family-complex="Courier New"/>
    </style:style>
    <style:style style:parent-style-name="695" style:display-name="ListLabel 327" style:family="text" style:name="1087"/>
    <style:style style:parent-style-name="695" style:display-name="ListLabel 328" style:family="text" style:name="1088"/>
    <style:style style:parent-style-name="695" style:display-name="ListLabel 329" style:family="text" style:name="1089">
      <style:text-properties style:font-family-complex="Courier New"/>
    </style:style>
    <style:style style:parent-style-name="695" style:display-name="ListLabel 330" style:family="text" style:name="1090"/>
    <style:style style:parent-style-name="695" style:display-name="ListLabel 331" style:family="text" style:name="1091"/>
    <style:style style:parent-style-name="695" style:display-name="ListLabel 332" style:family="text" style:name="1092">
      <style:text-properties style:font-family-complex="Courier New"/>
    </style:style>
    <style:style style:parent-style-name="695" style:display-name="ListLabel 333" style:family="text" style:name="1093"/>
    <style:style style:parent-style-name="695" style:display-name="ListLabel 334" style:family="text" style:name="1094"/>
    <style:style style:parent-style-name="695" style:display-name="ListLabel 335" style:family="text" style:name="1095">
      <style:text-properties style:font-family-complex="Courier New"/>
    </style:style>
    <style:style style:parent-style-name="695" style:display-name="ListLabel 336" style:family="text" style:name="1096"/>
    <style:style style:parent-style-name="695" style:display-name="ListLabel 337" style:family="text" style:name="1097"/>
    <style:style style:parent-style-name="695" style:display-name="ListLabel 338" style:family="text" style:name="1098">
      <style:text-properties style:font-family-complex="Courier New"/>
    </style:style>
    <style:style style:parent-style-name="695" style:display-name="ListLabel 339" style:family="text" style:name="1099"/>
    <style:style style:parent-style-name="695" style:display-name="ListLabel 340" style:family="text" style:name="1100"/>
    <style:style style:parent-style-name="695" style:display-name="ListLabel 341" style:family="text" style:name="1101">
      <style:text-properties style:font-family-complex="Courier New"/>
    </style:style>
    <style:style style:parent-style-name="695" style:display-name="ListLabel 342" style:family="text" style:name="1102"/>
    <style:style style:parent-style-name="695" style:display-name="ListLabel 343" style:family="text" style:name="1103"/>
    <style:style style:parent-style-name="695" style:display-name="ListLabel 344" style:family="text" style:name="1104">
      <style:text-properties style:font-family-complex="Courier New"/>
    </style:style>
    <style:style style:parent-style-name="695" style:display-name="ListLabel 345" style:family="text" style:name="1105"/>
    <style:style style:parent-style-name="695" style:display-name="ListLabel 346" style:family="text" style:name="1106"/>
    <style:style style:parent-style-name="695" style:display-name="ListLabel 347" style:family="text" style:name="1107">
      <style:text-properties style:font-family-complex="Courier New"/>
    </style:style>
    <style:style style:parent-style-name="695" style:display-name="ListLabel 348" style:family="text" style:name="1108"/>
    <style:style style:parent-style-name="695" style:display-name="ListLabel 349" style:family="text" style:name="1109"/>
    <style:style style:parent-style-name="695" style:display-name="ListLabel 350" style:family="text" style:name="1110">
      <style:text-properties style:font-family-complex="Courier New"/>
    </style:style>
    <style:style style:parent-style-name="695" style:display-name="ListLabel 351" style:family="text" style:name="1111"/>
    <style:style style:parent-style-name="695" style:display-name="ListLabel 352" style:family="text" style:name="1112"/>
    <style:style style:parent-style-name="695" style:display-name="ListLabel 353" style:family="text" style:name="1113">
      <style:text-properties style:font-family-complex="Courier New"/>
    </style:style>
    <style:style style:parent-style-name="695" style:display-name="ListLabel 354" style:family="text" style:name="1114"/>
    <style:style style:parent-style-name="695" style:display-name="ListLabel 355" style:family="text" style:name="1115"/>
    <style:style style:parent-style-name="695" style:display-name="ListLabel 356" style:family="text" style:name="1116">
      <style:text-properties style:font-family-complex="Courier New"/>
    </style:style>
    <style:style style:parent-style-name="695" style:display-name="ListLabel 357" style:family="text" style:name="1117"/>
    <style:style style:parent-style-name="695" style:display-name="ListLabel 358" style:family="text" style:name="1118"/>
    <style:style style:parent-style-name="695" style:display-name="ListLabel 359" style:family="text" style:name="1119">
      <style:text-properties style:font-family-complex="Courier New"/>
    </style:style>
    <style:style style:parent-style-name="695" style:display-name="ListLabel 360" style:family="text" style:name="1120"/>
    <style:style style:parent-style-name="695" style:display-name="ListLabel 361" style:family="text" style:name="1121"/>
    <style:style style:parent-style-name="695" style:display-name="ListLabel 362" style:family="text" style:name="1122">
      <style:text-properties style:font-family-complex="Courier New"/>
    </style:style>
    <style:style style:parent-style-name="695" style:display-name="ListLabel 363" style:family="text" style:name="1123"/>
    <style:style style:parent-style-name="695" style:display-name="ListLabel 364" style:family="text" style:name="1124"/>
    <style:style style:parent-style-name="695" style:display-name="ListLabel 365" style:family="text" style:name="1125">
      <style:text-properties style:font-family-complex="Courier New"/>
    </style:style>
    <style:style style:parent-style-name="695" style:display-name="ListLabel 366" style:family="text" style:name="1126"/>
    <style:style style:parent-style-name="695" style:display-name="ListLabel 367" style:family="text" style:name="1127"/>
    <style:style style:parent-style-name="695" style:display-name="ListLabel 368" style:family="text" style:name="1128">
      <style:text-properties style:font-family-complex="Courier New"/>
    </style:style>
    <style:style style:parent-style-name="695" style:display-name="ListLabel 369" style:family="text" style:name="1129"/>
    <style:style style:parent-style-name="695" style:display-name="ListLabel 370" style:family="text" style:name="1130"/>
    <style:style style:parent-style-name="695" style:display-name="ListLabel 371" style:family="text" style:name="1131">
      <style:text-properties style:font-family-complex="Courier New"/>
    </style:style>
    <style:style style:parent-style-name="695" style:display-name="ListLabel 372" style:family="text" style:name="1132"/>
    <style:style style:parent-style-name="695" style:display-name="ListLabel 373" style:family="text" style:name="1133"/>
    <style:style style:parent-style-name="695" style:display-name="ListLabel 374" style:family="text" style:name="1134">
      <style:text-properties style:font-family-complex="Courier New"/>
    </style:style>
    <style:style style:parent-style-name="695" style:display-name="ListLabel 375" style:family="text" style:name="1135"/>
    <style:style style:parent-style-name="695" style:display-name="ListLabel 376" style:family="text" style:name="1136"/>
    <style:style style:parent-style-name="695" style:display-name="ListLabel 377" style:family="text" style:name="1137">
      <style:text-properties style:font-family-complex="Courier New"/>
    </style:style>
    <style:style style:parent-style-name="695" style:display-name="ListLabel 378" style:family="text" style:name="1138"/>
    <style:style style:parent-style-name="695" style:display-name="ListLabel 379" style:family="text" style:name="1139"/>
    <style:style style:parent-style-name="695" style:display-name="ListLabel 380" style:family="text" style:name="1140">
      <style:text-properties style:font-family-complex="Courier New"/>
    </style:style>
    <style:style style:parent-style-name="695" style:display-name="ListLabel 381" style:family="text" style:name="1141"/>
    <style:style style:parent-style-name="695" style:display-name="ListLabel 382" style:family="text" style:name="1142"/>
    <style:style style:parent-style-name="695" style:display-name="ListLabel 383" style:family="text" style:name="1143">
      <style:text-properties style:font-family-complex="Courier New"/>
    </style:style>
    <style:style style:parent-style-name="695" style:display-name="ListLabel 384" style:family="text" style:name="1144"/>
    <style:style style:parent-style-name="695" style:display-name="ListLabel 385" style:family="text" style:name="1145"/>
    <style:style style:parent-style-name="695" style:display-name="ListLabel 386" style:family="text" style:name="1146">
      <style:text-properties style:font-family-complex="Courier New"/>
    </style:style>
    <style:style style:parent-style-name="695" style:display-name="ListLabel 387" style:family="text" style:name="1147"/>
    <style:style style:parent-style-name="695" style:display-name="ListLabel 388" style:family="text" style:name="1148"/>
    <style:style style:parent-style-name="695" style:display-name="ListLabel 389" style:family="text" style:name="1149">
      <style:text-properties style:font-family-complex="Courier New"/>
    </style:style>
    <style:style style:parent-style-name="695" style:display-name="ListLabel 390" style:family="text" style:name="1150"/>
    <style:style style:parent-style-name="695" style:display-name="ListLabel 391" style:family="text" style:name="1151"/>
    <style:style style:parent-style-name="695" style:display-name="ListLabel 392" style:family="text" style:name="1152">
      <style:text-properties style:font-family-complex="Courier New"/>
    </style:style>
    <style:style style:parent-style-name="695" style:display-name="ListLabel 393" style:family="text" style:name="1153"/>
    <style:style style:parent-style-name="695" style:display-name="ListLabel 394" style:family="text" style:name="1154"/>
    <style:style style:parent-style-name="695" style:display-name="ListLabel 395" style:family="text" style:name="1155">
      <style:text-properties style:font-family-complex="Courier New"/>
    </style:style>
    <style:style style:parent-style-name="695" style:display-name="ListLabel 396" style:family="text" style:name="1156"/>
    <style:style style:parent-style-name="695" style:display-name="ListLabel 397" style:family="text" style:name="1157"/>
    <style:style style:parent-style-name="695" style:display-name="ListLabel 398" style:family="text" style:name="1158">
      <style:text-properties style:font-family-complex="Courier New"/>
    </style:style>
    <style:style style:parent-style-name="695" style:display-name="ListLabel 399" style:family="text" style:name="1159"/>
    <style:style style:parent-style-name="695" style:display-name="ListLabel 400" style:family="text" style:name="1160"/>
    <style:style style:parent-style-name="695" style:display-name="ListLabel 401" style:family="text" style:name="1161">
      <style:text-properties style:font-family-complex="Courier New"/>
    </style:style>
    <style:style style:parent-style-name="695" style:display-name="ListLabel 402" style:family="text" style:name="1162"/>
    <style:style style:parent-style-name="695" style:display-name="ListLabel 403" style:family="text" style:name="1163"/>
    <style:style style:parent-style-name="695" style:display-name="ListLabel 404" style:family="text" style:name="1164">
      <style:text-properties style:font-family-complex="Courier New"/>
    </style:style>
    <style:style style:parent-style-name="695" style:display-name="ListLabel 405" style:family="text" style:name="1165"/>
    <style:style style:parent-style-name="695" style:display-name="ListLabel 406" style:family="text" style:name="1166"/>
    <style:style style:parent-style-name="695" style:display-name="ListLabel 407" style:family="text" style:name="1167">
      <style:text-properties style:font-family-complex="Courier New"/>
    </style:style>
    <style:style style:parent-style-name="695" style:display-name="ListLabel 408" style:family="text" style:name="1168"/>
    <style:style style:parent-style-name="695" style:display-name="ListLabel 409" style:family="text" style:name="1169"/>
    <style:style style:parent-style-name="695" style:display-name="ListLabel 410" style:family="text" style:name="1170">
      <style:text-properties style:font-family-complex="Courier New"/>
    </style:style>
    <style:style style:parent-style-name="695" style:display-name="ListLabel 411" style:family="text" style:name="1171"/>
    <style:style style:parent-style-name="695" style:display-name="ListLabel 412" style:family="text" style:name="1172"/>
    <style:style style:parent-style-name="695" style:display-name="ListLabel 413" style:family="text" style:name="1173">
      <style:text-properties style:font-family-complex="Courier New"/>
    </style:style>
    <style:style style:parent-style-name="695" style:display-name="ListLabel 414" style:family="text" style:name="1174"/>
    <style:style style:parent-style-name="695" style:display-name="ListLabel 415" style:family="text" style:name="1175"/>
    <style:style style:parent-style-name="695" style:display-name="ListLabel 416" style:family="text" style:name="1176"/>
    <style:style style:parent-style-name="695" style:display-name="ListLabel 417" style:family="text" style:name="1177"/>
    <style:style style:parent-style-name="695" style:display-name="ListLabel 418" style:family="text" style:name="1178"/>
    <style:style style:parent-style-name="695" style:display-name="ListLabel 419" style:family="text" style:name="1179"/>
    <style:style style:parent-style-name="695" style:display-name="ListLabel 420" style:family="text" style:name="1180"/>
    <style:style style:parent-style-name="695" style:display-name="ListLabel 421" style:family="text" style:name="1181"/>
    <style:style style:parent-style-name="695" style:display-name="ListLabel 422" style:family="text" style:name="1182"/>
    <style:style style:parent-style-name="695" style:display-name="ListLabel 423" style:family="text" style:name="1183"/>
    <style:style style:parent-style-name="695" style:display-name="ListLabel 424" style:family="text" style:name="1184"/>
    <style:style style:parent-style-name="695" style:display-name="ListLabel 425" style:family="text" style:name="1185">
      <style:text-properties style:font-family-complex="Courier New"/>
    </style:style>
    <style:style style:parent-style-name="695" style:display-name="ListLabel 426" style:family="text" style:name="1186"/>
    <style:style style:parent-style-name="695" style:display-name="ListLabel 427" style:family="text" style:name="1187"/>
    <style:style style:parent-style-name="695" style:display-name="ListLabel 428" style:family="text" style:name="1188">
      <style:text-properties style:font-family-complex="Courier New"/>
    </style:style>
    <style:style style:parent-style-name="695" style:display-name="ListLabel 429" style:family="text" style:name="1189"/>
    <style:style style:parent-style-name="695" style:display-name="ListLabel 430" style:family="text" style:name="1190"/>
    <style:style style:parent-style-name="695" style:display-name="ListLabel 431" style:family="text" style:name="1191">
      <style:text-properties style:font-family-complex="Courier New"/>
    </style:style>
    <style:style style:parent-style-name="695" style:display-name="ListLabel 432" style:family="text" style:name="1192"/>
    <style:style style:family="text" style:name="T1">
      <style:text-properties fo:font-family="Symbol" style:font-family-complex="Symbol"/>
    </style:style>
    <style:style style:family="text" style:name="T2">
      <style:text-properties fo:font-family="'Courier New'" style:font-family-complex="'Courier New'"/>
    </style:style>
    <style:style style:family="text" style:name="T3">
      <style:text-properties fo:font-family="Wingdings" style:font-family-complex="Wingdings"/>
    </style:style>
    <style:style style:family="text" style:name="T4">
      <style:text-properties fo:font-family="Symbol" style:font-family-complex="Symbol"/>
    </style:style>
    <style:style style:family="text" style:name="T5">
      <style:text-properties fo:font-family="'Courier New'" style:font-family-complex="'Courier New'"/>
    </style:style>
    <style:style style:family="text" style:name="T6">
      <style:text-properties fo:font-family="Wingdings" style:font-family-complex="Wingdings"/>
    </style:style>
    <style:style style:family="text" style:name="T7">
      <style:text-properties fo:font-family="Symbol" style:font-family-complex="Symbol"/>
    </style:style>
    <style:style style:family="text" style:name="T8">
      <style:text-properties fo:font-family="'Courier New'" style:font-family-complex="'Courier New'"/>
    </style:style>
    <style:style style:family="text" style:name="T9">
      <style:text-properties fo:font-family="Wingdings" style:font-family-complex="Wingdings"/>
    </style:style>
    <style:style style:family="text" style:name="T10">
      <style:text-properties fo:font-family="Symbol" style:font-family-complex="Symbol"/>
    </style:style>
    <style:style style:family="text" style:name="T11">
      <style:text-properties fo:font-family="'Courier New'" style:font-family-complex="'Courier New'"/>
    </style:style>
    <style:style style:family="text" style:name="T12">
      <style:text-properties fo:font-family="Wingdings" style:font-family-complex="Wingdings"/>
    </style:style>
    <style:style style:family="text" style:name="T13">
      <style:text-properties fo:font-family="Symbol" style:font-family-complex="Symbol"/>
    </style:style>
    <style:style style:family="text" style:name="T14">
      <style:text-properties fo:font-family="'Courier New'" style:font-family-complex="'Courier New'"/>
    </style:style>
    <style:style style:family="text" style:name="T15">
      <style:text-properties fo:font-family="Wingdings" style:font-family-complex="Wingdings"/>
    </style:style>
    <style:style style:family="text" style:name="T16">
      <style:text-properties fo:font-family="Symbol" style:font-family-complex="Symbol"/>
    </style:style>
    <style:style style:family="text" style:name="T17">
      <style:text-properties fo:font-family="'Courier New'" style:font-family-complex="'Courier New'"/>
    </style:style>
    <style:style style:family="text" style:name="T18">
      <style:text-properties fo:font-family="Wingdings" style:font-family-complex="Wingdings"/>
    </style:style>
    <style:style style:family="text" style:name="T19">
      <style:text-properties fo:font-family="Symbol" style:font-family-complex="Symbol"/>
    </style:style>
    <style:style style:family="text" style:name="T20">
      <style:text-properties fo:font-family="'Courier New'" style:font-family-complex="'Courier New'"/>
    </style:style>
    <style:style style:family="text" style:name="T21">
      <style:text-properties fo:font-family="Wingdings" style:font-family-complex="Wingdings"/>
    </style:style>
    <style:style style:family="text" style:name="T22">
      <style:text-properties fo:font-family="Symbol" style:font-family-complex="Symbol"/>
    </style:style>
    <style:style style:family="text" style:name="T23">
      <style:text-properties fo:font-family="'Courier New'" style:font-family-complex="'Courier New'"/>
    </style:style>
    <style:style style:family="text" style:name="T24">
      <style:text-properties fo:font-family="Wingdings" style:font-family-complex="Wingdings"/>
    </style:style>
    <style:style style:family="text" style:name="T25">
      <style:text-properties fo:font-family="Symbol" style:font-family-complex="Symbol"/>
    </style:style>
    <style:style style:family="text" style:name="T26">
      <style:text-properties fo:font-family="'Courier New'" style:font-family-complex="'Courier New'"/>
    </style:style>
    <style:style style:family="text" style:name="T27">
      <style:text-properties fo:font-family="Wingdings" style:font-family-complex="Wingdings"/>
    </style:style>
    <style:style style:family="text" style:name="T28">
      <style:text-properties fo:font-family="Symbol" style:font-family-complex="Symbol"/>
    </style:style>
    <style:style style:family="text" style:name="T29">
      <style:text-properties fo:font-family="'Courier New'" style:font-family-complex="'Courier New'"/>
    </style:style>
    <style:style style:family="text" style:name="T30">
      <style:text-properties fo:font-family="Wingdings" style:font-family-complex="Wingdings"/>
    </style:style>
    <style:style style:family="text" style:name="T31">
      <style:text-properties fo:font-family="Symbol" style:font-family-complex="Symbol"/>
    </style:style>
    <style:style style:family="text" style:name="T32">
      <style:text-properties fo:font-family="'Courier New'" style:font-family-complex="'Courier New'"/>
    </style:style>
    <style:style style:family="text" style:name="T33">
      <style:text-properties fo:font-family="Wingdings" style:font-family-complex="Wingdings"/>
    </style:style>
    <style:style style:family="text" style:name="T34">
      <style:text-properties fo:font-family="Symbol" style:font-family-complex="Symbol"/>
    </style:style>
    <style:style style:family="text" style:name="T35">
      <style:text-properties fo:font-family="'Courier New'" style:font-family-complex="'Courier New'"/>
    </style:style>
    <style:style style:family="text" style:name="T36">
      <style:text-properties fo:font-family="Wingdings" style:font-family-complex="Wingdings"/>
    </style:style>
    <style:style style:family="text" style:name="T37">
      <style:text-properties fo:font-family="Symbol" style:font-family-complex="Symbol"/>
    </style:style>
    <style:style style:family="text" style:name="T38">
      <style:text-properties fo:font-family="'Courier New'" style:font-family-complex="'Courier New'"/>
    </style:style>
    <style:style style:family="text" style:name="T39">
      <style:text-properties fo:font-family="Wingdings" style:font-family-complex="Wingdings"/>
    </style:style>
    <style:style style:family="text" style:name="T40">
      <style:text-properties fo:font-family="Symbol" style:font-family-complex="Symbol"/>
    </style:style>
    <style:style style:family="text" style:name="T41">
      <style:text-properties fo:font-family="'Courier New'" style:font-family-complex="'Courier New'"/>
    </style:style>
    <style:style style:family="text" style:name="T42">
      <style:text-properties fo:font-family="Wingdings" style:font-family-complex="Wingdings"/>
    </style:style>
    <style:style style:family="text" style:name="T43">
      <style:text-properties fo:font-family="Symbol" style:font-family-complex="Symbol"/>
    </style:style>
    <style:style style:family="text" style:name="T44">
      <style:text-properties fo:font-family="'Courier New'" style:font-family-complex="'Courier New'"/>
    </style:style>
    <style:style style:family="text" style:name="T45">
      <style:text-properties fo:font-family="Wingdings" style:font-family-complex="Wingdings"/>
    </style:style>
    <style:style style:family="text" style:name="T46">
      <style:text-properties fo:font-family="Symbol" style:font-family-complex="Symbol"/>
    </style:style>
    <style:style style:family="text" style:name="T47">
      <style:text-properties fo:font-family="'Courier New'" style:font-family-complex="'Courier New'"/>
    </style:style>
    <style:style style:family="text" style:name="T48">
      <style:text-properties fo:font-family="Wingdings" style:font-family-complex="Wingdings"/>
    </style:style>
    <style:style style:family="text" style:name="T49">
      <style:text-properties fo:font-family="Symbol" style:font-family-complex="Symbol"/>
    </style:style>
    <style:style style:family="text" style:name="T50">
      <style:text-properties fo:font-family="'Courier New'" style:font-family-complex="'Courier New'"/>
    </style:style>
    <style:style style:family="text" style:name="T51">
      <style:text-properties fo:font-family="Wingdings" style:font-family-complex="Wingdings"/>
    </style:style>
    <style:style style:family="text" style:name="T52">
      <style:text-properties fo:font-family="Symbol" style:font-family-complex="Symbol"/>
    </style:style>
    <style:style style:family="text" style:name="T53">
      <style:text-properties fo:font-family="'Courier New'" style:font-family-complex="'Courier New'"/>
    </style:style>
    <style:style style:family="text" style:name="T54">
      <style:text-properties fo:font-family="Wingdings" style:font-family-complex="Wingdings"/>
    </style:style>
    <style:style style:family="text" style:name="T55">
      <style:text-properties fo:font-family="Symbol" style:font-family-complex="Symbol"/>
    </style:style>
    <style:style style:family="text" style:name="T56">
      <style:text-properties fo:font-family="'Courier New'" style:font-family-complex="'Courier New'"/>
    </style:style>
    <style:style style:family="text" style:name="T57">
      <style:text-properties fo:font-family="Wingdings" style:font-family-complex="Wingdings"/>
    </style:style>
    <style:style style:family="text" style:name="T58">
      <style:text-properties fo:font-family="Symbol" style:font-family-complex="Symbol"/>
    </style:style>
    <style:style style:family="text" style:name="T59">
      <style:text-properties fo:font-family="'Courier New'" style:font-family-complex="'Courier New'"/>
    </style:style>
    <style:style style:family="text" style:name="T60">
      <style:text-properties fo:font-family="Wingdings" style:font-family-complex="Wingdings"/>
    </style:style>
    <style:style style:family="text" style:name="T61">
      <style:text-properties fo:font-family="Symbol" style:font-family-complex="Symbol"/>
    </style:style>
    <style:style style:family="text" style:name="T62">
      <style:text-properties fo:font-family="'Courier New'" style:font-family-complex="'Courier New'"/>
    </style:style>
    <style:style style:family="text" style:name="T63">
      <style:text-properties fo:font-family="Wingdings" style:font-family-complex="Wingdings"/>
    </style:style>
    <style:style style:family="text" style:name="T64">
      <style:text-properties fo:font-family="Symbol" style:font-family-complex="Symbol"/>
    </style:style>
    <style:style style:family="text" style:name="T65">
      <style:text-properties fo:font-family="'Courier New'" style:font-family-complex="'Courier New'"/>
    </style:style>
    <style:style style:family="text" style:name="T66">
      <style:text-properties fo:font-family="Wingdings" style:font-family-complex="Wingdings"/>
    </style:style>
    <style:style style:family="text" style:name="T67">
      <style:text-properties fo:font-family="Symbol" style:font-family-complex="Symbol"/>
    </style:style>
    <style:style style:family="text" style:name="T68">
      <style:text-properties fo:font-family="'Courier New'" style:font-family-complex="'Courier New'"/>
    </style:style>
    <style:style style:family="text" style:name="T69">
      <style:text-properties fo:font-family="Wingdings" style:font-family-complex="Wingdings"/>
    </style:style>
    <style:style style:family="text" style:name="T70">
      <style:text-properties fo:font-family="Symbol" style:font-family-complex="Symbol"/>
    </style:style>
    <style:style style:family="text" style:name="T71">
      <style:text-properties fo:font-family="'Courier New'" style:font-family-complex="'Courier New'"/>
    </style:style>
    <style:style style:family="text" style:name="T72">
      <style:text-properties fo:font-family="Wingdings" style:font-family-complex="Wingdings"/>
    </style:style>
    <style:style style:family="text" style:name="T73">
      <style:text-properties fo:font-family="Symbol" style:font-family-complex="Symbol"/>
    </style:style>
    <style:style style:family="text" style:name="T74">
      <style:text-properties fo:font-family="'Courier New'" style:font-family-complex="'Courier New'"/>
    </style:style>
    <style:style style:family="text" style:name="T75">
      <style:text-properties fo:font-family="Wingdings" style:font-family-complex="Wingdings"/>
    </style:style>
    <style:style style:family="text" style:name="T76">
      <style:text-properties fo:font-family="Symbol" style:font-family-complex="Symbol"/>
    </style:style>
    <style:style style:family="text" style:name="T77">
      <style:text-properties fo:font-family="'Courier New'" style:font-family-complex="'Courier New'"/>
    </style:style>
    <style:style style:family="text" style:name="T78">
      <style:text-properties fo:font-family="Wingdings" style:font-family-complex="Wingdings"/>
    </style:style>
    <style:style style:family="text" style:name="T79">
      <style:text-properties fo:font-family="Symbol" style:font-family-complex="Symbol"/>
    </style:style>
    <style:style style:family="text" style:name="T80">
      <style:text-properties fo:font-family="'Courier New'" style:font-family-complex="'Courier New'"/>
    </style:style>
    <style:style style:family="text" style:name="T81">
      <style:text-properties fo:font-family="Wingdings" style:font-family-complex="Wingdings"/>
    </style:style>
    <style:style style:family="text" style:name="T82">
      <style:text-properties fo:font-family="Symbol" style:font-family-complex="Symbol"/>
    </style:style>
    <style:style style:family="text" style:name="T83">
      <style:text-properties fo:font-family="'Courier New'" style:font-family-complex="'Courier New'"/>
    </style:style>
    <style:style style:family="text" style:name="T84">
      <style:text-properties fo:font-family="Wingdings" style:font-family-complex="Wingdings"/>
    </style:style>
    <style:style style:family="text" style:name="T85">
      <style:text-properties fo:font-family="Symbol" style:font-family-complex="Symbol"/>
    </style:style>
    <style:style style:family="text" style:name="T86">
      <style:text-properties fo:font-family="'Courier New'" style:font-family-complex="'Courier New'"/>
    </style:style>
    <style:style style:family="text" style:name="T87">
      <style:text-properties fo:font-family="Wingdings" style:font-family-complex="Wingdings"/>
    </style:style>
    <style:style style:family="text" style:name="T88">
      <style:text-properties fo:font-family="Symbol" style:font-family-complex="Symbol"/>
    </style:style>
    <style:style style:family="text" style:name="T89">
      <style:text-properties fo:font-family="'Courier New'" style:font-family-complex="'Courier New'"/>
    </style:style>
    <style:style style:family="text" style:name="T90">
      <style:text-properties fo:font-family="Wingdings" style:font-family-complex="Wingdings"/>
    </style:style>
    <style:style style:family="text" style:name="T91">
      <style:text-properties fo:font-family="Symbol" style:font-family-complex="Symbol"/>
    </style:style>
    <style:style style:family="text" style:name="T92">
      <style:text-properties fo:font-family="'Courier New'" style:font-family-complex="'Courier New'"/>
    </style:style>
    <style:style style:family="text" style:name="T93">
      <style:text-properties fo:font-family="Wingdings" style:font-family-complex="Wingdings"/>
    </style:style>
    <style:style style:family="text" style:name="T94">
      <style:text-properties fo:font-family="Symbol" style:font-family-complex="Symbol"/>
    </style:style>
    <style:style style:family="text" style:name="T95">
      <style:text-properties fo:font-family="'Courier New'" style:font-family-complex="'Courier New'"/>
    </style:style>
    <style:style style:family="text" style:name="T96">
      <style:text-properties fo:font-family="Wingdings" style:font-family-complex="Wingdings"/>
    </style:style>
    <style:style style:family="text" style:name="T97">
      <style:text-properties fo:font-family="Symbol" style:font-family-complex="Symbol"/>
    </style:style>
    <style:style style:family="text" style:name="T98">
      <style:text-properties fo:font-family="'Courier New'" style:font-family-complex="'Courier New'"/>
    </style:style>
    <style:style style:family="text" style:name="T99">
      <style:text-properties fo:font-family="Wingdings" style:font-family-complex="Wingdings"/>
    </style:style>
    <style:style style:family="text" style:name="T100">
      <style:text-properties fo:font-family="Symbol" style:font-family-complex="Symbol"/>
    </style:style>
    <style:style style:family="text" style:name="T101">
      <style:text-properties fo:font-family="'Courier New'" style:font-family-complex="'Courier New'"/>
    </style:style>
    <style:style style:family="text" style:name="T102">
      <style:text-properties fo:font-family="Wingdings" style:font-family-complex="Wingdings"/>
    </style:style>
    <style:style style:family="text" style:name="T103">
      <style:text-properties fo:font-family="Symbol" style:font-family-complex="Symbol"/>
    </style:style>
    <style:style style:family="text" style:name="T104">
      <style:text-properties fo:font-family="'Courier New'" style:font-family-complex="'Courier New'"/>
    </style:style>
    <style:style style:family="text" style:name="T105">
      <style:text-properties fo:font-family="Wingdings" style:font-family-complex="Wingdings"/>
    </style:style>
    <style:style style:family="text" style:name="T106">
      <style:text-properties fo:font-family="Symbol" style:font-family-complex="Symbol"/>
    </style:style>
    <style:style style:family="text" style:name="T107">
      <style:text-properties fo:font-family="'Courier New'" style:font-family-complex="'Courier New'"/>
    </style:style>
    <style:style style:family="text" style:name="T108">
      <style:text-properties fo:font-family="Wingdings" style:font-family-complex="Wingdings"/>
    </style:style>
    <style:style style:family="text" style:name="T109">
      <style:text-properties fo:font-family="Symbol" style:font-family-complex="Symbol"/>
    </style:style>
    <style:style style:family="text" style:name="T110">
      <style:text-properties fo:font-family="'Courier New'" style:font-family-complex="'Courier New'"/>
    </style:style>
    <style:style style:family="text" style:name="T111">
      <style:text-properties fo:font-family="Wingdings" style:font-family-complex="Wingdings"/>
    </style:style>
    <style:style style:family="text" style:name="T112">
      <style:text-properties fo:font-family="Symbol" style:font-family-complex="Symbol"/>
    </style:style>
    <style:style style:family="text" style:name="T113">
      <style:text-properties fo:font-family="'Courier New'" style:font-family-complex="'Courier New'"/>
    </style:style>
    <style:style style:family="text" style:name="T114">
      <style:text-properties fo:font-family="Wingdings" style:font-family-complex="Wingdings"/>
    </style:style>
    <style:style style:family="text" style:name="T115">
      <style:text-properties fo:font-family="Symbol" style:font-family-complex="Symbol"/>
    </style:style>
    <style:style style:family="text" style:name="T116">
      <style:text-properties fo:font-family="'Courier New'" style:font-family-complex="'Courier New'"/>
    </style:style>
    <style:style style:family="text" style:name="T117">
      <style:text-properties fo:font-family="Wingdings" style:font-family-complex="Wingdings"/>
    </style:style>
    <style:style style:family="text" style:name="T118">
      <style:text-properties fo:font-family="Symbol" style:font-family-complex="Symbol"/>
    </style:style>
    <style:style style:family="text" style:name="T119">
      <style:text-properties fo:font-family="'Courier New'" style:font-family-complex="'Courier New'"/>
    </style:style>
    <style:style style:family="text" style:name="T120">
      <style:text-properties fo:font-family="Wingdings" style:font-family-complex="Wingdings"/>
    </style:style>
    <style:style style:family="text" style:name="T121">
      <style:text-properties fo:font-family="Symbol" style:font-family-complex="Symbol"/>
    </style:style>
    <style:style style:family="text" style:name="T122">
      <style:text-properties fo:font-family="'Courier New'" style:font-family-complex="'Courier New'"/>
    </style:style>
    <style:style style:family="text" style:name="T123">
      <style:text-properties fo:font-family="Wingdings" style:font-family-complex="Wingdings"/>
    </style:style>
    <style:style style:family="text" style:name="T124">
      <style:text-properties fo:font-family="Symbol" style:font-family-complex="Symbol"/>
    </style:style>
    <style:style style:family="text" style:name="T125">
      <style:text-properties fo:font-family="'Courier New'" style:font-family-complex="'Courier New'"/>
    </style:style>
    <style:style style:family="text" style:name="T126">
      <style:text-properties fo:font-family="Wingdings" style:font-family-complex="Wingdings"/>
    </style:style>
    <style:style style:family="text" style:name="T127">
      <style:text-properties fo:font-family="Symbol" style:font-family-complex="Symbol"/>
    </style:style>
    <style:style style:family="text" style:name="T128">
      <style:text-properties fo:font-family="'Courier New'" style:font-family-complex="'Courier New'"/>
    </style:style>
    <style:style style:family="text" style:name="T129">
      <style:text-properties fo:font-family="Wingdings" style:font-family-complex="Wingdings"/>
    </style:style>
    <style:style style:family="text" style:name="T130">
      <style:text-properties fo:font-family="Symbol" style:font-family-complex="Symbol"/>
    </style:style>
    <style:style style:family="text" style:name="T131">
      <style:text-properties fo:font-family="'Courier New'" style:font-family-complex="'Courier New'"/>
    </style:style>
    <style:style style:family="text" style:name="T132">
      <style:text-properties fo:font-family="Wingdings" style:font-family-complex="Wingdings"/>
    </style:style>
    <style:style style:family="text" style:name="T133">
      <style:text-properties fo:font-family="Symbol" style:font-family-complex="Symbol"/>
    </style:style>
    <style:style style:family="text" style:name="T134">
      <style:text-properties fo:font-family="'Courier New'" style:font-family-complex="'Courier New'"/>
    </style:style>
    <style:style style:family="text" style:name="T135">
      <style:text-properties fo:font-family="Wingdings" style:font-family-complex="Wingdings"/>
    </style:style>
    <style:style style:family="text" style:name="T136">
      <style:text-properties fo:font-family="Symbol" style:font-family-complex="Symbol"/>
    </style:style>
    <style:style style:family="text" style:name="T137">
      <style:text-properties fo:font-family="'Courier New'" style:font-family-complex="'Courier New'"/>
    </style:style>
    <style:style style:family="text" style:name="T138">
      <style:text-properties fo:font-family="Wingdings" style:font-family-complex="Wingdings"/>
    </style:style>
    <style:style style:family="text" style:name="T139">
      <style:text-properties fo:font-family="Symbol" style:font-family-complex="Symbol"/>
    </style:style>
    <style:style style:family="text" style:name="T140">
      <style:text-properties fo:font-family="'Courier New'" style:font-family-complex="'Courier New'"/>
    </style:style>
    <style:style style:family="text" style:name="T141">
      <style:text-properties fo:font-family="Wingdings" style:font-family-complex="Wingdings"/>
    </style:style>
    <style:style style:family="text" style:name="T142">
      <style:text-properties fo:font-family="Symbol" style:font-family-complex="Symbol"/>
    </style:style>
    <style:style style:family="text" style:name="T143">
      <style:text-properties fo:font-family="'Courier New'" style:font-family-complex="'Courier New'"/>
    </style:style>
    <style:style style:family="text" style:name="T144">
      <style:text-properties fo:font-family="Wingdings" style:font-family-complex="Wingdings"/>
    </style:style>
    <style:style style:family="text" style:name="T145">
      <style:text-properties fo:font-family="Symbol" style:font-family-complex="Symbol"/>
    </style:style>
    <style:style style:family="text" style:name="T146">
      <style:text-properties fo:font-family="'Courier New'" style:font-family-complex="'Courier New'"/>
    </style:style>
    <style:style style:family="text" style:name="T147">
      <style:text-properties fo:font-family="Wingdings" style:font-family-complex="Wingdings"/>
    </style:style>
    <style:style style:family="text" style:name="T148">
      <style:text-properties fo:font-family="Symbol" style:font-family-complex="Symbol"/>
    </style:style>
    <style:style style:family="text" style:name="T149">
      <style:text-properties fo:font-family="'Courier New'" style:font-family-complex="'Courier New'"/>
    </style:style>
    <style:style style:family="text" style:name="T150">
      <style:text-properties fo:font-family="Wingdings" style:font-family-complex="Wingdings"/>
    </style:style>
    <style:style style:family="text" style:name="T151">
      <style:text-properties fo:font-family="Symbol" style:font-family-complex="Symbol"/>
    </style:style>
    <style:style style:family="text" style:name="T152">
      <style:text-properties fo:font-family="'Courier New'" style:font-family-complex="'Courier New'"/>
    </style:style>
    <style:style style:family="text" style:name="T153">
      <style:text-properties fo:font-family="Wingdings" style:font-family-complex="Wingdings"/>
    </style:style>
    <style:style style:family="text" style:name="T154">
      <style:text-properties fo:font-family="Symbol" style:font-family-complex="Symbol"/>
    </style:style>
    <style:style style:family="text" style:name="T155">
      <style:text-properties fo:font-family="'Courier New'" style:font-family-complex="'Courier New'"/>
    </style:style>
    <style:style style:family="text" style:name="T156">
      <style:text-properties fo:font-family="Wingdings" style:font-family-complex="Wingdings"/>
    </style:style>
    <style:style style:family="text" style:name="T157">
      <style:text-properties fo:font-family="Symbol" style:font-family-complex="Symbol"/>
    </style:style>
    <style:style style:family="text" style:name="T158">
      <style:text-properties fo:font-family="'Courier New'" style:font-family-complex="'Courier New'"/>
    </style:style>
    <style:style style:family="text" style:name="T159">
      <style:text-properties fo:font-family="Wingdings" style:font-family-complex="Wingdings"/>
    </style:style>
    <style:style style:family="text" style:name="T160">
      <style:text-properties fo:font-family="Symbol" style:font-family-complex="Symbol"/>
    </style:style>
    <style:style style:family="text" style:name="T161">
      <style:text-properties fo:font-family="'Courier New'" style:font-family-complex="'Courier New'"/>
    </style:style>
    <style:style style:family="text" style:name="T162">
      <style:text-properties fo:font-family="Wingdings" style:font-family-complex="Wingdings"/>
    </style:style>
    <style:style style:family="text" style:name="T163">
      <style:text-properties fo:font-family="Symbol" style:font-family-complex="Symbol"/>
    </style:style>
    <style:style style:family="text" style:name="T164">
      <style:text-properties fo:font-family="'Courier New'" style:font-family-complex="'Courier New'"/>
    </style:style>
    <style:style style:family="text" style:name="T165">
      <style:text-properties fo:font-family="Wingdings" style:font-family-complex="Wingdings"/>
    </style:style>
    <style:style style:family="text" style:name="T166">
      <style:text-properties fo:font-family="Symbol" style:font-family-complex="Symbol"/>
    </style:style>
    <style:style style:family="text" style:name="T167">
      <style:text-properties fo:font-family="'Courier New'" style:font-family-complex="'Courier New'"/>
    </style:style>
    <style:style style:family="text" style:name="T168">
      <style:text-properties fo:font-family="Wingdings" style:font-family-complex="Wingdings"/>
    </style:style>
    <style:style style:family="text" style:name="T169">
      <style:text-properties fo:font-family="Symbol" style:font-family-complex="Symbol"/>
    </style:style>
    <style:style style:family="text" style:name="T170">
      <style:text-properties fo:font-family="'Courier New'" style:font-family-complex="'Courier New'"/>
    </style:style>
    <style:style style:family="text" style:name="T171">
      <style:text-properties fo:font-family="Wingdings" style:font-family-complex="Wingdings"/>
    </style:style>
    <style:style style:family="text" style:name="T172">
      <style:text-properties fo:font-family="Symbol" style:font-family-complex="Symbol"/>
    </style:style>
    <style:style style:family="text" style:name="T173">
      <style:text-properties fo:font-family="'Courier New'" style:font-family-complex="'Courier New'"/>
    </style:style>
    <style:style style:family="text" style:name="T174">
      <style:text-properties fo:font-family="Wingdings" style:font-family-complex="Wingdings"/>
    </style:style>
    <style:style style:family="text" style:name="T175">
      <style:text-properties fo:font-family="Symbol" style:font-family-complex="Symbol"/>
    </style:style>
    <style:style style:family="text" style:name="T176">
      <style:text-properties fo:font-family="'Courier New'" style:font-family-complex="'Courier New'"/>
    </style:style>
    <style:style style:family="text" style:name="T177">
      <style:text-properties fo:font-family="Wingdings" style:font-family-complex="Wingdings"/>
    </style:style>
    <style:style style:family="text" style:name="T178">
      <style:text-properties fo:font-family="Symbol" style:font-family-complex="Symbol"/>
    </style:style>
    <style:style style:family="text" style:name="T179">
      <style:text-properties fo:font-family="'Courier New'" style:font-family-complex="'Courier New'"/>
    </style:style>
    <style:style style:family="text" style:name="T180">
      <style:text-properties fo:font-family="Wingdings" style:font-family-complex="Wingdings"/>
    </style:style>
    <style:style style:family="text" style:name="T181">
      <style:text-properties fo:font-family="Symbol" style:font-family-complex="Symbol"/>
    </style:style>
    <style:style style:family="text" style:name="T182">
      <style:text-properties fo:font-family="'Courier New'" style:font-family-complex="'Courier New'"/>
    </style:style>
    <style:style style:family="text" style:name="T183">
      <style:text-properties fo:font-family="Wingdings" style:font-family-complex="Wingdings"/>
    </style:style>
    <style:style style:family="text" style:name="T184">
      <style:text-properties fo:font-family="Symbol" style:font-family-complex="Symbol"/>
    </style:style>
    <style:style style:family="text" style:name="T185">
      <style:text-properties fo:font-family="'Courier New'" style:font-family-complex="'Courier New'"/>
    </style:style>
    <style:style style:family="text" style:name="T186">
      <style:text-properties fo:font-family="Wingdings" style:font-family-complex="Wingdings"/>
    </style:style>
    <style:style style:family="text" style:name="T187">
      <style:text-properties fo:font-family="Symbol" style:font-family-complex="Symbol"/>
    </style:style>
    <style:style style:family="text" style:name="T188">
      <style:text-properties fo:font-family="'Courier New'" style:font-family-complex="'Courier New'"/>
    </style:style>
    <style:style style:family="text" style:name="T189">
      <style:text-properties fo:font-family="Wingdings" style:font-family-complex="Wingdings"/>
    </style:style>
    <text:list-style style:name="WWNum1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2">
      <text:list-level-style-bullet text:level="1" text:style-name="T1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'Courier New'" style:font-family-complex="'Courier New'"/>
      </text:list-level-style-bullet>
      <text:list-level-style-bullet text:level="3" text:style-name="T3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4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'Courier New'" style:font-family-complex="'Courier New'"/>
      </text:list-level-style-bullet>
      <text:list-level-style-bullet text:level="6" text:style-name="T6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7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'Courier New'" style:font-family-complex="'Courier New'"/>
      </text:list-level-style-bullet>
      <text:list-level-style-bullet text:level="9" text:style-name="T9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3">
      <text:list-level-style-bullet text:level="1" text:style-name="T10" text:bullet-char="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2" text:style-name="T11" text:bullet-char="o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'Courier New'" style:font-family-complex="'Courier New'"/>
      </text:list-level-style-bullet>
      <text:list-level-style-bullet text:level="3" text:style-name="T12" text:bullet-char="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Wingdings" style:font-family-complex="Wingdings"/>
      </text:list-level-style-bullet>
      <text:list-level-style-bullet text:level="4" text:style-name="T13" text:bullet-char="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5" text:style-name="T14" text:bullet-char="o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'Courier New'" style:font-family-complex="'Courier New'"/>
      </text:list-level-style-bullet>
      <text:list-level-style-bullet text:level="6" text:style-name="T15" text:bullet-char="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Wingdings" style:font-family-complex="Wingdings"/>
      </text:list-level-style-bullet>
      <text:list-level-style-bullet text:level="7" text:style-name="T16" text:bullet-char="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8" text:style-name="T17" text:bullet-char="o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'Courier New'" style:font-family-complex="'Courier New'"/>
      </text:list-level-style-bullet>
      <text:list-level-style-bullet text:level="9" text:style-name="T18" text:bullet-char="">
        <style:list-level-properties text:list-level-position-and-space-mode="label-alignment">
          <style:list-level-label-alignment fo:text-indent="-0.635cm" fo:margin-left="12.68cm"/>
        </style:list-level-properties>
        <style:text-properties fo:font-family="Wingdings" style:font-family-complex="Wingdings"/>
      </text:list-level-style-bullet>
    </text:list-style>
    <text:list-style style:name="WWNum4">
      <text:list-level-style-number text:level="1" style:num-format="1" style:num-suffix=".">
        <style:list-level-properties text:list-level-position-and-space-mode="label-alignment">
          <style:list-level-label-alignment fo:text-indent="-0.635cm" fo:margin-left="2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3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4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6.081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7.351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8.62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9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1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2.43cm"/>
        </style:list-level-properties>
      </text:list-level-style-number>
    </text:list-style>
    <text:list-style style:name="WWNum5">
      <text:list-level-style-number text:level="1" style:num-format="1" style:num-suffix=".">
        <style:list-level-properties text:list-level-position-and-space-mode="label-alignment">
          <style:list-level-label-alignment fo:text-indent="-0.635cm" fo:margin-left="2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3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4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6.081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7.351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8.62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9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1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2.43cm"/>
        </style:list-level-properties>
      </text:list-level-style-number>
    </text:list-style>
    <text:list-style style:name="WWNum6">
      <text:list-level-style-number text:level="1" style:num-format="1" style:num-suffix=".">
        <style:list-level-properties text:list-level-position-and-space-mode="label-alignment">
          <style:list-level-label-alignment fo:text-indent="-0.635cm" fo:margin-left="2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3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4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6.081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7.351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8.62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9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1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2.43cm"/>
        </style:list-level-properties>
      </text:list-level-style-number>
    </text:list-style>
    <text:list-style style:name="WWNum7">
      <text:list-level-style-number text:level="1" style:num-format="1" style:num-suffix=".">
        <style:list-level-properties text:list-level-position-and-space-mode="label-alignment">
          <style:list-level-label-alignment fo:text-indent="-0.635cm" fo:margin-left="2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3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4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6.081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7.351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8.62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9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1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2.43cm"/>
        </style:list-level-properties>
      </text:list-level-style-number>
    </text:list-style>
    <text:list-style style:name="WWNum8">
      <text:list-level-style-number text:level="1" style:num-format="1" style:num-suffix=".">
        <style:list-level-properties text:list-level-position-and-space-mode="label-alignment">
          <style:list-level-label-alignment fo:text-indent="-0.635cm" fo:margin-left="2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3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4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6.081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7.351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8.62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9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1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2.43cm"/>
        </style:list-level-properties>
      </text:list-level-style-number>
    </text:list-style>
    <text:list-style style:name="WWNum9">
      <text:list-level-style-number text:level="1" style:num-format="1" style:num-suffix=".">
        <style:list-level-properties text:list-level-position-and-space-mode="label-alignment">
          <style:list-level-label-alignment fo:text-indent="-0.635cm" fo:margin-left="2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3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4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6.081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7.351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8.62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9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1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2.43cm"/>
        </style:list-level-properties>
      </text:list-level-style-number>
    </text:list-style>
    <text:list-style style:name="WWNum10">
      <text:list-level-style-number text:level="1" style:num-format="1" style:num-suffix=".">
        <style:list-level-properties text:list-level-position-and-space-mode="label-alignment">
          <style:list-level-label-alignment fo:text-indent="-0.635cm" fo:margin-left="2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3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4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6.081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7.351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8.62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9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1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2.43cm"/>
        </style:list-level-properties>
      </text:list-level-style-number>
    </text:list-style>
    <text:list-style style:name="WWNum11">
      <text:list-level-style-number text:level="1" style:num-format="1" style:num-suffix=".">
        <style:list-level-properties text:list-level-position-and-space-mode="label-alignment">
          <style:list-level-label-alignment fo:text-indent="-0.635cm" fo:margin-left="2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3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4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6.081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7.351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8.62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9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1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2.43cm"/>
        </style:list-level-properties>
      </text:list-level-style-number>
    </text:list-style>
    <text:list-style style:name="WWNum12">
      <text:list-level-style-number text:level="1" style:num-format="1" style:num-suffix=".">
        <style:list-level-properties text:list-level-position-and-space-mode="label-alignment">
          <style:list-level-label-alignment fo:text-indent="-0.635cm" fo:margin-left="2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3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4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6.081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7.351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8.62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9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1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2.43cm"/>
        </style:list-level-properties>
      </text:list-level-style-number>
    </text:list-style>
    <text:list-style style:name="WWNum13">
      <text:list-level-style-number text:level="1" style:num-format="1" style:num-suffix=".">
        <style:list-level-properties text:list-level-position-and-space-mode="label-alignment">
          <style:list-level-label-alignment fo:text-indent="-0.635cm" fo:margin-left="2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3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4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6.081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7.351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8.62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9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1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2.43cm"/>
        </style:list-level-properties>
      </text:list-level-style-number>
    </text:list-style>
    <text:list-style style:name="WWNum14">
      <text:list-level-style-number text:level="1" style:num-format="1" style:num-suffix=".">
        <style:list-level-properties text:list-level-position-and-space-mode="label-alignment">
          <style:list-level-label-alignment fo:text-indent="-0.635cm" fo:margin-left="2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3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4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6.081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7.351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8.62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9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1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2.43cm"/>
        </style:list-level-properties>
      </text:list-level-style-number>
    </text:list-style>
    <text:list-style style:name="WWNum15">
      <text:list-level-style-number text:level="1" style:num-format="1" style:num-suffix=".">
        <style:list-level-properties text:list-level-position-and-space-mode="label-alignment">
          <style:list-level-label-alignment fo:text-indent="-0.635cm" fo:margin-left="2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3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4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6.081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7.351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8.62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9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1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2.43cm"/>
        </style:list-level-properties>
      </text:list-level-style-number>
    </text:list-style>
    <text:list-style style:name="WWNum16">
      <text:list-level-style-number text:level="1" style:num-format="1" style:num-suffix=".">
        <style:list-level-properties text:list-level-position-and-space-mode="label-alignment">
          <style:list-level-label-alignment fo:text-indent="-0.635cm" fo:margin-left="2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3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4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6.081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7.351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8.62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9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1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2.43cm"/>
        </style:list-level-properties>
      </text:list-level-style-number>
    </text:list-style>
    <text:list-style style:name="WWNum17">
      <text:list-level-style-number text:level="1" style:num-format="1" style:num-suffix=".">
        <style:list-level-properties text:list-level-position-and-space-mode="label-alignment">
          <style:list-level-label-alignment fo:text-indent="-0.635cm" fo:margin-left="2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3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4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6.081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7.351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8.62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9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1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2.43cm"/>
        </style:list-level-properties>
      </text:list-level-style-number>
    </text:list-style>
    <text:list-style style:name="WWNum18">
      <text:list-level-style-number text:level="1" style:num-format="1" style:num-suffix=".">
        <style:list-level-properties text:list-level-position-and-space-mode="label-alignment">
          <style:list-level-label-alignment fo:text-indent="-0.635cm" fo:margin-left="2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3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4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6.081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7.351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8.62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9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1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2.43cm"/>
        </style:list-level-properties>
      </text:list-level-style-number>
    </text:list-style>
    <text:list-style style:name="WWNum19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905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3.175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4.445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715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98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8.256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9.526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8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2.07cm"/>
        </style:list-level-properties>
      </text:list-level-style-number>
    </text:list-style>
    <text:list-style style:name="WWNum20">
      <text:list-level-style-number text:level="1" style:num-format="1" style:num-suffix=".">
        <style:list-level-properties text:list-level-position-and-space-mode="label-alignment">
          <style:list-level-label-alignment fo:text-indent="-0.635cm" fo:margin-left="2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3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4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6.081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7.351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8.62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9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1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2.43cm"/>
        </style:list-level-properties>
      </text:list-level-style-number>
    </text:list-style>
    <text:list-style style:name="WWNum21">
      <text:list-level-style-number text:level="1" style:num-format="1" style:num-suffix=".">
        <style:list-level-properties text:list-level-position-and-space-mode="label-alignment">
          <style:list-level-label-alignment fo:text-indent="-0.635cm" fo:margin-left="2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3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4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6.081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7.351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8.62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9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1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2.43cm"/>
        </style:list-level-properties>
      </text:list-level-style-number>
    </text:list-style>
    <text:list-style style:name="WWNum22">
      <text:list-level-style-number text:level="1" style:num-format="1" style:num-suffix=".">
        <style:list-level-properties text:list-level-position-and-space-mode="label-alignment">
          <style:list-level-label-alignment fo:text-indent="-0.635cm" fo:margin-left="2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3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4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6.081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7.351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8.62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9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1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2.43cm"/>
        </style:list-level-properties>
      </text:list-level-style-number>
    </text:list-style>
    <text:list-style style:name="WWNum23">
      <text:list-level-style-number text:level="1" style:num-format="1" style:num-suffix=".">
        <style:list-level-properties text:list-level-position-and-space-mode="label-alignment">
          <style:list-level-label-alignment fo:text-indent="-0.635cm" fo:margin-left="2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3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4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6.081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7.351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8.62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9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1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2.43cm"/>
        </style:list-level-properties>
      </text:list-level-style-number>
    </text:list-style>
    <text:list-style style:name="WWNum24">
      <text:list-level-style-number text:level="1" style:num-format="1" style:num-suffix=".">
        <style:list-level-properties text:list-level-position-and-space-mode="label-alignment">
          <style:list-level-label-alignment fo:text-indent="-0.635cm" fo:margin-left="2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3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4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6.081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7.351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8.62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9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1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2.43cm"/>
        </style:list-level-properties>
      </text:list-level-style-number>
    </text:list-style>
    <text:list-style style:name="WWNum25">
      <text:list-level-style-number text:level="1" style:num-format="1" style:num-suffix=".">
        <style:list-level-properties text:list-level-position-and-space-mode="label-alignment">
          <style:list-level-label-alignment fo:text-indent="-0.635cm" fo:margin-left="2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3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4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6.081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7.351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8.62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9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1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2.43cm"/>
        </style:list-level-properties>
      </text:list-level-style-number>
    </text:list-style>
    <text:list-style style:name="WWNum26">
      <text:list-level-style-number text:level="1" style:num-format="1" style:num-suffix=".">
        <style:list-level-properties text:list-level-position-and-space-mode="label-alignment">
          <style:list-level-label-alignment fo:text-indent="-0.635cm" fo:margin-left="2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3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4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6.081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7.351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8.62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9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1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2.43cm"/>
        </style:list-level-properties>
      </text:list-level-style-number>
    </text:list-style>
    <text:list-style style:name="WWNum27">
      <text:list-level-style-number text:level="1" style:num-format="1" style:num-suffix=".">
        <style:list-level-properties text:list-level-position-and-space-mode="label-alignment">
          <style:list-level-label-alignment fo:text-indent="-0.635cm" fo:margin-left="2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3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4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6.081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7.351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8.62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9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1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2.43cm"/>
        </style:list-level-properties>
      </text:list-level-style-number>
    </text:list-style>
    <text:list-style style:name="WWNum28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21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79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0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1cm"/>
        </style:list-level-properties>
      </text:list-level-style-number>
    </text:list-style>
    <text:list-style style:name="WWNum29">
      <text:list-level-style-bullet text:level="1" text:style-name="T19" text:bullet-char="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2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'Courier New'" style:font-family-complex="'Courier New'"/>
      </text:list-level-style-bullet>
      <text:list-level-style-bullet text:level="3" text:style-name="T21" text:bullet-char="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22" text:bullet-char="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2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'Courier New'" style:font-family-complex="'Courier New'"/>
      </text:list-level-style-bullet>
      <text:list-level-style-bullet text:level="6" text:style-name="T24" text:bullet-char="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25" text:bullet-char="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2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'Courier New'" style:font-family-complex="'Courier New'"/>
      </text:list-level-style-bullet>
      <text:list-level-style-bullet text:level="9" text:style-name="T27" text:bullet-char="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30">
      <text:list-level-style-bullet text:level="1" text:style-name="T28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2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'Courier New'" style:font-family-complex="'Courier New'"/>
      </text:list-level-style-bullet>
      <text:list-level-style-bullet text:level="3" text:style-name="T30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31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3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'Courier New'" style:font-family-complex="'Courier New'"/>
      </text:list-level-style-bullet>
      <text:list-level-style-bullet text:level="6" text:style-name="T33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34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3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'Courier New'" style:font-family-complex="'Courier New'"/>
      </text:list-level-style-bullet>
      <text:list-level-style-bullet text:level="9" text:style-name="T36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31">
      <text:list-level-style-bullet text:level="1" text:style-name="T37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3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'Courier New'" style:font-family-complex="'Courier New'"/>
      </text:list-level-style-bullet>
      <text:list-level-style-bullet text:level="3" text:style-name="T39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40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4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'Courier New'" style:font-family-complex="'Courier New'"/>
      </text:list-level-style-bullet>
      <text:list-level-style-bullet text:level="6" text:style-name="T42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43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4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'Courier New'" style:font-family-complex="'Courier New'"/>
      </text:list-level-style-bullet>
      <text:list-level-style-bullet text:level="9" text:style-name="T45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32">
      <text:list-level-style-bullet text:level="1" text:style-name="T46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4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'Courier New'" style:font-family-complex="'Courier New'"/>
      </text:list-level-style-bullet>
      <text:list-level-style-bullet text:level="3" text:style-name="T48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49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5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'Courier New'" style:font-family-complex="'Courier New'"/>
      </text:list-level-style-bullet>
      <text:list-level-style-bullet text:level="6" text:style-name="T51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52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5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'Courier New'" style:font-family-complex="'Courier New'"/>
      </text:list-level-style-bullet>
      <text:list-level-style-bullet text:level="9" text:style-name="T54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33">
      <text:list-level-style-bullet text:level="1" text:style-name="T55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5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'Courier New'" style:font-family-complex="'Courier New'"/>
      </text:list-level-style-bullet>
      <text:list-level-style-bullet text:level="3" text:style-name="T57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58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5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'Courier New'" style:font-family-complex="'Courier New'"/>
      </text:list-level-style-bullet>
      <text:list-level-style-bullet text:level="6" text:style-name="T60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61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6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'Courier New'" style:font-family-complex="'Courier New'"/>
      </text:list-level-style-bullet>
      <text:list-level-style-bullet text:level="9" text:style-name="T63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34">
      <text:list-level-style-bullet text:level="1" text:style-name="T64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6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'Courier New'" style:font-family-complex="'Courier New'"/>
      </text:list-level-style-bullet>
      <text:list-level-style-bullet text:level="3" text:style-name="T66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67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6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'Courier New'" style:font-family-complex="'Courier New'"/>
      </text:list-level-style-bullet>
      <text:list-level-style-bullet text:level="6" text:style-name="T69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70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7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'Courier New'" style:font-family-complex="'Courier New'"/>
      </text:list-level-style-bullet>
      <text:list-level-style-bullet text:level="9" text:style-name="T72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35">
      <text:list-level-style-bullet text:level="1" text:style-name="T73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7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'Courier New'" style:font-family-complex="'Courier New'"/>
      </text:list-level-style-bullet>
      <text:list-level-style-bullet text:level="3" text:style-name="T75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76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7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'Courier New'" style:font-family-complex="'Courier New'"/>
      </text:list-level-style-bullet>
      <text:list-level-style-bullet text:level="6" text:style-name="T78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79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8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'Courier New'" style:font-family-complex="'Courier New'"/>
      </text:list-level-style-bullet>
      <text:list-level-style-bullet text:level="9" text:style-name="T81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36">
      <text:list-level-style-bullet text:level="1" text:style-name="T82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8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'Courier New'" style:font-family-complex="'Courier New'"/>
      </text:list-level-style-bullet>
      <text:list-level-style-bullet text:level="3" text:style-name="T84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85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8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'Courier New'" style:font-family-complex="'Courier New'"/>
      </text:list-level-style-bullet>
      <text:list-level-style-bullet text:level="6" text:style-name="T87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88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8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'Courier New'" style:font-family-complex="'Courier New'"/>
      </text:list-level-style-bullet>
      <text:list-level-style-bullet text:level="9" text:style-name="T90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37">
      <text:list-level-style-bullet text:level="1" text:style-name="T91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9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'Courier New'" style:font-family-complex="'Courier New'"/>
      </text:list-level-style-bullet>
      <text:list-level-style-bullet text:level="3" text:style-name="T93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94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9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'Courier New'" style:font-family-complex="'Courier New'"/>
      </text:list-level-style-bullet>
      <text:list-level-style-bullet text:level="6" text:style-name="T96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97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9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'Courier New'" style:font-family-complex="'Courier New'"/>
      </text:list-level-style-bullet>
      <text:list-level-style-bullet text:level="9" text:style-name="T99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38">
      <text:list-level-style-bullet text:level="1" text:style-name="T100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10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'Courier New'" style:font-family-complex="'Courier New'"/>
      </text:list-level-style-bullet>
      <text:list-level-style-bullet text:level="3" text:style-name="T102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103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10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'Courier New'" style:font-family-complex="'Courier New'"/>
      </text:list-level-style-bullet>
      <text:list-level-style-bullet text:level="6" text:style-name="T105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106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10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'Courier New'" style:font-family-complex="'Courier New'"/>
      </text:list-level-style-bullet>
      <text:list-level-style-bullet text:level="9" text:style-name="T108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39">
      <text:list-level-style-bullet text:level="1" text:style-name="T109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11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'Courier New'" style:font-family-complex="'Courier New'"/>
      </text:list-level-style-bullet>
      <text:list-level-style-bullet text:level="3" text:style-name="T111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112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11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'Courier New'" style:font-family-complex="'Courier New'"/>
      </text:list-level-style-bullet>
      <text:list-level-style-bullet text:level="6" text:style-name="T114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115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11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'Courier New'" style:font-family-complex="'Courier New'"/>
      </text:list-level-style-bullet>
      <text:list-level-style-bullet text:level="9" text:style-name="T117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40">
      <text:list-level-style-bullet text:level="1" text:style-name="T118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11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'Courier New'" style:font-family-complex="'Courier New'"/>
      </text:list-level-style-bullet>
      <text:list-level-style-bullet text:level="3" text:style-name="T120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121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12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'Courier New'" style:font-family-complex="'Courier New'"/>
      </text:list-level-style-bullet>
      <text:list-level-style-bullet text:level="6" text:style-name="T123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124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12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'Courier New'" style:font-family-complex="'Courier New'"/>
      </text:list-level-style-bullet>
      <text:list-level-style-bullet text:level="9" text:style-name="T126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41">
      <text:list-level-style-bullet text:level="1" text:style-name="T127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12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'Courier New'" style:font-family-complex="'Courier New'"/>
      </text:list-level-style-bullet>
      <text:list-level-style-bullet text:level="3" text:style-name="T129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130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13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'Courier New'" style:font-family-complex="'Courier New'"/>
      </text:list-level-style-bullet>
      <text:list-level-style-bullet text:level="6" text:style-name="T132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133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13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'Courier New'" style:font-family-complex="'Courier New'"/>
      </text:list-level-style-bullet>
      <text:list-level-style-bullet text:level="9" text:style-name="T135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42">
      <text:list-level-style-bullet text:level="1" text:style-name="T136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13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'Courier New'" style:font-family-complex="'Courier New'"/>
      </text:list-level-style-bullet>
      <text:list-level-style-bullet text:level="3" text:style-name="T138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139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14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'Courier New'" style:font-family-complex="'Courier New'"/>
      </text:list-level-style-bullet>
      <text:list-level-style-bullet text:level="6" text:style-name="T141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142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14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'Courier New'" style:font-family-complex="'Courier New'"/>
      </text:list-level-style-bullet>
      <text:list-level-style-bullet text:level="9" text:style-name="T144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43">
      <text:list-level-style-bullet text:level="1" text:style-name="T145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14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'Courier New'" style:font-family-complex="'Courier New'"/>
      </text:list-level-style-bullet>
      <text:list-level-style-bullet text:level="3" text:style-name="T147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148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14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'Courier New'" style:font-family-complex="'Courier New'"/>
      </text:list-level-style-bullet>
      <text:list-level-style-bullet text:level="6" text:style-name="T150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151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15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'Courier New'" style:font-family-complex="'Courier New'"/>
      </text:list-level-style-bullet>
      <text:list-level-style-bullet text:level="9" text:style-name="T153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44">
      <text:list-level-style-bullet text:level="1" text:style-name="T154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15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'Courier New'" style:font-family-complex="'Courier New'"/>
      </text:list-level-style-bullet>
      <text:list-level-style-bullet text:level="3" text:style-name="T156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157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15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'Courier New'" style:font-family-complex="'Courier New'"/>
      </text:list-level-style-bullet>
      <text:list-level-style-bullet text:level="6" text:style-name="T159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160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16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'Courier New'" style:font-family-complex="'Courier New'"/>
      </text:list-level-style-bullet>
      <text:list-level-style-bullet text:level="9" text:style-name="T162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45">
      <text:list-level-style-bullet text:level="1" text:style-name="T163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16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'Courier New'" style:font-family-complex="'Courier New'"/>
      </text:list-level-style-bullet>
      <text:list-level-style-bullet text:level="3" text:style-name="T165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166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16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'Courier New'" style:font-family-complex="'Courier New'"/>
      </text:list-level-style-bullet>
      <text:list-level-style-bullet text:level="6" text:style-name="T168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169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17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'Courier New'" style:font-family-complex="'Courier New'"/>
      </text:list-level-style-bullet>
      <text:list-level-style-bullet text:level="9" text:style-name="T171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46">
      <text:list-level-style-bullet text:level="1" text:style-name="T172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17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'Courier New'" style:font-family-complex="'Courier New'"/>
      </text:list-level-style-bullet>
      <text:list-level-style-bullet text:level="3" text:style-name="T174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175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17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'Courier New'" style:font-family-complex="'Courier New'"/>
      </text:list-level-style-bullet>
      <text:list-level-style-bullet text:level="6" text:style-name="T177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178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17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'Courier New'" style:font-family-complex="'Courier New'"/>
      </text:list-level-style-bullet>
      <text:list-level-style-bullet text:level="9" text:style-name="T180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47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48">
      <text:list-level-style-bullet text:level="1" text:style-name="T181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18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'Courier New'" style:font-family-complex="'Courier New'"/>
      </text:list-level-style-bullet>
      <text:list-level-style-bullet text:level="3" text:style-name="T183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184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18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'Courier New'" style:font-family-complex="'Courier New'"/>
      </text:list-level-style-bullet>
      <text:list-level-style-bullet text:level="6" text:style-name="T186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187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18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'Courier New'" style:font-family-complex="'Courier New'"/>
      </text:list-level-style-bullet>
      <text:list-level-style-bullet text:level="9" text:style-name="T189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49">
      <text:list-level-style-bullet text:level="1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7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9" text:bullet-char="§">
        <style:list-level-properties text:list-level-position-and-space-mode="label-alignment">
          <style:list-level-label-alignment fo:margin-left="0cm"/>
        </style:list-level-properties>
      </text:list-level-style-bullet>
    </text:list-style>
    <text:list-style style:name="WWNum50">
      <text:list-level-style-number text:level="1" style:num-format="1" style:num-suffix=".">
        <style:list-level-properties text:list-level-position-and-space-mode="label-alignment">
          <style:list-level-label-alignment fo:text-indent="-0.635cm" fo:margin-left="2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3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4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6.081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7.351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8.62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9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1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2.43cm"/>
        </style:list-level-properties>
      </text:list-level-style-number>
    </text:list-style>
    <text:list-style style:name="WWNum51">
      <text:list-level-style-number text:level="1" style:num-format="1" style:num-suffix=".">
        <style:list-level-properties text:list-level-position-and-space-mode="label-alignment">
          <style:list-level-label-alignment fo:text-indent="-0.635cm" fo:margin-left="2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3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4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6.081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7.351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8.62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9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1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2.43cm"/>
        </style:list-level-properties>
      </text:list-level-style-number>
    </text:list-style>
  </office:styles>
  <office:automatic-styles>
    <style:page-layout style:name="Mpm1">
      <style:page-layout-properties fo:page-width="21cm" fo:page-height="29.7cm" style:print-orientation="portrait" fo:margin-left="3.001cm" fo:margin-right="1cm" fo:margin-top="2cm" fo:margin-bottom="2cm"/>
    </style:page-layout>
    <style:page-layout style:name="Mpm2">
      <style:page-layout-properties fo:page-width="21cm" fo:page-height="29.7cm" style:print-orientation="portrait" fo:margin-left="3.001cm" fo:margin-right="1cm" fo:margin-top="2cm" fo:margin-bottom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1.57</meta:generator>
    <meta:initial-creator/>
    <meta:creation-date/>
    <meta:editing-cycles/>
    <meta:editing-duration/>
    <dc:date/>
    <dc:creator/>
    <meta:document-statistic/>
  </office:meta>
</office:document-meta>
</file>